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1.5pt"/>
    </style:style>
    <style:style style:name="co2" style:family="table-column">
      <style:table-column-properties fo:break-before="auto" style:column-width="46.66pt"/>
    </style:style>
    <style:style style:name="co3" style:family="table-column">
      <style:table-column-properties fo:break-before="auto" style:column-width="39.26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7.8pt"/>
    </style:style>
    <style:style style:name="co7" style:family="table-column">
      <style:table-column-properties fo:break-before="auto" style:column-width="60.01pt"/>
    </style:style>
    <style:style style:name="co8" style:family="table-column">
      <style:table-column-properties fo:break-before="auto" style:column-width="194.91pt"/>
    </style:style>
    <style:style style:name="co9" style:family="table-column">
      <style:table-column-properties fo:break-before="auto" style:column-width="72.6pt"/>
    </style:style>
    <style:style style:name="co10" style:family="table-column">
      <style:table-column-properties fo:break-before="auto" style:column-width="75.54pt"/>
    </style:style>
    <style:style style:name="co11" style:family="table-column">
      <style:table-column-properties fo:break-before="auto" style:column-width="83.71pt"/>
    </style:style>
    <style:style style:name="co12" style:family="table-column">
      <style:table-column-properties fo:break-before="auto" style:column-width="79.99pt"/>
    </style:style>
    <style:style style:name="co13" style:family="table-column">
      <style:table-column-properties fo:break-before="auto" style:column-width="71.86pt"/>
    </style:style>
    <style:style style:name="co14" style:family="table-column">
      <style:table-column-properties fo:break-before="auto" style:column-width="67.41pt"/>
    </style:style>
    <style:style style:name="co15" style:family="table-column">
      <style:table-column-properties fo:break-before="auto" style:column-width="66.64pt"/>
    </style:style>
    <style:style style:name="co16" style:family="table-column">
      <style:table-column-properties fo:break-before="auto" style:column-width="71.09pt"/>
    </style:style>
    <style:style style:name="co17" style:family="table-column">
      <style:table-column-properties fo:break-before="auto" style:column-width="70.41pt"/>
    </style:style>
    <style:style style:name="co18" style:family="table-column">
      <style:table-column-properties fo:break-before="auto" style:column-width="68.91pt"/>
    </style:style>
    <style:style style:name="co19" style:family="table-column">
      <style:table-column-properties fo:break-before="auto" style:column-width="64.46pt"/>
    </style:style>
    <style:style style:name="co20" style:family="table-column">
      <style:table-column-properties fo:break-before="auto" style:column-width="31.66pt"/>
    </style:style>
    <style:style style:name="co21" style:family="table-column">
      <style:table-column-properties fo:break-before="auto" style:column-width="32.74pt"/>
    </style:style>
    <style:style style:name="co22" style:family="table-column">
      <style:table-column-properties fo:break-before="auto" style:column-width="35.01pt"/>
    </style:style>
    <style:style style:name="co23" style:family="table-column">
      <style:table-column-properties fo:break-before="auto" style:column-width="31.44pt"/>
    </style:style>
    <style:style style:name="co24" style:family="table-column">
      <style:table-column-properties fo:break-before="auto" style:column-width="63.61pt"/>
    </style:style>
    <style:style style:name="co25" style:family="table-column">
      <style:table-column-properties fo:break-before="auto" style:column-width="77.81pt"/>
    </style:style>
    <style:style style:name="co26" style:family="table-column">
      <style:table-column-properties fo:break-before="auto" style:column-width="63.89pt"/>
    </style:style>
    <style:style style:name="co27" style:family="table-column">
      <style:table-column-properties fo:break-before="auto" style:column-width="24.04pt"/>
    </style:style>
    <style:style style:name="co28" style:family="table-column">
      <style:table-column-properties fo:break-before="auto" style:column-width="105.96pt"/>
    </style:style>
    <style:style style:name="co29" style:family="table-column">
      <style:table-column-properties fo:break-before="auto" style:column-width="45.21pt"/>
    </style:style>
    <style:style style:name="co30" style:family="table-column">
      <style:table-column-properties fo:break-before="auto" style:column-width="367.46pt"/>
    </style:style>
    <style:style style:name="co31" style:family="table-column">
      <style:table-column-properties fo:break-before="auto" style:column-width="39.49pt"/>
    </style:style>
    <style:style style:name="co32" style:family="table-column">
      <style:table-column-properties fo:break-before="auto" style:column-width="22.96pt"/>
    </style:style>
    <style:style style:name="co33" style:family="table-column">
      <style:table-column-properties fo:break-before="auto" style:column-width="23.7pt"/>
    </style:style>
    <style:style style:name="co34" style:family="table-column">
      <style:table-column-properties fo:break-before="auto" style:column-width="28.15pt"/>
    </style:style>
    <style:style style:name="co35" style:family="table-column">
      <style:table-column-properties fo:break-before="auto" style:column-width="128.95pt"/>
    </style:style>
    <style:style style:name="co36" style:family="table-column">
      <style:table-column-properties fo:break-before="auto" style:column-width="69.14pt"/>
    </style:style>
    <style:style style:name="co37" style:family="table-column">
      <style:table-column-properties fo:break-before="auto" style:column-width="75pt"/>
    </style:style>
    <style:style style:name="co38" style:family="table-column">
      <style:table-column-properties fo:break-before="auto" style:column-width="37.76pt"/>
    </style:style>
    <style:style style:name="co39" style:family="table-column">
      <style:table-column-properties fo:break-before="auto" style:column-width="54.99pt"/>
    </style:style>
    <style:style style:name="co40" style:family="table-column">
      <style:table-column-properties fo:break-before="auto" style:column-width="53.35pt"/>
    </style:style>
    <style:style style:name="co41" style:family="table-column">
      <style:table-column-properties fo:break-before="auto" style:column-width="45.01pt"/>
    </style:style>
    <style:style style:name="co42" style:family="table-column">
      <style:table-column-properties fo:break-before="auto" style:column-width="186.01pt"/>
    </style:style>
    <style:style style:name="co43" style:family="table-column">
      <style:table-column-properties fo:break-before="auto" style:column-width="87.39pt"/>
    </style:style>
    <style:style style:name="co44" style:family="table-column">
      <style:table-column-properties fo:break-before="auto" style:column-width="89.66pt"/>
    </style:style>
    <style:style style:name="co45" style:family="table-column">
      <style:table-column-properties fo:break-before="auto" style:column-width="88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35.69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ro5" style:family="table-row">
      <style:table-row-properties style:row-height="74.04pt" fo:break-before="auto" style:use-optimal-row-height="false"/>
    </style:style>
    <style:style style:name="ro6" style:family="table-row">
      <style:table-row-properties style:row-height="68.66pt" fo:break-before="auto" style:use-optimal-row-height="false"/>
    </style:style>
    <style:style style:name="ro7" style:family="table-row">
      <style:table-row-properties style:row-height="80.65pt" fo:break-before="auto" style:use-optimal-row-height="true"/>
    </style:style>
    <style:style style:name="ro8" style:family="table-row">
      <style:table-row-properties style:row-height="14.14pt" fo:break-before="auto" style:use-optimal-row-height="false"/>
    </style:style>
    <style:style style:name="ro9" style:family="table-row">
      <style:table-row-properties style:row-height="73.3pt" fo:break-before="auto" style:use-optimal-row-height="false"/>
    </style:style>
    <style:style style:name="ro10" style:family="table-row">
      <style:table-row-properties style:row-height="70.3pt" fo:break-before="auto" style:use-optimal-row-height="false"/>
    </style:style>
    <style:style style:name="ro11" style:family="table-row">
      <style:table-row-properties style:row-height="75.54pt" fo:break-before="auto" style:use-optimal-row-height="false"/>
    </style:style>
    <style:style style:name="ro12" style:family="table-row">
      <style:table-row-properties style:row-height="71.8pt" fo:break-before="auto" style:use-optimal-row-height="false"/>
    </style:style>
    <style:style style:name="ro13" style:family="table-row">
      <style:table-row-properties style:row-height="72.54pt" fo:break-before="auto" style:use-optimal-row-height="false"/>
    </style:style>
    <style:style style:name="ro14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/>
    <style:style style:name="ce45" style:family="table-cell" style:parent-style-name="Default"/>
    <style:style style:name="ce46" style:family="table-cell" style:parent-style-name="Default"/>
    <style:style style:name="ce47" style:family="table-cell" style:parent-style-name="Default"/>
    <style:style style:name="ce48" style:family="table-cell" style:parent-style-name="Default">
      <style:text-properties style:font-name="Liberation Serif" fo:font-weight="normal" style:font-name-asian="Arial Unicode MS" style:font-weight-asian="normal" style:font-name-complex="Arial Unicode MS" style:font-weight-complex="normal"/>
    </style:style>
    <style:style style:name="ce49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ackground-color="#ff99ff"/>
    </style:style>
    <style:style style:name="ce51" style:family="table-cell" style:parent-style-name="Default">
      <style:table-cell-properties fo:background-color="#ccff00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f99ff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ackground-color="#ddddd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cc00"/>
    </style:style>
    <style:style style:name="ce59" style:family="table-cell" style:parent-style-name="Default">
      <style:table-cell-properties fo:background-color="#ffff99"/>
    </style:style>
    <style:style style:name="ce60" style:family="table-cell" style:parent-style-name="Default">
      <style:table-cell-properties fo:border-bottom="none" fo:border-left="0.06pt solid #000000" fo:border-right="none" fo:border-top="none"/>
    </style:style>
    <style:style style:name="ce61" style:family="table-cell" style:parent-style-name="Default">
      <style:table-cell-properties fo:border-bottom="none" fo:background-color="#ffcc00" fo:border-left="0.06pt solid #000000" fo:border-right="none" fo:border-top="none"/>
    </style:style>
    <style:style style:name="ce62" style:family="table-cell" style:parent-style-name="Default">
      <style:table-cell-properties fo:border-bottom="none" fo:background-color="#ffff99" fo:border-left="0.06pt solid #000000" fo:border-right="none" fo:border-top="none"/>
    </style:style>
    <style:style style:name="ce63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64" style:family="table-cell" style:parent-style-name="Default">
      <style:table-cell-properties fo:border-bottom="none" fo:border-left="none" fo:border-right="0.06pt solid #000000" fo:border-top="none"/>
    </style:style>
    <style:style style:name="ce65" style:family="table-cell" style:parent-style-name="Default">
      <style:table-cell-properties fo:border-bottom="none" fo:background-color="#ffff99" fo:border-left="none" fo:border-right="0.06pt solid #000000" fo:border-top="none"/>
    </style:style>
    <style:style style:name="ce66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68" style:family="table-cell" style:parent-style-name="Default">
      <style:table-cell-properties fo:border-bottom="none" fo:background-color="#ffcc00" fo:border-left="none" fo:border-right="0.06pt solid #000000" fo:border-top="none"/>
    </style:style>
    <style:style style:name="ce6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70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ffcc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99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cc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ffcc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99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cc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ffcc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99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cc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99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cc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9900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background-color="#ffcc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f99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cc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8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ff9900"/>
    </style:style>
    <style:style style:name="ce106" style:family="table-cell" style:parent-style-name="Default">
      <style:table-cell-properties fo:background-color="#cc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cccccc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weight-asian="normal" style:font-weight-complex="normal"/>
    </style:style>
    <style:style style:name="T3" style:family="text">
      <style:text-properties style:font-name="Liberation Serif" style:font-name-asian="Arial Unicode MS" style:font-name-complex="Arial Unicode MS"/>
    </style:style>
    <style:style style:name="T4" style:family="text">
      <style:text-properties style:font-name-asian="Arial Unicode MS" style:font-name-complex="Arial Unicode MS"/>
    </style:style>
    <style:style style:name="T5" style:family="text">
      <style:text-properties style:font-name="Liberation Serif" fo:font-weight="bold" style:font-name-asian="Arial Unicode MS" style:font-name-complex="Arial Unicode MS" style:font-weight-asian="bold" style:font-weight-complex="bold"/>
    </style:style>
    <style:style style:name="T6" style:family="text">
      <style:text-properties style:font-name="Liberation Serif" style:font-name-asian="Arial Unicode MS" style:font-name-complex="Arial Unicode MS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Liberation Serif" fo:font-weight="normal" style:font-name-asian="Arial Unicode MS" style:font-name-complex="Arial Unicode MS" style:font-weight-asian="normal" style:font-weight-complex="normal"/>
    </style:style>
  </office:automatic-styles>
  <office:body>
    <office:spreadsheet>
      <table:calculation-settings table:automatic-find-labels="false"/>
      <table:table table:name="selecte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5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tterances</text:p>
          </table:table-cell>
          <table:table-cell/>
          <table:table-cell office:value-type="string" calcext:value-type="string">
            <text:p>Lengths</text:p>
          </table:table-cell>
          <table:table-cell/>
          <table:table-cell office:value-type="string" calcext:value-type="string">
            <text:p>Questions</text:p>
          </table:table-cell>
          <table:table-cell/>
          <table:table-cell office:value-type="string" calcext:value-type="string">
            <text:p>Vocabular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CPE-M</text:p>
          </table:table-cell>
          <table:table-cell table:style-name="ce2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2" calcext:value-type="float">
            <text:p>12</text:p>
          </table:table-cell>
          <table:table-cell table:style-name="ce18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8" office:value-type="float" office:value="-9" calcext:value-type="float">
            <text:p>-9</text:p>
          </table:table-cell>
          <table:table-cell table:style-name="ce33" office:value-type="float" office:value="0.46" calcext:value-type="float">
            <text:p>0.46</text:p>
          </table:table-cell>
          <table:table-cell table:style-name="ce33"/>
          <table:table-cell table:style-name="ce38" table:formula="of:=0.55-0.45" office:value-type="float" office:value="0.1" calcext:value-type="float">
            <text:p>0.1</text:p>
          </table:table-cell>
          <table:table-cell table:style-name="ce43" table:formula="of:=0.69-0.26" office:value-type="float" office:value="0.43" calcext:value-type="float">
            <text:p>0.43</text:p>
          </table:table-cell>
          <table:table-cell/>
          <table:table-cell office:value-type="string" calcext:value-type="string">
            <text:p>interview by Assistant</text:p>
          </table:table-cell>
          <table:table-cell office:value-type="string" calcext:value-type="string">
            <text:p>topic breadth</text:p>
          </table:table-cell>
          <table:table-cell table:style-name="ce48" office:value-type="string" calcext:value-type="string">
            <text:p>text chat</text:p>
          </table:table-cell>
          <table:table-cell office:value-type="string" calcext:value-type="string">
            <text:p>IA</text:p>
          </table:table-cell>
        </table:table-row>
        <table:table-row table:style-name="ro1">
          <table:table-cell office:value-type="string" calcext:value-type="string">
            <text:p>-CCPE-M</text:p>
          </table:table-cell>
          <table:table-cell table:style-name="ce2" table:formula="of:=[.B4]" office:value-type="float" office:value="23" calcext:value-type="float">
            <text:p>23</text:p>
          </table:table-cell>
          <table:table-cell table:style-name="ce7" table:formula="of:=[.C4]*(-1)" office:value-type="float" office:value="-1" calcext:value-type="float">
            <text:p>-1</text:p>
          </table:table-cell>
          <table:table-cell table:style-name="ce13" table:formula="of:=[.D4]" office:value-type="float" office:value="12" calcext:value-type="float">
            <text:p>12</text:p>
          </table:table-cell>
          <table:table-cell table:style-name="ce18" table:formula="of:=[.E4]*(-1)" office:value-type="float" office:value="-8" calcext:value-type="float">
            <text:p>-8</text:p>
          </table:table-cell>
          <table:table-cell table:style-name="ce23" table:formula="of:=[.F4]" office:value-type="float" office:value="9" calcext:value-type="float">
            <text:p>9</text:p>
          </table:table-cell>
          <table:table-cell table:style-name="ce28" table:formula="of:=[.G4]*(-1)" office:value-type="float" office:value="9" calcext:value-type="float">
            <text:p>9</text:p>
          </table:table-cell>
          <table:table-cell table:style-name="ce33" table:formula="of:=[.H4]" office:value-type="float" office:value="0.46" calcext:value-type="float">
            <text:p>0.46</text:p>
          </table:table-cell>
          <table:table-cell table:style-name="ce33"/>
          <table:table-cell table:style-name="ce38" table:formula="of:=[.J4]*(-1)" office:value-type="float" office:value="-0.1" calcext:value-type="float">
            <text:p>-0.1</text:p>
          </table:table-cell>
          <table:table-cell table:style-name="ce43" table:formula="of:=[.K4]*(-1)" office:value-type="float" office:value="-0.43" calcext:value-type="float">
            <text:p>-0.43</text:p>
          </table:table-cell>
          <table:table-cell/>
          <table:table-cell table:style-name="ce1" office:value-type="string" calcext:value-type="string">
            <text:p>interview by Seeker</text:p>
          </table:table-cell>
          <table:table-cell office:value-type="string" calcext:value-type="string">
            <text:p>topic breadth</text:p>
          </table:table-cell>
          <table:table-cell table:style-name="ce48" office:value-type="string" calcext:value-type="string">
            <text:p>text chat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/>
          <table:table-cell table:style-name="ce2"/>
          <table:table-cell table:style-name="ce7"/>
          <table:table-cell table:style-name="ce13"/>
          <table:table-cell table:style-name="ce18"/>
          <table:table-cell table:style-name="ce23"/>
          <table:table-cell table:style-name="ce28"/>
          <table:table-cell table:style-name="ce33" table:number-columns-repeated="2"/>
          <table:table-cell table:style-name="ce38"/>
          <table:table-cell table:style-name="ce43"/>
          <table:table-cell table:number-columns-repeated="5"/>
        </table:table-row>
        <table:table-row table:style-name="ro1">
          <table:table-cell office:value-type="string" calcext:value-type="string">
            <text:p>SCS</text:p>
          </table:table-cell>
          <table:table-cell table:style-name="ce2" office:value-type="float" office:value="27" calcext:value-type="float">
            <text:p>27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8" office:value-type="float" office:value="-10" calcext:value-type="float">
            <text:p>-10</text:p>
          </table:table-cell>
          <table:table-cell table:style-name="ce23" office:value-type="float" office:value="8" calcext:value-type="float">
            <text:p>8</text:p>
          </table:table-cell>
          <table:table-cell table:style-name="ce28" office:value-type="float" office:value="3" calcext:value-type="float">
            <text:p>3</text:p>
          </table:table-cell>
          <table:table-cell table:style-name="ce33" office:value-type="float" office:value="0.81" calcext:value-type="float">
            <text:p>0.81</text:p>
          </table:table-cell>
          <table:table-cell table:style-name="ce33"/>
          <table:table-cell table:style-name="ce38" table:formula="of:=0.44-0.56" office:value-type="float" office:value="-0.12" calcext:value-type="float">
            <text:p>-0.12</text:p>
          </table:table-cell>
          <table:table-cell table:style-name="ce43" table:formula="of:=0.43-0.74" office:value-type="float" office:value="-0.31" calcext:value-type="float">
            <text:p>-0.31</text:p>
          </table:table-cell>
          <table:table-cell/>
          <table:table-cell table:style-name="ce1"/>
          <table:table-cell office:value-type="string" calcext:value-type="string">
            <text:p>topic depth</text:p>
          </table:table-cell>
          <table:table-cell table:style-name="ce48" office:value-type="string" calcext:value-type="string">
            <text:p>audio transcript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/>
          <table:table-cell table:style-name="ce2"/>
          <table:table-cell table:style-name="ce7"/>
          <table:table-cell table:style-name="ce13"/>
          <table:table-cell table:style-name="ce18"/>
          <table:table-cell table:style-name="ce23"/>
          <table:table-cell table:style-name="ce28"/>
          <table:table-cell table:style-name="ce33" table:number-columns-repeated="2"/>
          <table:table-cell table:style-name="ce38"/>
          <table:table-cell table:style-name="ce43"/>
          <table:table-cell/>
          <table:table-cell table:style-name="ce1"/>
          <table:table-cell/>
          <table:table-cell table:style-name="ce48"/>
          <table:table-cell/>
        </table:table-row>
        <table:table-row table:style-name="ro1">
          <table:table-cell office:value-type="string" calcext:value-type="string">
            <text:p>WoW</text:p>
          </table:table-cell>
          <table:table-cell table:style-name="ce3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16" calcext:value-type="float">
            <text:p>16</text:p>
          </table:table-cell>
          <table:table-cell table:style-name="ce19" office:value-type="float" office:value="-4" calcext:value-type="float">
            <text:p>-4</text:p>
          </table:table-cell>
          <table:table-cell table:style-name="ce24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34" office:value-type="float" office:value="0.75" calcext:value-type="float">
            <text:p>0.75</text:p>
          </table:table-cell>
          <table:table-cell table:style-name="ce34"/>
          <table:table-cell table:style-name="ce39" table:formula="of:=0.4-0.6" office:value-type="float" office:value="-0.2" calcext:value-type="float">
            <text:p>-0.2</text:p>
          </table:table-cell>
          <table:table-cell table:style-name="ce44" table:formula="of:=0.62-0.75" office:value-type="float" office:value="-0.13" calcext:value-type="float">
            <text:p>-0.13</text:p>
          </table:table-cell>
          <table:table-cell table:number-columns-repeated="2"/>
          <table:table-cell office:value-type="string" calcext:value-type="string">
            <text:p>topic depth</text:p>
          </table:table-cell>
          <table:table-cell table:style-name="ce48" office:value-type="string" calcext:value-type="string">
            <text:p>text chat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/>
          <table:table-cell table:style-name="ce2"/>
          <table:table-cell table:style-name="ce7"/>
          <table:table-cell table:style-name="ce13"/>
          <table:table-cell table:style-name="ce18"/>
          <table:table-cell table:style-name="ce23"/>
          <table:table-cell table:style-name="ce28"/>
          <table:table-cell table:style-name="ce33" table:number-columns-repeated="2"/>
          <table:table-cell table:style-name="ce38"/>
          <table:table-cell table:style-name="ce43"/>
          <table:table-cell/>
          <table:table-cell table:style-name="ce1"/>
          <table:table-cell/>
          <table:table-cell table:style-name="ce48"/>
          <table:table-cell/>
        </table:table-row>
        <table:table-row table:style-name="ro2">
          <table:table-cell office:value-type="string" calcext:value-type="string">
            <text:p>MSDialog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-5" calcext:value-type="float">
            <text:p>-5</text:p>
          </table:table-cell>
          <table:table-cell table:style-name="ce13" office:value-type="float" office:value="66" calcext:value-type="float">
            <text:p>66</text:p>
          </table:table-cell>
          <table:table-cell table:style-name="ce18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2.27" calcext:value-type="float">
            <text:p>2.27</text:p>
          </table:table-cell>
          <table:table-cell table:style-name="ce33"/>
          <table:table-cell table:style-name="ce38" table:formula="of:=0.62-0.37" office:value-type="float" office:value="0.25" calcext:value-type="float">
            <text:p>0.25</text:p>
          </table:table-cell>
          <table:table-cell table:style-name="ce43" table:formula="of:=0.33-0.81" office:value-type="float" office:value="-0.48" calcext:value-type="float">
            <text:p>-0.48</text:p>
          </table:table-cell>
          <table:table-cell table:number-columns-repeated="2"/>
          <table:table-cell office:value-type="string" calcext:value-type="string">
            <text:p>topic depth</text:p>
          </table:table-cell>
          <table:table-cell office:value-type="string" calcext:value-type="string">
            <text:p>forum</text:p>
          </table:table-cell>
          <table:table-cell office:value-type="string" calcext:value-type="string">
            <text:p>FA</text:p>
          </table:table-cell>
        </table:table-row>
        <table:table-row table:style-name="ro2">
          <table:table-cell office:value-type="string" calcext:value-type="string">
            <text:p>MultiWOZ 2.1</text:p>
          </table:table-cell>
          <table:table-cell table:style-name="ce4" office:value-type="float" office:value="13" calcext:value-type="float">
            <text:p>13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3" calcext:value-type="float">
            <text:p>13</text:p>
          </table:table-cell>
          <table:table-cell table:style-name="ce20" office:value-type="float" office:value="-3" calcext:value-type="float">
            <text:p>-3</text:p>
          </table:table-cell>
          <table:table-cell table:style-name="ce25" office:value-type="float" office:value="6" calcext:value-type="float">
            <text:p>6</text:p>
          </table:table-cell>
          <table:table-cell table:style-name="ce30" office:value-type="float" office:value="-2" calcext:value-type="float">
            <text:p>-2</text:p>
          </table:table-cell>
          <table:table-cell table:style-name="ce35" office:value-type="float" office:value="0.78" calcext:value-type="float">
            <text:p>0.78</text:p>
          </table:table-cell>
          <table:table-cell table:style-name="ce35"/>
          <table:table-cell table:style-name="ce40" table:formula="of:=0.65-0.34" office:value-type="float" office:value="0.31" calcext:value-type="float">
            <text:p>0.31</text:p>
          </table:table-cell>
          <table:table-cell table:style-name="ce45" table:formula="of:=0.54-0.87" office:value-type="float" office:value="-0.33" calcext:value-type="float">
            <text:p>-0.33</text:p>
          </table:table-cell>
          <table:table-cell table:number-columns-repeated="2"/>
          <table:table-cell office:value-type="string" calcext:value-type="string">
            <text:p>topic depth</text:p>
          </table:table-cell>
          <table:table-cell/>
          <table:table-cell office:value-type="string" calcext:value-type="string">
            <text:p>FA</text:p>
          </table:table-cell>
        </table:table-row>
        <table:table-row table:style-name="ro2">
          <table:table-cell office:value-type="string" calcext:value-type="string">
            <text:p>Daily Dialog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21" office:value-type="float" office:value="-1" calcext:value-type="float">
            <text:p>-1</text:p>
          </table:table-cell>
          <table:table-cell table:style-name="ce26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6" office:value-type="float" office:value="0.38" calcext:value-type="float">
            <text:p>0.38</text:p>
          </table:table-cell>
          <table:table-cell table:style-name="ce36"/>
          <table:table-cell table:style-name="ce41" table:formula="of:=0.47-0.31" office:value-type="float" office:value="0.16" calcext:value-type="float">
            <text:p>0.16</text:p>
          </table:table-cell>
          <table:table-cell table:style-name="ce46" table:formula="of:=0.48-0.54" office:value-type="float" office:value="-0.0600000000000001" calcext:value-type="float">
            <text:p>-0.06</text:p>
          </table:table-cell>
          <table:table-cell table:number-columns-repeated="2"/>
          <table:table-cell office:value-type="string" calcext:value-type="string">
            <text:p>topic breadth</text:p>
          </table:table-cell>
          <table:table-cell/>
          <table:table-cell office:value-type="string" calcext:value-type="string">
            <text:p>FA</text:p>
          </table:table-cell>
        </table:table-row>
        <table:table-row table:style-name="ro1">
          <table:table-cell/>
          <table:table-cell table:style-name="ce4"/>
          <table:table-cell table:style-name="ce9"/>
          <table:table-cell table:style-name="ce15"/>
          <table:table-cell table:style-name="ce20"/>
          <table:table-cell table:style-name="ce25"/>
          <table:table-cell table:style-name="ce30"/>
          <table:table-cell table:style-name="ce35" table:number-columns-repeated="2"/>
          <table:table-cell table:style-name="ce40"/>
          <table:table-cell table:style-name="ce45"/>
          <table:table-cell table:number-columns-repeated="5"/>
        </table:table-row>
        <table:table-row table:style-name="ro2">
          <table:table-cell office:value-type="string" calcext:value-type="string">
            <text:p>ReDial</text:p>
          </table:table-cell>
          <table:table-cell table:style-name="ce6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3" calcext:value-type="float">
            <text:p>3</text:p>
          </table:table-cell>
          <table:table-cell table:style-name="ce32" office:value-type="float" office:value="-1" calcext:value-type="float">
            <text:p>-1</text:p>
          </table:table-cell>
          <table:table-cell table:style-name="ce37" office:value-type="float" office:value="0.27" calcext:value-type="float">
            <text:p>0.27</text:p>
          </table:table-cell>
          <table:table-cell table:style-name="ce37"/>
          <table:table-cell table:style-name="ce42" table:formula="of:=0.48-0.5" office:value-type="float" office:value="-0.02" calcext:value-type="float">
            <text:p>-0.02</text:p>
          </table:table-cell>
          <table:table-cell table:style-name="ce47" table:formula="of:=0.71-0.62" office:value-type="float" office:value="0.09" calcext:value-type="float">
            <text:p>0.09</text:p>
          </table:table-cell>
          <table:table-cell table:number-columns-repeated="2"/>
          <table:table-cell office:value-type="string" calcext:value-type="string">
            <text:p>topic breadth</text:p>
          </table:table-cell>
          <table:table-cell table:style-name="ce48" office:value-type="string" calcext:value-type="string">
            <text:p>text chat</text:p>
          </table:table-cell>
          <table:table-cell office:value-type="string" calcext:value-type="string">
            <text:p>FS</text:p>
          </table:table-cell>
        </table:table-row>
        <table:table-row table:style-name="ro1">
          <table:table-cell/>
          <table:table-cell table:style-name="ce4"/>
          <table:table-cell table:style-name="ce9"/>
          <table:table-cell table:style-name="ce15"/>
          <table:table-cell table:style-name="ce20"/>
          <table:table-cell table:style-name="ce25"/>
          <table:table-cell table:style-name="ce30"/>
          <table:table-cell table:style-name="ce35" table:number-columns-repeated="2"/>
          <table:table-cell table:style-name="ce40"/>
          <table:table-cell table:style-name="ce45"/>
          <table:table-cell table:number-columns-repeated="5"/>
        </table:table-row>
        <table:table-row table:style-name="ro1">
          <table:table-cell office:value-type="string" calcext:value-type="string">
            <text:p>ConvAI2</text:p>
          </table:table-cell>
          <table:table-cell table:style-name="ce2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8" office:value-type="float" office:value="-2" calcext:value-type="float">
            <text:p>-2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33" office:value-type="float" office:value="0.39" calcext:value-type="float">
            <text:p>0.39</text:p>
          </table:table-cell>
          <table:table-cell table:style-name="ce33"/>
          <table:table-cell table:style-name="ce38" table:formula="of:=0.23-0.33" office:value-type="float" office:value="-0.1" calcext:value-type="float">
            <text:p>-0.1</text:p>
          </table:table-cell>
          <table:table-cell table:style-name="ce43" table:formula="of:=0.28-0.36" office:value-type="float" office:value="-0.08" calcext:value-type="float">
            <text:p>-0.08</text:p>
          </table:table-cell>
          <table:table-cell table:number-columns-repeated="2"/>
          <table:table-cell office:value-type="string" calcext:value-type="string">
            <text:p>topic breadth</text:p>
          </table:table-cell>
          <table:table-cell/>
          <table:table-cell office:value-type="string" calcext:value-type="string">
            <text:p>IS</text:p>
          </table:table-cell>
        </table:table-row>
        <table:table-row table:style-name="ro1">
          <table:table-cell office:value-type="string" calcext:value-type="string">
            <text:p>ControlM</text:p>
          </table:table-cell>
          <table:table-cell table:style-name="ce2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table:style-name="ce33" office:value-type="float" office:value="0.29" calcext:value-type="float">
            <text:p>0.29</text:p>
          </table:table-cell>
          <table:table-cell table:style-name="ce33"/>
          <table:table-cell table:style-name="ce38" table:formula="of:=0.58-0.37" office:value-type="float" office:value="0.21" calcext:value-type="float">
            <text:p>0.21</text:p>
          </table:table-cell>
          <table:table-cell table:style-name="ce43" table:formula="of:=0.79-0.63" office:value-type="float" office:value="0.16" calcext:value-type="float">
            <text:p>0.16</text:p>
          </table:table-cell>
          <table:table-cell table:number-columns-repeated="2"/>
          <table:table-cell office:value-type="string" calcext:value-type="string">
            <text:p>topic breadth</text:p>
          </table:table-cell>
          <table:table-cell/>
          <table:table-cell office:value-type="string" calcext:value-type="string">
            <text:p>IA</text:p>
          </table:table-cell>
        </table:table-row>
        <table:table-row table:style-name="ro1">
          <table:table-cell office:value-type="string" calcext:value-type="string">
            <text:p>ControlH</text:p>
          </table:table-cell>
          <table:table-cell table:style-name="ce2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style-name="ce18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0.37" calcext:value-type="float">
            <text:p>0.37</text:p>
          </table:table-cell>
          <table:table-cell table:style-name="ce33"/>
          <table:table-cell table:style-name="ce38" table:formula="of:=0.5-0.48" office:value-type="float" office:value="0.02" calcext:value-type="float">
            <text:p>0.02</text:p>
          </table:table-cell>
          <table:table-cell table:style-name="ce43" table:formula="of:=0.67-0.72" office:value-type="float" office:value="-0.0499999999999999" calcext:value-type="float">
            <text:p>-0.05</text:p>
          </table:table-cell>
          <table:table-cell table:number-columns-repeated="2"/>
          <table:table-cell office:value-type="string" calcext:value-type="string">
            <text:p>topic breadth</text:p>
          </table:table-cell>
          <table:table-cell/>
          <table:table-cell office:value-type="string" calcext:value-type="string">
            <text:p>FA</text:p>
          </table:table-cell>
        </table:table-row>
        <table:table-row table:style-name="ro1">
          <table:table-cell/>
          <table:table-cell table:style-name="ce2"/>
          <table:table-cell table:style-name="ce7"/>
          <table:table-cell table:style-name="ce13"/>
          <table:table-cell table:style-name="ce18"/>
          <table:table-cell table:style-name="ce23"/>
          <table:table-cell table:style-name="ce28"/>
          <table:table-cell table:style-name="ce33" table:number-columns-repeated="2"/>
          <table:table-cell table:style-name="ce38"/>
          <table:table-cell table:style-name="ce43"/>
          <table:table-cell table:number-columns-repeated="5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style-name="ce1" office:value-type="string" calcext:value-type="string">
            <text:p>Questions-M</text:p>
          </table:table-cell>
          <table:table-cell office:value-type="string" calcext:value-type="string">
            <text:p>CCPE-M</text:p>
          </table:table-cell>
          <table:table-cell office:value-type="string" calcext:value-type="string">
            <text:p>SCS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MSDialog</text:p>
          </table:table-cell>
          <table:table-cell office:value-type="string" calcext:value-type="string">
            <text:p>MultiWOZ 2.1</text:p>
          </table:table-cell>
          <table:table-cell office:value-type="string" calcext:value-type="string">
            <text:p>Daily Dialog</text:p>
          </table:table-cell>
          <table:table-cell office:value-type="string" calcext:value-type="string">
            <text:p>ReDial</text:p>
          </table:table-cell>
          <table:table-cell office:value-type="string" calcext:value-type="string">
            <text:p>ConvAI2</text:p>
          </table:table-cell>
          <table:table-cell office:value-type="string" calcext:value-type="string">
            <text:p>ControlM</text:p>
          </table:table-cell>
          <table:table-cell office:value-type="string" calcext:value-type="string">
            <text:p>ControlH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CPE-M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3.529" calcext:value-type="float">
            <text:p>3.529</text:p>
          </table:table-cell>
          <table:table-cell office:value-type="float" office:value="7.32" calcext:value-type="float">
            <text:p>7.32</text:p>
          </table:table-cell>
          <table:table-cell office:value-type="float" office:value="8.562" calcext:value-type="float">
            <text:p>8.562</text:p>
          </table:table-cell>
          <table:table-cell office:value-type="float" office:value="3.452" calcext:value-type="float">
            <text:p>3.452</text:p>
          </table:table-cell>
          <table:table-cell office:value-type="float" office:value="7.1" calcext:value-type="float">
            <text:p>7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SDialo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ultiWOZ 2.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ily Dialo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Dia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vAI2</text:p>
          </table:table-cell>
          <table:table-cell table:number-columns-repeated="9"/>
          <table:table-cell office:value-type="string" calcext:value-type="string">
            <text:p>Focused</text:p>
          </table:table-cell>
          <table:table-cell office:value-type="string" calcext:value-type="string">
            <text:p>Interview</text:p>
          </table:table-cell>
          <table:table-cell office:value-type="string" calcext:value-type="string">
            <text:p>Interrogator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olM</text:p>
          </table:table-cell>
          <table:table-cell table:number-columns-repeated="8"/>
          <table:table-cell office:value-type="string" calcext:value-type="string">
            <text:p>CCPE-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olH</text:p>
          </table:table-cell>
          <table:table-cell table:number-columns-repeated="8"/>
          <table:table-cell office:value-type="string" calcext:value-type="string">
            <text:p>SCS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WoW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Daily Dialog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ultiWOZ 2.1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office:value-type="string" calcext:value-type="string">
            <text:p>Control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ontrol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/>
          <table:table-cell office:value-type="string" calcext:value-type="string">
            <text:p>CCPE-M</text:p>
          </table:table-cell>
          <table:table-cell office:value-type="string" calcext:value-type="string">
            <text:p>SCS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MSDialog</text:p>
          </table:table-cell>
          <table:table-cell office:value-type="string" calcext:value-type="string">
            <text:p>MultiWOZ 2.1</text:p>
          </table:table-cell>
          <table:table-cell office:value-type="string" calcext:value-type="string">
            <text:p>Daily Dialog</text:p>
          </table:table-cell>
          <table:table-cell office:value-type="string" calcext:value-type="string">
            <text:p>ReDial</text:p>
          </table:table-cell>
          <table:table-cell office:value-type="string" calcext:value-type="string">
            <text:p>ConvAI2</text:p>
          </table:table-cell>
          <table:table-cell office:value-type="string" calcext:value-type="string">
            <text:p>ControlM</text:p>
          </table:table-cell>
          <table:table-cell office:value-type="string" calcext:value-type="string">
            <text:p>Control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PE-M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Q</text:p>
          </table:table-cell>
          <table:table-cell table:number-columns-repeated="3"/>
          <table:table-cell office:value-type="string" calcext:value-type="string">
            <text:p>Q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W</text:p>
          </table:table-cell>
          <table:table-cell table:number-columns-repeated="4"/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SDialo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ultiWOZ 2.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ily Dialo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Dia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vAI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trol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trolH</text:p>
          </table:table-cell>
          <table:table-cell table:number-columns-repeated="15"/>
        </table:table-row>
        <calcext:conditional-formats>
          <calcext:conditional-format calcext:target-range-address="selected.B17:selected.B20 selected.B10:selected.B11 selected.B4:selected.B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C17:selected.C20 selected.C10:selected.C11 selected.C4:selected.C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D17:selected.D20 selected.D10:selected.D11 selected.D4:selected.D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E17:selected.E20 selected.E10:selected.E11 selected.E4:selected.E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F17:selected.F20 selected.F10:selected.F11 selected.F4:selected.F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G17:selected.G20 selected.G10:selected.G11 selected.G4:selected.G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H17:selected.I20 selected.H10:selected.I11 selected.H4:selected.I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J17:selected.J20 selected.J10:selected.J11 selected.J4:selected.J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K17:selected.K20 selected.K10:selected.K11 selected.K4:selected.K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B16:selected.B16 selected.B12:selected.B12 selected.B14:selected.B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C16:selected.C16 selected.C12:selected.C12 selected.C14:selected.C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D16:selected.D16 selected.D12:selected.D12 selected.D14:selected.D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E16:selected.E16 selected.E12:selected.E12 selected.E14:selected.E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F16:selected.F16 selected.F12:selected.F12 selected.F14:selected.F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G16:selected.G16 selected.G12:selected.G12 selected.G14:selected.G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H16:selected.I16 selected.H12:selected.I12 selected.H14:selected.I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J16:selected.J16 selected.J12:selected.J12 selected.J14:selected.J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K16:selected.K16 selected.K12:selected.K12 selected.K14:selected.K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B13:selected.B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C13:selected.C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D13:selected.D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E13:selected.E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F13:selected.F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G13:selected.G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H13:selected.I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J13:selected.J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K13:selected.K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B9:selected.B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C9:selected.C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D9:selected.D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E9:selected.E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F9:selected.F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G9:selected.G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H9:selected.I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J9:selected.J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K9:selected.K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B15:selected.B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C15:selected.C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D15:selected.D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E15:selected.E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F15:selected.F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G15:selected.G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H15:selected.I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J15:selected.J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K15:selected.K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control_all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ce56"/>
        <table:table-column table:style-name="co9" table:default-cell-style-name="Default"/>
        <table:table-column table:style-name="co10" table:default-cell-style-name="Default"/>
        <table:table-column table:style-name="co11" table:default-cell-style-name="ce59"/>
        <table:table-column table:style-name="co12" table:default-cell-style-name="ce49"/>
        <table:table-column table:style-name="co13" table:default-cell-style-name="Default"/>
        <table:table-column table:style-name="co13" table:default-cell-style-name="ce58"/>
        <table:table-column table:style-name="co13" table:default-cell-style-name="Default"/>
        <table:table-column table:style-name="co13" table:default-cell-style-name="ce49"/>
        <table:table-column table:style-name="co14" table:default-cell-style-name="ce49"/>
        <table:table-column table:style-name="co15" table:default-cell-style-name="ce49"/>
        <table:table-column table:style-name="co13" table:default-cell-style-name="ce49"/>
        <table:table-column table:style-name="co13" table:default-cell-style-name="ce60"/>
        <table:table-column table:style-name="co16" table:default-cell-style-name="Default"/>
        <table:table-column table:style-name="co17" table:default-cell-style-name="ce65"/>
        <table:table-column table:style-name="co18" table:default-cell-style-name="ce64"/>
        <table:table-column table:style-name="co14" table:default-cell-style-name="ce59"/>
        <table:table-column table:style-name="co17" table:default-cell-style-name="ce59"/>
        <table:table-column table:style-name="co15" table:default-cell-style-name="ce59"/>
        <table:table-column table:style-name="co16" table:default-cell-style-name="ce58"/>
        <table:table-column table:style-name="co5" table:number-columns-repeated="1002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Automated metrics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Human judgements</text:p>
          </table:table-cell>
          <table:table-cell/>
          <table:table-cell table:style-name="Default" table:number-columns-repeated="6"/>
          <table:table-cell table:number-columns-repeated="1002"/>
        </table:table-row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model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flow</text:p>
          </table:table-cell>
          <table:table-cell table:style-name="Default" office:value-type="string" calcext:value-type="string">
            <text:p>flow-information</text:p>
          </table:table-cell>
          <table:table-cell table:style-name="Default" office:value-type="string" calcext:value-type="string">
            <text:p>flow+information</text:p>
          </table:table-cell>
          <table:table-cell/>
          <table:table-cell table:style-name="Default" office:value-type="string" calcext:value-type="string">
            <text:p>QQ</text:p>
          </table:table-cell>
          <table:table-cell office:value-type="string" calcext:value-type="string">
            <text:p>SS</text:p>
          </table:table-cell>
          <table:table-cell table:style-name="Default" office:value-type="string" calcext:value-type="string">
            <text:p>QR</text:p>
          </table:table-cell>
          <table:table-cell table:style-name="Default" office:value-type="string" calcext:value-type="string">
            <text:p>QA</text:p>
          </table:table-cell>
          <table:table-cell table:style-name="Default" office:value-type="string" calcext:value-type="string">
            <text:p>SA</text:p>
          </table:table-cell>
          <table:table-cell table:style-name="Default" office:value-type="string" calcext:value-type="string">
            <text:p>RS</text:p>
          </table:table-cell>
          <table:table-cell office:value-type="string" calcext:value-type="string">
            <text:p>Interesting</text:p>
          </table:table-cell>
          <table:table-cell office:value-type="string" calcext:value-type="string">
            <text:p>Enjoyful</text:p>
          </table:table-cell>
          <table:table-cell table:style-name="ce64" office:value-type="string" calcext:value-type="string">
            <text:p>Listening</text:p>
          </table:table-cell>
          <table:table-cell office:value-type="string" calcext:value-type="string">
            <text:p>Human</text:p>
          </table:table-cell>
          <table:table-cell table:style-name="Default" office:value-type="string" calcext:value-type="string">
            <text:p>Fluent</text:p>
          </table:table-cell>
          <table:table-cell table:style-name="Default" office:value-type="string" calcext:value-type="string">
            <text:p>Sense-making</text:p>
          </table:table-cell>
          <table:table-cell table:style-name="Default" office:value-type="string" calcext:value-type="string">
            <text:p>Inquisitive</text:p>
          </table:table-cell>
          <table:table-cell table:style-name="Default" office:value-type="string" calcext:value-type="string">
            <text:p>Not repetiti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50" office:value-type="string" calcext:value-type="string">
            <text:p>repetition_model_settinginf</text:p>
          </table:table-cell>
          <table:table-cell office:value-type="string" calcext:value-type="string">
            <text:p>0.0 0.9 1.0 5.0</text:p>
          </table:table-cell>
          <table:table-cell office:value-type="string" calcext:value-type="string">
            <text:p>0.0 1.2 1.1 5.0</text:p>
          </table:table-cell>
          <table:table-cell office:value-type="string" calcext:value-type="string">
            <text:p>-4.0 0.4 2.2 4.0</text:p>
          </table:table-cell>
          <table:table-cell office:value-type="string" calcext:value-type="string">
            <text:p>0.0 2.1 2.1 8.0</text:p>
          </table:table-cell>
          <table:table-cell/>
          <table:table-cell office:value-type="string" calcext:value-type="string">
            <text:p>0.0 2.2 1.7 6.0</text:p>
          </table:table-cell>
          <table:table-cell office:value-type="string" calcext:value-type="string">
            <text:p>0.0 2.2 2.5 8.0</text:p>
          </table:table-cell>
          <table:table-cell office:value-type="string" calcext:value-type="string">
            <text:p>0.0 0.9 0.5 3.0</text:p>
          </table:table-cell>
          <table:table-cell office:value-type="string" calcext:value-type="string">
            <text:p>0.0 1.8 1.4 5.0</text:p>
          </table:table-cell>
          <table:table-cell office:value-type="string" calcext:value-type="string">
            <text:p>0.0 0.8 0.7 4.0</text:p>
          </table:table-cell>
          <table:table-cell office:value-type="string" calcext:value-type="string">
            <text:p>0.0 1.2 1.2 4.0</text:p>
          </table:table-cell>
          <table:table-cell office:value-type="string" calcext:value-type="string">
            <text:p>1.0 2.9 0.7 4.0</text:p>
          </table:table-cell>
          <table:table-cell table:style-name="ce59" office:value-type="string" calcext:value-type="string">
            <text:p>1.0 3.0 0.7 4.0</text:p>
          </table:table-cell>
          <table:table-cell office:value-type="string" calcext:value-type="string">
            <text:p>1.0 3.3 0.5 4.0</text:p>
          </table:table-cell>
          <table:table-cell office:value-type="string" calcext:value-type="string">
            <text:p>1.0 2.4 0.9 4.0</text:p>
          </table:table-cell>
          <table:table-cell office:value-type="string" calcext:value-type="string">
            <text:p>2.0 3.6 0.3 4.0</text:p>
          </table:table-cell>
          <table:table-cell table:style-name="ce58" office:value-type="string" calcext:value-type="string">
            <text:p>1.0 3.7 0.3 4.0</text:p>
          </table:table-cell>
          <table:table-cell table:style-name="ce58" office:value-type="string" calcext:value-type="string">
            <text:p>1.0 2.7 0.5 4.0</text:p>
          </table:table-cell>
          <table:table-cell table:style-name="ce59" office:value-type="string" calcext:value-type="string">
            <text:p>1.0 2.8 0.2 3.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50" office:value-type="string" calcext:value-type="string">
            <text:p>repetition_model_setting35</text:p>
          </table:table-cell>
          <table:table-cell office:value-type="string" calcext:value-type="string">
            <text:p>0.0 1.0 1.1 4.0</text:p>
          </table:table-cell>
          <table:table-cell office:value-type="string" calcext:value-type="string">
            <text:p>0.0 1.3 1.2 4.0</text:p>
          </table:table-cell>
          <table:table-cell office:value-type="string" calcext:value-type="string">
            <text:p>-4.0 0.2 2.6 4.0</text:p>
          </table:table-cell>
          <table:table-cell office:value-type="string" calcext:value-type="string">
            <text:p>0.0 2.3 1.9 6.0</text:p>
          </table:table-cell>
          <table:table-cell/>
          <table:table-cell office:value-type="string" calcext:value-type="string">
            <text:p>0.0 2.2 1.5 6.0</text:p>
          </table:table-cell>
          <table:table-cell office:value-type="string" calcext:value-type="string">
            <text:p>0.0 1.8 1.8 5.0</text:p>
          </table:table-cell>
          <table:table-cell office:value-type="string" calcext:value-type="string">
            <text:p>0.0 0.9 0.5 3.0</text:p>
          </table:table-cell>
          <table:table-cell office:value-type="string" calcext:value-type="string">
            <text:p>0.0 1.8 1.2 4.0</text:p>
          </table:table-cell>
          <table:table-cell office:value-type="string" calcext:value-type="string">
            <text:p>0.0 0.7 0.5 2.0</text:p>
          </table:table-cell>
          <table:table-cell office:value-type="string" calcext:value-type="string">
            <text:p>0.0 1.3 1.2 4.0</text:p>
          </table:table-cell>
          <table:table-cell office:value-type="string" calcext:value-type="string">
            <text:p>1.0 2.9 0.6 4.0</text:p>
          </table:table-cell>
          <table:table-cell table:style-name="ce59" office:value-type="string" calcext:value-type="string">
            <text:p>1.0 3.0 0.7 4.0</text:p>
          </table:table-cell>
          <table:table-cell office:value-type="string" calcext:value-type="string">
            <text:p>1.0 3.3 0.6 4.0</text:p>
          </table:table-cell>
          <table:table-cell office:value-type="string" calcext:value-type="string">
            <text:p>1.0 2.4 1.1 4.0</text:p>
          </table:table-cell>
          <table:table-cell table:number-columns-repeated="2" table:style-name="ce58" office:value-type="string" calcext:value-type="string">
            <text:p>2.0 3.7 0.2 4.0</text:p>
          </table:table-cell>
          <table:table-cell office:value-type="string" calcext:value-type="string">
            <text:p>1.0 2.5 0.4 4.0</text:p>
          </table:table-cell>
          <table:table-cell office:value-type="string" calcext:value-type="string">
            <text:p>2.0 2.9 0.1 3.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50" office:value-type="string" calcext:value-type="string">
            <text:p>interesting_nidf_model_ct_setting0</text:p>
          </table:table-cell>
          <table:table-cell office:value-type="string" calcext:value-type="string">
            <text:p>0.0 1.0 0.8 4.0</text:p>
          </table:table-cell>
          <table:table-cell office:value-type="string" calcext:value-type="string">
            <text:p>0.0 1.0 1.1 4.0</text:p>
          </table:table-cell>
          <table:table-cell table:style-name="ce56" office:value-type="string" calcext:value-type="string">
            <text:p>-4.0 -0.0 2.3 4.0</text:p>
          </table:table-cell>
          <table:table-cell office:value-type="string" calcext:value-type="string">
            <text:p>0.0 2.0 1.5 6.0</text:p>
          </table:table-cell>
          <table:table-cell/>
          <table:table-cell office:value-type="string" calcext:value-type="string">
            <text:p>0.0 2.6 2.0 6.0</text:p>
          </table:table-cell>
          <table:table-cell office:value-type="string" calcext:value-type="string">
            <text:p>0.0 2.0 2.0 6.0</text:p>
          </table:table-cell>
          <table:table-cell table:style-name="ce58" office:value-type="string" calcext:value-type="string">
            <text:p>0.0 1.3 0.5 3.0</text:p>
          </table:table-cell>
          <table:table-cell office:value-type="string" calcext:value-type="string">
            <text:p>0.0 1.6 1.0 4.0</text:p>
          </table:table-cell>
          <table:table-cell office:value-type="string" calcext:value-type="string">
            <text:p>0.0 0.9 0.5 3.0</text:p>
          </table:table-cell>
          <table:table-cell table:style-name="ce58" office:value-type="string" calcext:value-type="string">
            <text:p>0.0 1.6 1.2 5.0</text:p>
          </table:table-cell>
          <table:table-cell office:value-type="string" calcext:value-type="string">
            <text:p>1.0 2.9 0.8 4.0</text:p>
          </table:table-cell>
          <table:table-cell table:style-name="ce59" office:value-type="string" calcext:value-type="string">
            <text:p>1.0 3.0 0.8 4.0</text:p>
          </table:table-cell>
          <table:table-cell office:value-type="string" calcext:value-type="string">
            <text:p>2.0 3.3 0.5 4.0</text:p>
          </table:table-cell>
          <table:table-cell office:value-type="string" calcext:value-type="string">
            <text:p>1.0 2.4 1.0 4.0</text:p>
          </table:table-cell>
          <table:table-cell office:value-type="string" calcext:value-type="string">
            <text:p>2.0 3.6 0.3 4.0</text:p>
          </table:table-cell>
          <table:table-cell table:style-name="ce58" office:value-type="string" calcext:value-type="string">
            <text:p>2.0 3.7 0.4 4.0</text:p>
          </table:table-cell>
          <table:table-cell office:value-type="string" calcext:value-type="string">
            <text:p>1.0 2.6 0.3 4.0</text:p>
          </table:table-cell>
          <table:table-cell table:style-name="ce59" office:value-type="string" calcext:value-type="string">
            <text:p>1.0 2.8 0.2 3.0</text:p>
          </table:table-cell>
          <table:table-cell table:number-columns-repeated="1002"/>
        </table:table-row>
        <table:table-row table:style-name="ro1">
          <table:table-cell/>
          <table:table-cell table:style-name="ce51" office:value-type="string" calcext:value-type="string">
            <text:p>interesting_nidf_model_bfw_setting_06</text:p>
          </table:table-cell>
          <table:table-cell table:style-name="ce58" office:value-type="string" calcext:value-type="string">
            <text:p>0.0 1.8 2.9 8.0</text:p>
          </table:table-cell>
          <table:table-cell table:style-name="ce58" office:value-type="string" calcext:value-type="string">
            <text:p>0.0 2.2 3.4 9.0</text:p>
          </table:table-cell>
          <table:table-cell office:value-type="string" calcext:value-type="string">
            <text:p>-8.0 0.4 8.0 9.0</text:p>
          </table:table-cell>
          <table:table-cell office:value-type="string" calcext:value-type="string">
            <text:p>0.0 4.0 4.7 10.0</text:p>
          </table:table-cell>
          <table:table-cell/>
          <table:table-cell table:style-name="ce59" office:value-type="string" calcext:value-type="string">
            <text:p>0.0 1.6 2.1 7.0</text:p>
          </table:table-cell>
          <table:table-cell office:value-type="string" calcext:value-type="string">
            <text:p>0.0 2.9 2.7 9.0</text:p>
          </table:table-cell>
          <table:table-cell table:style-name="ce59" office:value-type="string" calcext:value-type="string">
            <text:p>0.0 0.7 0.6 3.0</text:p>
          </table:table-cell>
          <table:table-cell office:value-type="string" calcext:value-type="string">
            <text:p>0.0 1.5 1.2 4.0</text:p>
          </table:table-cell>
          <table:table-cell office:value-type="string" calcext:value-type="string">
            <text:p>0.0 1.1 1.0 4.0</text:p>
          </table:table-cell>
          <table:table-cell office:value-type="string" calcext:value-type="string">
            <text:p>0.0 1.3 1.3 4.0</text:p>
          </table:table-cell>
          <table:table-cell table:style-name="ce61" office:value-type="string" calcext:value-type="string">
            <text:p>1.0 3.1 0.6 4.0</text:p>
          </table:table-cell>
          <table:table-cell table:style-name="ce59" office:value-type="string" calcext:value-type="string">
            <text:p>1.0 3.0 0.8 4.0</text:p>
          </table:table-cell>
          <table:table-cell table:style-name="ce66" office:value-type="string" calcext:value-type="string">
            <text:p>1.0 3.2 0.6 4.0</text:p>
          </table:table-cell>
          <table:table-cell table:style-name="ce66" office:value-type="string" calcext:value-type="string">
            <text:p>1.0 2.4 1.1 4.0</text:p>
          </table:table-cell>
          <table:table-cell table:style-name="ce70" office:value-type="string" calcext:value-type="string">
            <text:p>1.0 3.5 0.6 4.0</text:p>
          </table:table-cell>
          <table:table-cell table:style-name="ce71" office:value-type="string" calcext:value-type="string">
            <text:p>2.0 3.5 0.4 4.0</text:p>
          </table:table-cell>
          <table:table-cell table:style-name="ce70" office:value-type="string" calcext:value-type="string">
            <text:p>1.0 2.6 0.4 4.0</text:p>
          </table:table-cell>
          <table:table-cell office:value-type="string" calcext:value-type="string">
            <text:p>2.0 2.9 0.1 3.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52" office:value-type="string" calcext:value-type="string">
            <text:p>repetition_model_setting35_settinginf</text:p>
          </table:table-cell>
          <table:table-cell office:value-type="string" calcext:value-type="string">
            <text:p>0.0 1.1 1.5 6.0</text:p>
          </table:table-cell>
          <table:table-cell table:style-name="ce49" office:value-type="string" calcext:value-type="string">
            <text:p>0.0 1.3 1.4 5.0</text:p>
          </table:table-cell>
          <table:table-cell office:value-type="string" calcext:value-type="string">
            <text:p>-5.0 0.2 3.6 5.0</text:p>
          </table:table-cell>
          <table:table-cell office:value-type="string" calcext:value-type="string">
            <text:p>0.0 2.4 2.3 7.0</text:p>
          </table:table-cell>
          <table:table-cell/>
          <table:table-cell office:value-type="string" calcext:value-type="string">
            <text:p>0.0 2.1 1.9 5.0</text:p>
          </table:table-cell>
          <table:table-cell office:value-type="string" calcext:value-type="string">
            <text:p>0.0 2.1 1.7 6.0</text:p>
          </table:table-cell>
          <table:table-cell office:value-type="string" calcext:value-type="string">
            <text:p>0.0 0.9 0.5 3.0</text:p>
          </table:table-cell>
          <table:table-cell office:value-type="string" calcext:value-type="string">
            <text:p>0.0 1.6 1.5 5.0</text:p>
          </table:table-cell>
          <table:table-cell office:value-type="string" calcext:value-type="string">
            <text:p>0.0 0.8 0.6 3.0</text:p>
          </table:table-cell>
          <table:table-cell table:style-name="ce58" office:value-type="string" calcext:value-type="string">
            <text:p>0.0 1.6 1.5 5.0</text:p>
          </table:table-cell>
          <table:table-cell table:style-name="ce62" office:value-type="string" calcext:value-type="string">
            <text:p>1.0 3.0 0.8 4.0</text:p>
          </table:table-cell>
          <table:table-cell office:value-type="string" calcext:value-type="string">
            <text:p>1.0 2.9 0.8 4.0</text:p>
          </table:table-cell>
          <table:table-cell table:style-name="ce64" office:value-type="string" calcext:value-type="string">
            <text:p>1.0 3.2 0.5 4.0</text:p>
          </table:table-cell>
          <table:table-cell table:style-name="ce65" office:value-type="string" calcext:value-type="string">
            <text:p>1.0 2.5 1.0 4.0</text:p>
          </table:table-cell>
          <table:table-cell table:number-columns-repeated="2" table:style-name="ce58" office:value-type="string" calcext:value-type="string">
            <text:p>2.0 3.7 0.3 4.0</text:p>
          </table:table-cell>
          <table:table-cell table:style-name="ce58" office:value-type="string" calcext:value-type="string">
            <text:p>1.0 2.7 0.4 4.0</text:p>
          </table:table-cell>
          <table:table-cell office:value-type="string" calcext:value-type="string">
            <text:p>1.0 2.9 0.1 3.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parrot</text:p>
          </table:table-cell>
          <table:table-cell table:style-name="ce53" office:value-type="string" calcext:value-type="string">
            <text:p>responsiveness_model_bfw_setting_13</text:p>
          </table:table-cell>
          <table:table-cell office:value-type="string" calcext:value-type="string">
            <text:p>0.0 1.0 1.3 5.0</text:p>
          </table:table-cell>
          <table:table-cell table:style-name="ce58" office:value-type="string" calcext:value-type="string">
            <text:p>1.0 5.1 4.3 10.0</text:p>
          </table:table-cell>
          <table:table-cell table:style-name="ce58" office:value-type="string" calcext:value-type="string">
            <text:p>-3.0 4.1 6.4 10.0</text:p>
          </table:table-cell>
          <table:table-cell table:style-name="ce58" office:value-type="string" calcext:value-type="string">
            <text:p>1.0 6.1 4.8 14.0</text:p>
          </table:table-cell>
          <table:table-cell/>
          <table:table-cell table:style-name="ce59" office:value-type="string" calcext:value-type="string">
            <text:p>0.0 1.6 2.0 6.0</text:p>
          </table:table-cell>
          <table:table-cell office:value-type="string" calcext:value-type="string">
            <text:p>0.0 3.6 5.4 11.0</text:p>
          </table:table-cell>
          <table:table-cell office:value-type="string" calcext:value-type="string">
            <text:p>0.0 0.8 0.5 3.0</text:p>
          </table:table-cell>
          <table:table-cell office:value-type="string" calcext:value-type="string">
            <text:p>0.0 1.7 1.6 5.0</text:p>
          </table:table-cell>
          <table:table-cell office:value-type="string" calcext:value-type="string">
            <text:p>0.0 1.4 1.6 6.0</text:p>
          </table:table-cell>
          <table:table-cell office:value-type="string" calcext:value-type="string">
            <text:p>0.0 0.8 0.9 5.0</text:p>
          </table:table-cell>
          <table:table-cell table:style-name="ce63" office:value-type="string" calcext:value-type="string">
            <text:p>1.0 2.3 1.1 4.0</text:p>
          </table:table-cell>
          <table:table-cell table:style-name="ce56" office:value-type="string" calcext:value-type="string">
            <text:p>1.0 2.1 1.3 4.0</text:p>
          </table:table-cell>
          <table:table-cell table:style-name="ce67" office:value-type="string" calcext:value-type="string">
            <text:p>1.0 2.7 0.7 4.0</text:p>
          </table:table-cell>
          <table:table-cell table:style-name="ce67" office:value-type="string" calcext:value-type="string">
            <text:p>1.0 1.8 1.1 4.0</text:p>
          </table:table-cell>
          <table:table-cell table:style-name="ce56" office:value-type="string" calcext:value-type="string">
            <text:p>1.0 2.5 1.2 4.0</text:p>
          </table:table-cell>
          <table:table-cell table:style-name="ce56" office:value-type="string" calcext:value-type="string">
            <text:p>1.0 2.7 0.8 4.0</text:p>
          </table:table-cell>
          <table:table-cell table:style-name="ce56" office:value-type="string" calcext:value-type="string">
            <text:p>1.0 2.1 0.7 4.0</text:p>
          </table:table-cell>
          <table:table-cell table:style-name="ce56" office:value-type="string" calcext:value-type="string">
            <text:p>1.0 2.7 0.3 3.0</text:p>
          </table:table-cell>
          <table:table-cell table:number-columns-repeated="1002"/>
        </table:table-row>
        <table:table-row table:style-name="ro1">
          <table:table-cell/>
          <table:table-cell table:style-name="ce54" office:value-type="string" calcext:value-type="string">
            <text:p>interesting_nidf_model_ct_setting7</text:p>
          </table:table-cell>
          <table:table-cell table:style-name="ce49" office:value-type="string" calcext:value-type="string">
            <text:p>0.0 1.2 1.6 5.0</text:p>
          </table:table-cell>
          <table:table-cell table:style-name="ce59" office:value-type="string" calcext:value-type="string">
            <text:p>0.0 1.6 1.4 5.0</text:p>
          </table:table-cell>
          <table:table-cell office:value-type="string" calcext:value-type="string">
            <text:p>-4.0 0.4 3.5 5.0</text:p>
          </table:table-cell>
          <table:table-cell office:value-type="string" calcext:value-type="string">
            <text:p>0.0 2.8 2.4 7.0</text:p>
          </table:table-cell>
          <table:table-cell/>
          <table:table-cell table:style-name="ce59" office:value-type="string" calcext:value-type="string">
            <text:p>0.0 1.4 0.9 4.0</text:p>
          </table:table-cell>
          <table:table-cell office:value-type="string" calcext:value-type="string">
            <text:p>0.0 2.6 3.0 8.0</text:p>
          </table:table-cell>
          <table:table-cell table:style-name="ce56" office:value-type="string" calcext:value-type="string">
            <text:p>0.0 0.3 0.3 2.0</text:p>
          </table:table-cell>
          <table:table-cell table:style-name="ce58" office:value-type="string" calcext:value-type="string">
            <text:p>0.0 2.1 1.6 6.0</text:p>
          </table:table-cell>
          <table:table-cell office:value-type="string" calcext:value-type="string">
            <text:p>0.0 0.8 0.8 4.0</text:p>
          </table:table-cell>
          <table:table-cell table:style-name="ce59" office:value-type="string" calcext:value-type="string">
            <text:p>0.0 1.0 1.0 3.0</text:p>
          </table:table-cell>
          <table:table-cell office:value-type="string" calcext:value-type="string">
            <text:p>1.0 2.9 0.8 4.0</text:p>
          </table:table-cell>
          <table:table-cell table:style-name="ce59" office:value-type="string" calcext:value-type="string">
            <text:p>1.0 3.0 0.9 4.0</text:p>
          </table:table-cell>
          <table:table-cell office:value-type="string" calcext:value-type="string">
            <text:p>2.0 3.3 0.5 4.0</text:p>
          </table:table-cell>
          <table:table-cell table:style-name="ce65" office:value-type="string" calcext:value-type="string">
            <text:p>1.0 2.5 1.0 4.0</text:p>
          </table:table-cell>
          <table:table-cell office:value-type="string" calcext:value-type="string">
            <text:p>1.0 3.6 0.4 4.0</text:p>
          </table:table-cell>
          <table:table-cell office:value-type="string" calcext:value-type="string">
            <text:p>2.0 3.6 0.4 4.0</text:p>
          </table:table-cell>
          <table:table-cell office:value-type="string" calcext:value-type="string">
            <text:p>1.0 2.6 0.4 4.0</text:p>
          </table:table-cell>
          <table:table-cell office:value-type="string" calcext:value-type="string">
            <text:p>2.0 2.9 0.1 3.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parrot</text:p>
          </table:table-cell>
          <table:table-cell table:style-name="ce53" office:value-type="string" calcext:value-type="string">
            <text:p>responsiveness_model_bfw_setting_05</text:p>
          </table:table-cell>
          <table:table-cell office:value-type="string" calcext:value-type="string">
            <text:p>0.0 0.9 1.4 4.0</text:p>
          </table:table-cell>
          <table:table-cell table:style-name="ce58" office:value-type="string" calcext:value-type="string">
            <text:p>0.0 2.5 2.1 7.0</text:p>
          </table:table-cell>
          <table:table-cell table:style-name="ce58" office:value-type="string" calcext:value-type="string">
            <text:p>-3.0 1.6 3.6 7.0</text:p>
          </table:table-cell>
          <table:table-cell office:value-type="string" calcext:value-type="string">
            <text:p>0.0 3.5 3.4 8.0</text:p>
          </table:table-cell>
          <table:table-cell/>
          <table:table-cell table:style-name="ce49" office:value-type="string" calcext:value-type="string">
            <text:p>0.0 1.9 1.8 6.0</text:p>
          </table:table-cell>
          <table:table-cell office:value-type="string" calcext:value-type="string">
            <text:p>0.0 2.5 3.8 10.0</text:p>
          </table:table-cell>
          <table:table-cell office:value-type="string" calcext:value-type="string">
            <text:p>0.0 0.8 0.5 3.0</text:p>
          </table:table-cell>
          <table:table-cell office:value-type="string" calcext:value-type="string">
            <text:p>0.0 1.8 1.3 4.0</text:p>
          </table:table-cell>
          <table:table-cell office:value-type="string" calcext:value-type="string">
            <text:p>0.0 0.9 1.1 5.0</text:p>
          </table:table-cell>
          <table:table-cell office:value-type="string" calcext:value-type="string">
            <text:p>0.0 1.2 1.2 5.0</text:p>
          </table:table-cell>
          <table:table-cell table:number-columns-repeated="2" office:value-type="string" calcext:value-type="string">
            <text:p>1.0 2.9 0.8 4.0</text:p>
          </table:table-cell>
          <table:table-cell office:value-type="string" calcext:value-type="string">
            <text:p>2.0 3.3 0.5 4.0</text:p>
          </table:table-cell>
          <table:table-cell office:value-type="string" calcext:value-type="string">
            <text:p>1.0 2.4 1.0 4.0</text:p>
          </table:table-cell>
          <table:table-cell table:number-columns-repeated="2" office:value-type="string" calcext:value-type="string">
            <text:p>1.0 3.5 0.4 4.0</text:p>
          </table:table-cell>
          <table:table-cell office:value-type="string" calcext:value-type="string">
            <text:p>1.0 2.5 0.4 4.0</text:p>
          </table:table-cell>
          <table:table-cell office:value-type="string" calcext:value-type="string">
            <text:p>1.0 2.9 0.1 3.0</text:p>
          </table:table-cell>
          <table:table-cell table:number-columns-repeated="1002"/>
        </table:table-row>
        <table:table-row table:style-name="ro1">
          <table:table-cell table:style-name="ce49"/>
          <table:table-cell table:style-name="ce53" office:value-type="string" calcext:value-type="string">
            <text:p>human_eval</text:p>
          </table:table-cell>
          <table:table-cell table:style-name="ce59" office:value-type="string" calcext:value-type="string">
            <text:p>0.0 1.5 2.2 6.0</text:p>
          </table:table-cell>
          <table:table-cell table:style-name="ce59" office:value-type="string" calcext:value-type="string">
            <text:p>0.0 1.7 2.0 6.0</text:p>
          </table:table-cell>
          <table:table-cell office:value-type="string" calcext:value-type="string">
            <text:p>-6.0 0.2 3.7 6.0</text:p>
          </table:table-cell>
          <table:table-cell table:style-name="ce59" office:value-type="string" calcext:value-type="string">
            <text:p>0.0 3.2 4.5 10.0</text:p>
          </table:table-cell>
          <table:table-cell/>
          <table:table-cell table:style-name="ce59" office:value-type="string" calcext:value-type="string">
            <text:p>0.0 1.5 2.4 5.0</text:p>
          </table:table-cell>
          <table:table-cell table:style-name="ce59" office:value-type="string" calcext:value-type="string">
            <text:p>0.0 3.7 5.5 11.0</text:p>
          </table:table-cell>
          <table:table-cell table:style-name="ce59" office:value-type="string" calcext:value-type="string">
            <text:p>0.0 0.7 0.9 3.0</text:p>
          </table:table-cell>
          <table:table-cell table:style-name="ce59" office:value-type="string" calcext:value-type="string">
            <text:p>0.0 1.3 1.3 5.0</text:p>
          </table:table-cell>
          <table:table-cell table:style-name="ce59" office:value-type="string" calcext:value-type="string">
            <text:p>0.0 1.3 1.1 4.0</text:p>
          </table:table-cell>
          <table:table-cell table:style-name="ce59" office:value-type="string" calcext:value-type="string">
            <text:p>0.0 1.0 1.2 4.0</text:p>
          </table:table-cell>
          <table:table-cell table:style-name="ce61" office:value-type="string" calcext:value-type="string">
            <text:p>1.0 3.2 0.7 4.0</text:p>
          </table:table-cell>
          <table:table-cell table:style-name="ce58" office:value-type="string" calcext:value-type="string">
            <text:p>1.0 3.3 0.8 4.0</text:p>
          </table:table-cell>
          <table:table-cell table:style-name="ce68" office:value-type="string" calcext:value-type="string">
            <text:p>1.0 3.6 0.4 4.0</text:p>
          </table:table-cell>
          <table:table-cell table:style-name="ce68" office:value-type="string" calcext:value-type="string">
            <text:p>1.0 3.4 0.6 4.0</text:p>
          </table:table-cell>
          <table:table-cell table:style-name="ce58" office:value-type="string" calcext:value-type="string">
            <text:p>1.0 3.7 0.5 4.0</text:p>
          </table:table-cell>
          <table:table-cell table:style-name="ce58" office:value-type="string" calcext:value-type="string">
            <text:p>1.0 3.8 0.3 4.0</text:p>
          </table:table-cell>
          <table:table-cell office:value-type="string" calcext:value-type="string">
            <text:p>1.0 2.6 0.4 4.0</text:p>
          </table:table-cell>
          <table:table-cell office:value-type="string" calcext:value-type="string">
            <text:p>1.0 2.9 0.1 3.0</text:p>
          </table:table-cell>
          <table:table-cell table:style-name="ce49" table:number-columns-repeated="1002"/>
        </table:table-row>
        <table:table-row table:style-name="ro1">
          <table:table-cell/>
          <table:table-cell table:style-name="ce53" office:value-type="string" calcext:value-type="string">
            <text:p>inquisitive_model_ct_setting00</text:p>
          </table:table-cell>
          <table:table-cell office:value-type="string" calcext:value-type="string">
            <text:p>0.0 0.9 0.7 3.0</text:p>
          </table:table-cell>
          <table:table-cell office:value-type="string" calcext:value-type="string">
            <text:p>0.0 1.2 1.7 6.0</text:p>
          </table:table-cell>
          <table:table-cell office:value-type="string" calcext:value-type="string">
            <text:p>-3.0 0.3 2.6 5.0</text:p>
          </table:table-cell>
          <table:table-cell office:value-type="string" calcext:value-type="string">
            <text:p>0.0 2.1 2.3 7.0</text:p>
          </table:table-cell>
          <table:table-cell/>
          <table:table-cell table:style-name="ce59" office:value-type="string" calcext:value-type="string">
            <text:p>0.0 1.5 1.4 4.0</text:p>
          </table:table-cell>
          <table:table-cell office:value-type="string" calcext:value-type="string">
            <text:p>0.0 3.1 4.2 10.0</text:p>
          </table:table-cell>
          <table:table-cell office:value-type="string" calcext:value-type="string">
            <text:p>0.0 0.6 0.3 2.0</text:p>
          </table:table-cell>
          <table:table-cell table:style-name="ce58" office:value-type="string" calcext:value-type="string">
            <text:p>0.0 2.0 1.1 5.0</text:p>
          </table:table-cell>
          <table:table-cell office:value-type="string" calcext:value-type="string">
            <text:p>0.0 1.1 1.1 4.0</text:p>
          </table:table-cell>
          <table:table-cell office:value-type="string" calcext:value-type="string">
            <text:p>0.0 0.6 0.6 3.0</text:p>
          </table:table-cell>
          <table:table-cell office:value-type="string" calcext:value-type="string">
            <text:p>1.0 2.9 0.9 4.0</text:p>
          </table:table-cell>
          <table:table-cell office:value-type="string" calcext:value-type="string">
            <text:p>1.0 2.9 0.8 4.0</text:p>
          </table:table-cell>
          <table:table-cell office:value-type="string" calcext:value-type="string">
            <text:p>1.0 3.3 0.5 4.0</text:p>
          </table:table-cell>
          <table:table-cell table:style-name="ce65" office:value-type="string" calcext:value-type="string">
            <text:p>1.0 2.5 0.9 4.0</text:p>
          </table:table-cell>
          <table:table-cell table:style-name="ce58" office:value-type="string" calcext:value-type="string">
            <text:p>2.0 3.7 0.3 4.0</text:p>
          </table:table-cell>
          <table:table-cell office:value-type="string" calcext:value-type="string">
            <text:p>1.0 3.6 0.4 4.0</text:p>
          </table:table-cell>
          <table:table-cell office:value-type="string" calcext:value-type="string">
            <text:p>1.0 2.5 0.5 4.0</text:p>
          </table:table-cell>
          <table:table-cell office:value-type="string" calcext:value-type="string">
            <text:p>1.0 3.0 0.1 3.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55" office:value-type="string" calcext:value-type="string">
            <text:p>interesting_nidf_model_ct_setting2</text:p>
          </table:table-cell>
          <table:table-cell office:value-type="string" calcext:value-type="string">
            <text:p>0.0 1.1 1.2 5.0</text:p>
          </table:table-cell>
          <table:table-cell office:value-type="string" calcext:value-type="string">
            <text:p>0.0 1.3 1.6 6.0</text:p>
          </table:table-cell>
          <table:table-cell office:value-type="string" calcext:value-type="string">
            <text:p>-4.0 0.2 3.0 6.0</text:p>
          </table:table-cell>
          <table:table-cell office:value-type="string" calcext:value-type="string">
            <text:p>0.0 2.3 2.6 6.0</text:p>
          </table:table-cell>
          <table:table-cell/>
          <table:table-cell office:value-type="string" calcext:value-type="string">
            <text:p>0.0 2.6 2.0 6.0</text:p>
          </table:table-cell>
          <table:table-cell office:value-type="string" calcext:value-type="string">
            <text:p>0.0 1.4 1.9 5.0</text:p>
          </table:table-cell>
          <table:table-cell office:value-type="string" calcext:value-type="string">
            <text:p>0.0 1.2 0.8 3.0</text:p>
          </table:table-cell>
          <table:table-cell office:value-type="string" calcext:value-type="string">
            <text:p>0.0 1.8 1.2 4.0</text:p>
          </table:table-cell>
          <table:table-cell table:style-name="ce56" office:value-type="string" calcext:value-type="string">
            <text:p>0.0 0.6 0.6 3.0</text:p>
          </table:table-cell>
          <table:table-cell table:style-name="ce58" office:value-type="string" calcext:value-type="string">
            <text:p>0.0 1.5 1.3 4.0</text:p>
          </table:table-cell>
          <table:table-cell office:value-type="string" calcext:value-type="string">
            <text:p>1.0 2.8 0.9 4.0</text:p>
          </table:table-cell>
          <table:table-cell office:value-type="string" calcext:value-type="string">
            <text:p>1.0 2.8 1.0 4.0</text:p>
          </table:table-cell>
          <table:table-cell table:style-name="ce69" office:value-type="string" calcext:value-type="string">
            <text:p>1.0 3.1 0.6 4.0</text:p>
          </table:table-cell>
          <table:table-cell office:value-type="string" calcext:value-type="string">
            <text:p>1.0 2.4 0.9 4.0</text:p>
          </table:table-cell>
          <table:table-cell office:value-type="string" calcext:value-type="string">
            <text:p>1.0 3.6 0.4 4.0</text:p>
          </table:table-cell>
          <table:table-cell office:value-type="string" calcext:value-type="string">
            <text:p>1.0 3.5 0.4 4.0</text:p>
          </table:table-cell>
          <table:table-cell table:style-name="ce58" office:value-type="string" calcext:value-type="string">
            <text:p>1.0 2.7 0.4 4.0</text:p>
          </table:table-cell>
          <table:table-cell office:value-type="string" calcext:value-type="string">
            <text:p>1.0 2.9 0.1 3.0</text:p>
          </table:table-cell>
          <table:table-cell table:number-columns-repeated="1002"/>
        </table:table-row>
        <table:table-row table:style-name="ro1">
          <table:table-cell/>
          <table:table-cell table:style-name="ce53" office:value-type="string" calcext:value-type="string">
            <text:p>inquisitive_model_ct_setting01</text:p>
          </table:table-cell>
          <table:table-cell office:value-type="string" calcext:value-type="string">
            <text:p>0.0 1.0 1.2 5.0</text:p>
          </table:table-cell>
          <table:table-cell office:value-type="string" calcext:value-type="string">
            <text:p>0.0 1.4 1.9 7.0</text:p>
          </table:table-cell>
          <table:table-cell office:value-type="string" calcext:value-type="string">
            <text:p>-4.0 0.4 3.3 7.0</text:p>
          </table:table-cell>
          <table:table-cell office:value-type="string" calcext:value-type="string">
            <text:p>0.0 2.4 2.9 7.0</text:p>
          </table:table-cell>
          <table:table-cell/>
          <table:table-cell table:style-name="ce59" office:value-type="string" calcext:value-type="string">
            <text:p>0.0 1.5 1.7 4.0</text:p>
          </table:table-cell>
          <table:table-cell office:value-type="string" calcext:value-type="string">
            <text:p>0.0 2.8 3.9 9.0</text:p>
          </table:table-cell>
          <table:table-cell office:value-type="string" calcext:value-type="string">
            <text:p>0.0 0.6 0.3 2.0</text:p>
          </table:table-cell>
          <table:table-cell office:value-type="string" calcext:value-type="string">
            <text:p>0.0 1.9 1.3 5.0</text:p>
          </table:table-cell>
          <table:table-cell office:value-type="string" calcext:value-type="string">
            <text:p>0.0 1.0 1.1 5.0</text:p>
          </table:table-cell>
          <table:table-cell office:value-type="string" calcext:value-type="string">
            <text:p>0.0 0.9 1.0 5.0</text:p>
          </table:table-cell>
          <table:table-cell office:value-type="string" calcext:value-type="string">
            <text:p>1.0 2.9 0.8 4.0</text:p>
          </table:table-cell>
          <table:table-cell office:value-type="string" calcext:value-type="string">
            <text:p>1.0 2.9 0.9 4.0</text:p>
          </table:table-cell>
          <table:table-cell office:value-type="string" calcext:value-type="string">
            <text:p>1.0 3.3 0.5 4.0</text:p>
          </table:table-cell>
          <table:table-cell table:style-name="ce65" office:value-type="string" calcext:value-type="string">
            <text:p>1.0 2.5 0.9 4.0</text:p>
          </table:table-cell>
          <table:table-cell office:value-type="string" calcext:value-type="string">
            <text:p>1.0 3.6 0.4 4.0</text:p>
          </table:table-cell>
          <table:table-cell office:value-type="string" calcext:value-type="string">
            <text:p>2.0 3.6 0.3 4.0</text:p>
          </table:table-cell>
          <table:table-cell office:value-type="string" calcext:value-type="string">
            <text:p>1.0 2.5 0.5 4.0</text:p>
          </table:table-cell>
          <table:table-cell office:value-type="string" calcext:value-type="string">
            <text:p>2.0 2.9 0.1 3.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52" office:value-type="string" calcext:value-type="string">
            <text:p>inquisitive_model_ct_setting07</text:p>
          </table:table-cell>
          <table:table-cell office:value-type="string" calcext:value-type="string">
            <text:p>0.0 1.1 1.4 5.0</text:p>
          </table:table-cell>
          <table:table-cell table:style-name="ce56" office:value-type="string" calcext:value-type="string">
            <text:p>0.0 1.2 1.6 8.0</text:p>
          </table:table-cell>
          <table:table-cell table:style-name="ce49" office:value-type="string" calcext:value-type="string">
            <text:p>-5.0 0.1 3.1 7.0</text:p>
          </table:table-cell>
          <table:table-cell office:value-type="string" calcext:value-type="string">
            <text:p>0.0 2.3 2.9 9.0</text:p>
          </table:table-cell>
          <table:table-cell/>
          <table:table-cell office:value-type="string" calcext:value-type="string">
            <text:p>0.0 2.7 2.4 7.0</text:p>
          </table:table-cell>
          <table:table-cell office:value-type="string" calcext:value-type="string">
            <text:p>0.0 1.5 1.5 6.0</text:p>
          </table:table-cell>
          <table:table-cell office:value-type="string" calcext:value-type="string">
            <text:p>0.0 1.1 0.8 3.0</text:p>
          </table:table-cell>
          <table:table-cell office:value-type="string" calcext:value-type="string">
            <text:p>0.0 1.5 1.3 5.0</text:p>
          </table:table-cell>
          <table:table-cell table:style-name="ce56" office:value-type="string" calcext:value-type="string">
            <text:p>0.0 0.5 0.4 3.0</text:p>
          </table:table-cell>
          <table:table-cell table:style-name="ce58" office:value-type="string" calcext:value-type="string">
            <text:p>0.0 1.7 1.6 5.0</text:p>
          </table:table-cell>
          <table:table-cell table:style-name="ce62" office:value-type="string" calcext:value-type="string">
            <text:p>1.0 3.0 0.7 4.0</text:p>
          </table:table-cell>
          <table:table-cell table:style-name="ce59" office:value-type="string" calcext:value-type="string">
            <text:p>1.0 3.1 0.8 4.0</text:p>
          </table:table-cell>
          <table:table-cell table:style-name="ce64" office:value-type="string" calcext:value-type="string">
            <text:p>1.0 3.2 0.6 4.0</text:p>
          </table:table-cell>
          <table:table-cell office:value-type="string" calcext:value-type="string">
            <text:p>1.0 2.4 0.9 4.0</text:p>
          </table:table-cell>
          <table:table-cell table:style-name="ce58" office:value-type="string" calcext:value-type="string">
            <text:p>2.0 3.7 0.3 4.0</text:p>
          </table:table-cell>
          <table:table-cell office:value-type="string" calcext:value-type="string">
            <text:p>1.0 3.5 0.6 4.0</text:p>
          </table:table-cell>
          <table:table-cell table:style-name="ce58" office:value-type="string" calcext:value-type="string">
            <text:p>1.0 2.7 0.3 4.0</text:p>
          </table:table-cell>
          <table:table-cell office:value-type="string" calcext:value-type="string">
            <text:p>1.0 2.9 0.1 3.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responsiveness_model_bfw_setting_minus_10</text:p>
          </table:table-cell>
          <table:table-cell table:style-name="ce49" office:value-type="string" calcext:value-type="string">
            <text:p>0.0 1.3 1.5 5.0</text:p>
          </table:table-cell>
          <table:table-cell office:value-type="string" calcext:value-type="string">
            <text:p>0.0 0.2 0.2 2.0</text:p>
          </table:table-cell>
          <table:table-cell table:style-name="ce56" office:value-type="string" calcext:value-type="string">
            <text:p>-5.0 -1.1 1.7 2.0</text:p>
          </table:table-cell>
          <table:table-cell office:value-type="string" calcext:value-type="string">
            <text:p>0.0 1.6 1.8 5.0</text:p>
          </table:table-cell>
          <table:table-cell/>
          <table:table-cell table:style-name="ce56" office:value-type="string" calcext:value-type="string">
            <text:p>0.0 1.1 1.4 5.0</text:p>
          </table:table-cell>
          <table:table-cell office:value-type="string" calcext:value-type="string">
            <text:p>0.0 3.1 4.6 8.0</text:p>
          </table:table-cell>
          <table:table-cell table:style-name="ce56" office:value-type="string" calcext:value-type="string">
            <text:p>0.0 0.3 0.3 2.0</text:p>
          </table:table-cell>
          <table:table-cell table:style-name="ce58" office:value-type="string" calcext:value-type="string">
            <text:p>0.0 2.3 1.7 5.0</text:p>
          </table:table-cell>
          <table:table-cell office:value-type="string" calcext:value-type="string">
            <text:p>0.0 1.2 1.1 4.0</text:p>
          </table:table-cell>
          <table:table-cell office:value-type="string" calcext:value-type="string">
            <text:p>0.0 0.8 0.9 4.0</text:p>
          </table:table-cell>
          <table:table-cell table:style-name="ce63" office:value-type="string" calcext:value-type="string">
            <text:p>1.0 2.5 0.9 4.0</text:p>
          </table:table-cell>
          <table:table-cell table:style-name="ce56" office:value-type="string" calcext:value-type="string">
            <text:p>1.0 2.5 1.0 4.0</text:p>
          </table:table-cell>
          <table:table-cell table:style-name="ce67" office:value-type="string" calcext:value-type="string">
            <text:p>1.0 2.8 0.6 4.0</text:p>
          </table:table-cell>
          <table:table-cell table:style-name="ce67" office:value-type="string" calcext:value-type="string">
            <text:p>1.0 2.0 0.9 4.0</text:p>
          </table:table-cell>
          <table:table-cell table:style-name="ce56" office:value-type="string" calcext:value-type="string">
            <text:p>1.0 3.4 0.5 4.0</text:p>
          </table:table-cell>
          <table:table-cell table:style-name="ce56" office:value-type="string" calcext:value-type="string">
            <text:p>1.0 3.1 0.6 4.0</text:p>
          </table:table-cell>
          <table:table-cell table:style-name="ce56" office:value-type="string" calcext:value-type="string">
            <text:p>1.0 2.4 0.6 4.0</text:p>
          </table:table-cell>
          <table:table-cell office:value-type="string" calcext:value-type="string">
            <text:p>1.0 2.9 0.2 3.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repetition_model_setting05</text:p>
          </table:table-cell>
          <table:table-cell office:value-type="string" calcext:value-type="string">
            <text:p>0.0 0.8 0.7 3.0</text:p>
          </table:table-cell>
          <table:table-cell office:value-type="string" calcext:value-type="string">
            <text:p>0.0 1.0 1.0 5.0</text:p>
          </table:table-cell>
          <table:table-cell table:style-name="ce49" office:value-type="string" calcext:value-type="string">
            <text:p>-3.0 0.3 1.9 4.0</text:p>
          </table:table-cell>
          <table:table-cell office:value-type="string" calcext:value-type="string">
            <text:p>0.0 1.8 1.6 6.0</text:p>
          </table:table-cell>
          <table:table-cell/>
          <table:table-cell office:value-type="string" calcext:value-type="string">
            <text:p>0.0 2.9 2.2 8.0</text:p>
          </table:table-cell>
          <table:table-cell office:value-type="string" calcext:value-type="string">
            <text:p>0.0 0.8 0.7 3.0</text:p>
          </table:table-cell>
          <table:table-cell office:value-type="string" calcext:value-type="string">
            <text:p>0.0 1.2 0.7 4.0</text:p>
          </table:table-cell>
          <table:table-cell office:value-type="string" calcext:value-type="string">
            <text:p>0.0 1.6 1.4 5.0</text:p>
          </table:table-cell>
          <table:table-cell table:style-name="ce56" office:value-type="string" calcext:value-type="string">
            <text:p>0.0 0.1 0.1 1.0</text:p>
          </table:table-cell>
          <table:table-cell table:style-name="ce58" office:value-type="string" calcext:value-type="string">
            <text:p>0.0 1.8 2.4 6.0</text:p>
          </table:table-cell>
          <table:table-cell table:style-name="ce63" office:value-type="string" calcext:value-type="string">
            <text:p>1.0 2.6 0.8 4.0</text:p>
          </table:table-cell>
          <table:table-cell table:style-name="ce56" office:value-type="string" calcext:value-type="string">
            <text:p>1.0 2.6 0.8 4.0</text:p>
          </table:table-cell>
          <table:table-cell table:style-name="ce69" office:value-type="string" calcext:value-type="string">
            <text:p>1.0 3.1 0.6 4.0</text:p>
          </table:table-cell>
          <table:table-cell table:style-name="ce67" office:value-type="string" calcext:value-type="string">
            <text:p>1.0 2.2 0.9 4.0</text:p>
          </table:table-cell>
          <table:table-cell office:value-type="string" calcext:value-type="string">
            <text:p>1.0 3.6 0.4 4.0</text:p>
          </table:table-cell>
          <table:table-cell office:value-type="string" calcext:value-type="string">
            <text:p>1.0 3.6 0.3 4.0</text:p>
          </table:table-cell>
          <table:table-cell table:style-name="ce58" office:value-type="string" calcext:value-type="string">
            <text:p>1.0 2.7 0.4 4.0</text:p>
          </table:table-cell>
          <table:table-cell table:style-name="ce56" office:value-type="string" calcext:value-type="string">
            <text:p>1.0 2.7 0.3 3.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inquisitive_model_ct_setting10</text:p>
          </table:table-cell>
          <table:table-cell office:value-type="string" calcext:value-type="string">
            <text:p>0.0 1.2 1.4 6.0</text:p>
          </table:table-cell>
          <table:table-cell office:value-type="string" calcext:value-type="string">
            <text:p>0.0 1.4 1.5 5.0</text:p>
          </table:table-cell>
          <table:table-cell office:value-type="string" calcext:value-type="string">
            <text:p>-5.0 0.2 2.9 4.0</text:p>
          </table:table-cell>
          <table:table-cell office:value-type="string" calcext:value-type="string">
            <text:p>0.0 2.6 2.9 9.0</text:p>
          </table:table-cell>
          <table:table-cell/>
          <table:table-cell office:value-type="string" calcext:value-type="string">
            <text:p>0.0 3.5 4.4 9.0</text:p>
          </table:table-cell>
          <table:table-cell office:value-type="string" calcext:value-type="string">
            <text:p>0.0 0.8 0.8 4.0</text:p>
          </table:table-cell>
          <table:table-cell table:style-name="ce58" office:value-type="string" calcext:value-type="string">
            <text:p>0.0 1.6 1.3 5.0</text:p>
          </table:table-cell>
          <table:table-cell office:value-type="string" calcext:value-type="string">
            <text:p>0.0 1.1 1.0 4.0</text:p>
          </table:table-cell>
          <table:table-cell table:style-name="ce56" office:value-type="string" calcext:value-type="string">
            <text:p>0.0 0.2 0.2 2.0</text:p>
          </table:table-cell>
          <table:table-cell table:style-name="ce58" office:value-type="string" calcext:value-type="string">
            <text:p>0.0 1.9 2.1 6.0</text:p>
          </table:table-cell>
          <table:table-cell table:style-name="ce63" office:value-type="string" calcext:value-type="string">
            <text:p>1.0 2.7 0.8 4.0</text:p>
          </table:table-cell>
          <table:table-cell office:value-type="string" calcext:value-type="string">
            <text:p>1.0 2.9 0.8 4.0</text:p>
          </table:table-cell>
          <table:table-cell table:style-name="ce69" office:value-type="string" calcext:value-type="string">
            <text:p>1.0 3.1 0.5 4.0</text:p>
          </table:table-cell>
          <table:table-cell office:value-type="string" calcext:value-type="string">
            <text:p>1.0 2.4 1.1 4.0</text:p>
          </table:table-cell>
          <table:table-cell table:style-name="ce58" office:value-type="string" calcext:value-type="string">
            <text:p>2.0 3.7 0.2 4.0</text:p>
          </table:table-cell>
          <table:table-cell office:value-type="string" calcext:value-type="string">
            <text:p>1.0 3.6 0.4 4.0</text:p>
          </table:table-cell>
          <table:table-cell table:style-name="ce58" office:value-type="string" calcext:value-type="string">
            <text:p>1.0 2.7 0.3 4.0</text:p>
          </table:table-cell>
          <table:table-cell table:style-name="ce56" office:value-type="string" calcext:value-type="string">
            <text:p>1.0 2.7 0.2 3.0</text:p>
          </table:table-cell>
          <table:table-cell table:number-columns-repeated="1002"/>
        </table:table-row>
        <table:table-row table:style-name="ro1">
          <table:table-cell table:style-name="ce49"/>
          <table:table-cell office:value-type="string" calcext:value-type="string">
            <text:p>greedy_model</text:p>
          </table:table-cell>
          <table:table-cell table:style-name="ce56" office:value-type="string" calcext:value-type="string">
            <text:p>0.0 0.9 0.9 4.0</text:p>
          </table:table-cell>
          <table:table-cell table:style-name="ce56" office:value-type="string" calcext:value-type="string">
            <text:p>0.0 1.1 1.0 4.0</text:p>
          </table:table-cell>
          <table:table-cell table:style-name="ce49" office:value-type="string" calcext:value-type="string">
            <text:p>-4.0 0.1 1.8 3.0</text:p>
          </table:table-cell>
          <table:table-cell office:value-type="string" calcext:value-type="string">
            <text:p>0.0 2.0 2.0 7.0</text:p>
          </table:table-cell>
          <table:table-cell/>
          <table:table-cell table:style-name="ce49" office:value-type="string" calcext:value-type="string">
            <text:p>0.0 1.3 1.6 5.0</text:p>
          </table:table-cell>
          <table:table-cell table:style-name="ce59" office:value-type="string" calcext:value-type="string">
            <text:p>0.0 3.7 7.2 10.0</text:p>
          </table:table-cell>
          <table:table-cell office:value-type="string" calcext:value-type="string">
            <text:p>0.0 0.5 0.4 2.0</text:p>
          </table:table-cell>
          <table:table-cell table:style-name="ce58" office:value-type="string" calcext:value-type="string">
            <text:p>0.0 2.0 1.6 6.0</text:p>
          </table:table-cell>
          <table:table-cell office:value-type="string" calcext:value-type="string">
            <text:p>0.0 1.5 1.8 5.0</text:p>
          </table:table-cell>
          <table:table-cell office:value-type="string" calcext:value-type="string">
            <text:p>0.0 0.7 0.9 4.0</text:p>
          </table:table-cell>
          <table:table-cell table:style-name="ce63" office:value-type="string" calcext:value-type="string">
            <text:p>1.0 2.4 1.0 4.0</text:p>
          </table:table-cell>
          <table:table-cell table:style-name="ce56" office:value-type="string" calcext:value-type="string">
            <text:p>1.0 2.3 1.2 4.0</text:p>
          </table:table-cell>
          <table:table-cell table:style-name="ce67" office:value-type="string" calcext:value-type="string">
            <text:p>1.0 2.8 0.7 4.0</text:p>
          </table:table-cell>
          <table:table-cell table:style-name="ce67" office:value-type="string" calcext:value-type="string">
            <text:p>1.0 1.8 0.8 4.0</text:p>
          </table:table-cell>
          <table:table-cell table:style-name="ce56" office:value-type="string" calcext:value-type="string">
            <text:p>1.0 3.2 0.7 4.0</text:p>
          </table:table-cell>
          <table:table-cell table:style-name="ce56" office:value-type="string" calcext:value-type="string">
            <text:p>1.0 3.3 0.6 4.0</text:p>
          </table:table-cell>
          <table:table-cell table:style-name="ce56" office:value-type="string" calcext:value-type="string">
            <text:p>1.0 2.0 0.7 4.0</text:p>
          </table:table-cell>
          <table:table-cell table:style-name="ce56" office:value-type="string" calcext:value-type="string">
            <text:p>1.0 2.2 0.5 3.0</text:p>
          </table:table-cell>
          <table:table-cell table:style-name="ce56" table:number-columns-repeated="1002"/>
        </table:table-row>
        <table:table-row table:style-name="ro1">
          <table:table-cell/>
          <table:table-cell office:value-type="string" calcext:value-type="string">
            <text:p>interesting_nidf_model_bfw_setting_minus_10</text:p>
          </table:table-cell>
          <table:table-cell office:value-type="string" calcext:value-type="string">
            <text:p>0.0 0.4 0.5 3.0</text:p>
          </table:table-cell>
          <table:table-cell office:value-type="string" calcext:value-type="string">
            <text:p>0.0 0.4 0.4 2.0</text:p>
          </table:table-cell>
          <table:table-cell table:style-name="ce56" office:value-type="string" calcext:value-type="string">
            <text:p>-3.0 -0.0 0.9 2.0</text:p>
          </table:table-cell>
          <table:table-cell office:value-type="string" calcext:value-type="string">
            <text:p>0.0 0.8 0.9 4.0</text:p>
          </table:table-cell>
          <table:table-cell/>
          <table:table-cell table:style-name="ce49" office:value-type="string" calcext:value-type="string">
            <text:p>0.0 1.8 1.4 5.0</text:p>
          </table:table-cell>
          <table:table-cell office:value-type="string" calcext:value-type="string">
            <text:p>0.0 2.2 3.0 8.0</text:p>
          </table:table-cell>
          <table:table-cell office:value-type="string" calcext:value-type="string">
            <text:p>0.0 0.8 0.4 3.0</text:p>
          </table:table-cell>
          <table:table-cell office:value-type="string" calcext:value-type="string">
            <text:p>0.0 1.7 1.2 5.0</text:p>
          </table:table-cell>
          <table:table-cell office:value-type="string" calcext:value-type="string">
            <text:p>0.0 0.8 0.8 4.0</text:p>
          </table:table-cell>
          <table:table-cell office:value-type="string" calcext:value-type="string">
            <text:p>0.0 1.1 1.0 3.0</text:p>
          </table:table-cell>
          <table:table-cell table:style-name="ce63" office:value-type="string" calcext:value-type="string">
            <text:p>1.0 2.4 0.9 4.0</text:p>
          </table:table-cell>
          <table:table-cell table:style-name="ce56" office:value-type="string" calcext:value-type="string">
            <text:p>1.0 2.4 1.0 4.0</text:p>
          </table:table-cell>
          <table:table-cell table:style-name="ce67" office:value-type="string" calcext:value-type="string">
            <text:p>1.0 3.0 0.6 4.0</text:p>
          </table:table-cell>
          <table:table-cell table:style-name="ce67" office:value-type="string" calcext:value-type="string">
            <text:p>1.0 2.2 0.8 4.0</text:p>
          </table:table-cell>
          <table:table-cell table:style-name="ce56" office:value-type="string" calcext:value-type="string">
            <text:p>1.0 3.3 0.7 4.0</text:p>
          </table:table-cell>
          <table:table-cell table:style-name="ce56" office:value-type="string" calcext:value-type="string">
            <text:p>1.0 3.3 0.5 4.0</text:p>
          </table:table-cell>
          <table:table-cell table:style-name="ce56" office:value-type="string" calcext:value-type="string">
            <text:p>1.0 2.3 0.5 4.0</text:p>
          </table:table-cell>
          <table:table-cell table:style-name="ce59" office:value-type="string" calcext:value-type="string">
            <text:p>1.0 2.8 0.2 3.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parrot</text:p>
          </table:table-cell>
          <table:table-cell office:value-type="string" calcext:value-type="string">
            <text:p>responsiveness_model_bfw_setting_10</text:p>
          </table:table-cell>
          <table:table-cell table:style-name="ce49" office:value-type="string" calcext:value-type="string">
            <text:p>0.0 1.2 1.5 6.0</text:p>
          </table:table-cell>
          <table:table-cell table:style-name="ce58" office:value-type="string" calcext:value-type="string">
            <text:p>0.0 4.4 3.8 9.0</text:p>
          </table:table-cell>
          <table:table-cell table:style-name="ce58" office:value-type="string" calcext:value-type="string">
            <text:p>-2.0 3.2 5.7 8.0</text:p>
          </table:table-cell>
          <table:table-cell table:style-name="ce58" office:value-type="string" calcext:value-type="string">
            <text:p>1.0 5.6 4.9 12.0</text:p>
          </table:table-cell>
          <table:table-cell/>
          <table:table-cell table:style-name="ce59" office:value-type="string" calcext:value-type="string">
            <text:p>0.0 1.5 1.5 5.0</text:p>
          </table:table-cell>
          <table:table-cell office:value-type="string" calcext:value-type="string">
            <text:p>0.0 3.5 4.5 10.0</text:p>
          </table:table-cell>
          <table:table-cell table:style-name="ce59" office:value-type="string" calcext:value-type="string">
            <text:p>0.0 0.7 0.5 3.0</text:p>
          </table:table-cell>
          <table:table-cell office:value-type="string" calcext:value-type="string">
            <text:p>0.0 1.8 1.5 5.0</text:p>
          </table:table-cell>
          <table:table-cell office:value-type="string" calcext:value-type="string">
            <text:p>0.0 1.5 1.2 5.0</text:p>
          </table:table-cell>
          <table:table-cell office:value-type="string" calcext:value-type="string">
            <text:p>0.0 1.1 1.1 4.0</text:p>
          </table:table-cell>
          <table:table-cell table:style-name="ce63" office:value-type="string" calcext:value-type="string">
            <text:p>1.0 2.6 1.0 4.0</text:p>
          </table:table-cell>
          <table:table-cell table:style-name="ce56" office:value-type="string" calcext:value-type="string">
            <text:p>1.0 2.4 1.1 4.0</text:p>
          </table:table-cell>
          <table:table-cell table:style-name="ce67" office:value-type="string" calcext:value-type="string">
            <text:p>1.0 3.0 0.6 4.0</text:p>
          </table:table-cell>
          <table:table-cell table:style-name="ce67" office:value-type="string" calcext:value-type="string">
            <text:p>1.0 2.0 1.0 4.0</text:p>
          </table:table-cell>
          <table:table-cell table:style-name="ce56" office:value-type="string" calcext:value-type="string">
            <text:p>1.0 3.1 0.8 4.0</text:p>
          </table:table-cell>
          <table:table-cell table:style-name="ce56" office:value-type="string" calcext:value-type="string">
            <text:p>1.0 3.2 0.4 4.0</text:p>
          </table:table-cell>
          <table:table-cell table:style-name="ce56" office:value-type="string" calcext:value-type="string">
            <text:p>1.0 2.2 0.4 4.0</text:p>
          </table:table-cell>
          <table:table-cell table:style-name="ce59" office:value-type="string" calcext:value-type="string">
            <text:p>1.0 2.8 0.2 3.0</text:p>
          </table:table-cell>
          <table:table-cell table:number-columns-repeated="1002"/>
        </table:table-row>
        <table:table-row table:style-name="ro1">
          <table:table-cell/>
          <table:table-cell table:style-name="ce49" office:value-type="string" calcext:value-type="string">
            <text:p>interesting_nidf_model_bfw_setting_minus_04</text:p>
          </table:table-cell>
          <table:table-cell office:value-type="string" calcext:value-type="string">
            <text:p>0.0 0.7 0.8 3.0</text:p>
          </table:table-cell>
          <table:table-cell office:value-type="string" calcext:value-type="string">
            <text:p>0.0 1.0 1.2 5.0</text:p>
          </table:table-cell>
          <table:table-cell office:value-type="string" calcext:value-type="string">
            <text:p>-3.0 0.3 2.4 4.0</text:p>
          </table:table-cell>
          <table:table-cell office:value-type="string" calcext:value-type="string">
            <text:p>0.0 1.7 1.5 6.0</text:p>
          </table:table-cell>
          <table:table-cell/>
          <table:table-cell office:value-type="string" calcext:value-type="string">
            <text:p>0.0 2.1 1.5 6.0</text:p>
          </table:table-cell>
          <table:table-cell office:value-type="string" calcext:value-type="string">
            <text:p>0.0 2.0 2.6 8.0</text:p>
          </table:table-cell>
          <table:table-cell office:value-type="string" calcext:value-type="string">
            <text:p>0.0 0.9 0.4 2.0</text:p>
          </table:table-cell>
          <table:table-cell office:value-type="string" calcext:value-type="string">
            <text:p>0.0 1.9 1.4 5.0</text:p>
          </table:table-cell>
          <table:table-cell office:value-type="string" calcext:value-type="string">
            <text:p>0.0 0.7 0.7 3.0</text:p>
          </table:table-cell>
          <table:table-cell office:value-type="string" calcext:value-type="string">
            <text:p>0.0 1.3 1.3 4.0</text:p>
          </table:table-cell>
          <table:table-cell table:style-name="ce63" office:value-type="string" calcext:value-type="string">
            <text:p>1.0 2.6 0.9 4.0</text:p>
          </table:table-cell>
          <table:table-cell office:value-type="string" calcext:value-type="string">
            <text:p>1.0 2.8 0.9 4.0</text:p>
          </table:table-cell>
          <table:table-cell office:value-type="string" calcext:value-type="string">
            <text:p>1.0 3.3 0.5 4.0</text:p>
          </table:table-cell>
          <table:table-cell office:value-type="string" calcext:value-type="string">
            <text:p>1.0 2.4 0.8 4.0</text:p>
          </table:table-cell>
          <table:table-cell table:number-columns-repeated="2" office:value-type="string" calcext:value-type="string">
            <text:p>1.0 3.6 0.4 4.0</text:p>
          </table:table-cell>
          <table:table-cell office:value-type="string" calcext:value-type="string">
            <text:p>1.0 2.5 0.4 4.0</text:p>
          </table:table-cell>
          <table:table-cell office:value-type="string" calcext:value-type="string">
            <text:p>2.0 2.9 0.1 3.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50" office:value-type="string" calcext:value-type="string">
            <text:p>inquisitive_model_ct_setting10_better</text:p>
          </table:table-cell>
          <table:table-cell office:value-type="string" calcext:value-type="string">
            <text:p>0.0 1.1 1.2 5.0</text:p>
          </table:table-cell>
          <table:table-cell office:value-type="string" calcext:value-type="string">
            <text:p>0.0 1.4 1.3 5.0</text:p>
          </table:table-cell>
          <table:table-cell office:value-type="string" calcext:value-type="string">
            <text:p>-5.0 0.3 2.7 5.0</text:p>
          </table:table-cell>
          <table:table-cell office:value-type="string" calcext:value-type="string">
            <text:p>0.0 2.5 2.3 7.0</text:p>
          </table:table-cell>
          <table:table-cell/>
          <table:table-cell office:value-type="string" calcext:value-type="string">
            <text:p>0.0 4.7 7.6 11.0</text:p>
          </table:table-cell>
          <table:table-cell office:value-type="string" calcext:value-type="string">
            <text:p>0.0 0.1 0.1 2.0</text:p>
          </table:table-cell>
          <table:table-cell table:style-name="ce58" office:value-type="string" calcext:value-type="string">
            <text:p>0.0 2.3 2.0 6.0</text:p>
          </table:table-cell>
          <table:table-cell table:style-name="ce56" office:value-type="string" calcext:value-type="string">
            <text:p>0.0 0.1 0.1 2.0</text:p>
          </table:table-cell>
          <table:table-cell table:style-name="ce56" office:value-type="string" calcext:value-type="string">
            <text:p>0.0 0.0 0.0 0.0</text:p>
          </table:table-cell>
          <table:table-cell table:style-name="ce58" office:value-type="string" calcext:value-type="string">
            <text:p>0.0 2.5 2.1 6.0</text:p>
          </table:table-cell>
          <table:table-cell table:number-columns-repeated="2" office:value-type="string" calcext:value-type="string">
            <text:p>1.0 2.8 0.9 4.0</text:p>
          </table:table-cell>
          <table:table-cell table:style-name="ce64" office:value-type="string" calcext:value-type="string">
            <text:p>1.0 3.2 0.6 4.0</text:p>
          </table:table-cell>
          <table:table-cell office:value-type="string" calcext:value-type="string">
            <text:p>1.0 2.3 0.9 4.0</text:p>
          </table:table-cell>
          <table:table-cell office:value-type="string" calcext:value-type="string">
            <text:p>1.0 3.6 0.4 4.0</text:p>
          </table:table-cell>
          <table:table-cell office:value-type="string" calcext:value-type="string">
            <text:p>1.0 3.5 0.5 4.0</text:p>
          </table:table-cell>
          <table:table-cell table:style-name="ce58" office:value-type="string" calcext:value-type="string">
            <text:p>1.0 2.9 0.3 4.0</text:p>
          </table:table-cell>
          <table:table-cell table:style-name="ce59" office:value-type="string" calcext:value-type="string">
            <text:p>1.0 2.8 0.2 3.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50" office:value-type="string" calcext:value-type="string">
            <text:p>inquisitive_model_ct_setting04</text:p>
          </table:table-cell>
          <table:table-cell table:style-name="ce49" office:value-type="string" calcext:value-type="string">
            <text:p>0.0 1.2 1.3 4.0</text:p>
          </table:table-cell>
          <table:table-cell office:value-type="string" calcext:value-type="string">
            <text:p>0.0 1.4 1.4 6.0</text:p>
          </table:table-cell>
          <table:table-cell office:value-type="string" calcext:value-type="string">
            <text:p>-4.0 0.2 2.6 4.0</text:p>
          </table:table-cell>
          <table:table-cell office:value-type="string" calcext:value-type="string">
            <text:p>0.0 2.7 2.8 8.0</text:p>
          </table:table-cell>
          <table:table-cell/>
          <table:table-cell office:value-type="string" calcext:value-type="string">
            <text:p>0.0 2.3 2.2 7.0</text:p>
          </table:table-cell>
          <table:table-cell office:value-type="string" calcext:value-type="string">
            <text:p>0.0 2.1 2.8 8.0</text:p>
          </table:table-cell>
          <table:table-cell office:value-type="string" calcext:value-type="string">
            <text:p>0.0 0.9 0.6 4.0</text:p>
          </table:table-cell>
          <table:table-cell office:value-type="string" calcext:value-type="string">
            <text:p>0.0 1.8 1.2 5.0</text:p>
          </table:table-cell>
          <table:table-cell office:value-type="string" calcext:value-type="string">
            <text:p>0.0 0.8 0.9 4.0</text:p>
          </table:table-cell>
          <table:table-cell office:value-type="string" calcext:value-type="string">
            <text:p>0.0 1.1 1.1 4.0</text:p>
          </table:table-cell>
          <table:table-cell office:value-type="string" calcext:value-type="string">
            <text:p>1.0 2.8 0.7 4.0</text:p>
          </table:table-cell>
          <table:table-cell office:value-type="string" calcext:value-type="string">
            <text:p>1.0 2.9 0.9 4.0</text:p>
          </table:table-cell>
          <table:table-cell office:value-type="string" calcext:value-type="string">
            <text:p>1.0 3.4 0.5 4.0</text:p>
          </table:table-cell>
          <table:table-cell office:value-type="string" calcext:value-type="string">
            <text:p>1.0 2.4 1.1 4.0</text:p>
          </table:table-cell>
          <table:table-cell office:value-type="string" calcext:value-type="string">
            <text:p>1.0 3.6 0.5 4.0</text:p>
          </table:table-cell>
          <table:table-cell office:value-type="string" calcext:value-type="string">
            <text:p>1.0 3.6 0.3 4.0</text:p>
          </table:table-cell>
          <table:table-cell office:value-type="string" calcext:value-type="string">
            <text:p>1.0 2.6 0.4 4.0</text:p>
          </table:table-cell>
          <table:table-cell office:value-type="string" calcext:value-type="string">
            <text:p>1.0 2.9 0.1 3.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50" office:value-type="string" calcext:value-type="string">
            <text:p>repetition_model_setting12</text:p>
          </table:table-cell>
          <table:table-cell office:value-type="string" calcext:value-type="string">
            <text:p>0.0 1.1 1.5 7.0</text:p>
          </table:table-cell>
          <table:table-cell office:value-type="string" calcext:value-type="string">
            <text:p>0.0 1.2 1.4 5.0</text:p>
          </table:table-cell>
          <table:table-cell table:style-name="ce49" office:value-type="string" calcext:value-type="string">
            <text:p>-7.0 0.1 3.4 5.0</text:p>
          </table:table-cell>
          <table:table-cell office:value-type="string" calcext:value-type="string">
            <text:p>0.0 2.3 2.5 7.0</text:p>
          </table:table-cell>
          <table:table-cell/>
          <table:table-cell office:value-type="string" calcext:value-type="string">
            <text:p>0.0 2.5 1.9 7.0</text:p>
          </table:table-cell>
          <table:table-cell office:value-type="string" calcext:value-type="string">
            <text:p>0.0 1.3 1.4 6.0</text:p>
          </table:table-cell>
          <table:table-cell office:value-type="string" calcext:value-type="string">
            <text:p>0.0 0.9 0.5 3.0</text:p>
          </table:table-cell>
          <table:table-cell office:value-type="string" calcext:value-type="string">
            <text:p>0.0 1.8 1.6 5.0</text:p>
          </table:table-cell>
          <table:table-cell table:style-name="ce56" office:value-type="string" calcext:value-type="string">
            <text:p>0.0 0.4 0.4 3.0</text:p>
          </table:table-cell>
          <table:table-cell table:style-name="ce58" office:value-type="string" calcext:value-type="string">
            <text:p>0.0 1.5 2.2 6.0</text:p>
          </table:table-cell>
          <table:table-cell table:number-columns-repeated="2" office:value-type="string" calcext:value-type="string">
            <text:p>1.0 2.9 0.8 4.0</text:p>
          </table:table-cell>
          <table:table-cell table:style-name="ce64" office:value-type="string" calcext:value-type="string">
            <text:p>1.0 3.2 0.5 4.0</text:p>
          </table:table-cell>
          <table:table-cell office:value-type="string" calcext:value-type="string">
            <text:p>1.0 2.3 1.0 4.0</text:p>
          </table:table-cell>
          <table:table-cell table:number-columns-repeated="2" office:value-type="string" calcext:value-type="string">
            <text:p>1.0 3.6 0.4 4.0</text:p>
          </table:table-cell>
          <table:table-cell office:value-type="string" calcext:value-type="string">
            <text:p>1.0 2.6 0.4 4.0</text:p>
          </table:table-cell>
          <table:table-cell table:style-name="ce59" office:value-type="string" calcext:value-type="string">
            <text:p>1.0 2.8 0.1 3.0</text:p>
          </table:table-cell>
          <table:table-cell table:number-columns-repeated="1002"/>
        </table:table-row>
        <table:table-row table:style-name="ro1">
          <table:table-cell/>
          <table:table-cell table:style-name="ce49" office:value-type="string" calcext:value-type="string">
            <text:p>interesting_nidf_model_ct_setting9</text:p>
          </table:table-cell>
          <table:table-cell table:style-name="ce59" office:value-type="string" calcext:value-type="string">
            <text:p>0.0 1.5 2.1 9.0</text:p>
          </table:table-cell>
          <table:table-cell table:style-name="ce59" office:value-type="string" calcext:value-type="string">
            <text:p>0.0 1.6 1.8 5.0</text:p>
          </table:table-cell>
          <table:table-cell table:style-name="ce49" office:value-type="string" calcext:value-type="string">
            <text:p>-9.0 0.1 4.5 5.0</text:p>
          </table:table-cell>
          <table:table-cell table:style-name="ce59" office:value-type="string" calcext:value-type="string">
            <text:p>0.0 3.1 3.3 9.0</text:p>
          </table:table-cell>
          <table:table-cell/>
          <table:table-cell table:style-name="ce56" office:value-type="string" calcext:value-type="string">
            <text:p>0.0 0.7 0.7 4.0</text:p>
          </table:table-cell>
          <table:table-cell office:value-type="string" calcext:value-type="string">
            <text:p>0.0 3.8 3.7 8.0</text:p>
          </table:table-cell>
          <table:table-cell table:style-name="ce56" office:value-type="string" calcext:value-type="string">
            <text:p>0.0 0.1 0.1 1.0</text:p>
          </table:table-cell>
          <table:table-cell table:style-name="ce58" office:value-type="string" calcext:value-type="string">
            <text:p>0.0 2.3 1.5 5.0</text:p>
          </table:table-cell>
          <table:table-cell office:value-type="string" calcext:value-type="string">
            <text:p>0.0 1.4 1.1 4.0</text:p>
          </table:table-cell>
          <table:table-cell table:style-name="ce56" office:value-type="string" calcext:value-type="string">
            <text:p>0.0 0.7 0.8 3.0</text:p>
          </table:table-cell>
          <table:table-cell table:number-columns-repeated="2" office:value-type="string" calcext:value-type="string">
            <text:p>1.0 2.8 0.7 4.0</text:p>
          </table:table-cell>
          <table:table-cell table:style-name="ce64" office:value-type="string" calcext:value-type="string">
            <text:p>1.0 3.1 0.7 4.0</text:p>
          </table:table-cell>
          <table:table-cell office:value-type="string" calcext:value-type="string">
            <text:p>1.0 2.4 0.9 4.0</text:p>
          </table:table-cell>
          <table:table-cell office:value-type="string" calcext:value-type="string">
            <text:p>2.0 3.6 0.4 4.0</text:p>
          </table:table-cell>
          <table:table-cell office:value-type="string" calcext:value-type="string">
            <text:p>2.0 3.6 0.3 4.0</text:p>
          </table:table-cell>
          <table:table-cell table:style-name="ce56" office:value-type="string" calcext:value-type="string">
            <text:p>1.0 2.3 0.5 4.0</text:p>
          </table:table-cell>
          <table:table-cell office:value-type="string" calcext:value-type="string">
            <text:p>1.0 2.9 0.1 3.0</text:p>
          </table:table-cell>
          <table:table-cell table:number-columns-repeated="1002"/>
        </table:table-row>
        <table:table-row table:style-name="ro1">
          <table:table-cell/>
          <table:table-cell table:style-name="ce49" office:value-type="string" calcext:value-type="string">
            <text:p>interesting_nidf_model_ct_setting4</text:p>
          </table:table-cell>
          <table:table-cell table:style-name="ce49" office:value-type="string" calcext:value-type="string">
            <text:p>0.0 1.2 1.4 5.0</text:p>
          </table:table-cell>
          <table:table-cell office:value-type="string" calcext:value-type="string">
            <text:p>0.0 1.4 1.4 5.0</text:p>
          </table:table-cell>
          <table:table-cell office:value-type="string" calcext:value-type="string">
            <text:p>-4.0 0.2 3.2 5.0</text:p>
          </table:table-cell>
          <table:table-cell office:value-type="string" calcext:value-type="string">
            <text:p>0.0 2.6 2.3 9.0</text:p>
          </table:table-cell>
          <table:table-cell/>
          <table:table-cell table:style-name="ce49" office:value-type="string" calcext:value-type="string">
            <text:p>0.0 1.8 1.5 5.0</text:p>
          </table:table-cell>
          <table:table-cell office:value-type="string" calcext:value-type="string">
            <text:p>0.0 2.4 2.2 7.0</text:p>
          </table:table-cell>
          <table:table-cell office:value-type="string" calcext:value-type="string">
            <text:p>0.0 0.6 0.5 2.0</text:p>
          </table:table-cell>
          <table:table-cell table:style-name="ce58" office:value-type="string" calcext:value-type="string">
            <text:p>0.0 2.0 1.2 5.0</text:p>
          </table:table-cell>
          <table:table-cell office:value-type="string" calcext:value-type="string">
            <text:p>0.0 0.9 0.8 4.0</text:p>
          </table:table-cell>
          <table:table-cell office:value-type="string" calcext:value-type="string">
            <text:p>0.0 1.3 1.1 4.0</text:p>
          </table:table-cell>
          <table:table-cell office:value-type="string" calcext:value-type="string">
            <text:p>1.0 2.8 0.6 4.0</text:p>
          </table:table-cell>
          <table:table-cell office:value-type="string" calcext:value-type="string">
            <text:p>1.0 2.8 0.8 4.0</text:p>
          </table:table-cell>
          <table:table-cell table:style-name="ce64" office:value-type="string" calcext:value-type="string">
            <text:p>1.0 3.2 0.6 4.0</text:p>
          </table:table-cell>
          <table:table-cell office:value-type="string" calcext:value-type="string">
            <text:p>1.0 2.3 1.0 4.0</text:p>
          </table:table-cell>
          <table:table-cell office:value-type="string" calcext:value-type="string">
            <text:p>2.0 3.6 0.3 4.0</text:p>
          </table:table-cell>
          <table:table-cell office:value-type="string" calcext:value-type="string">
            <text:p>1.0 3.5 0.4 4.0</text:p>
          </table:table-cell>
          <table:table-cell office:value-type="string" calcext:value-type="string">
            <text:p>1.0 2.6 0.4 4.0</text:p>
          </table:table-cell>
          <table:table-cell office:value-type="string" calcext:value-type="string">
            <text:p>2.0 2.9 0.1 3.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alking stick</text:p>
          </table:table-cell>
          <table:table-cell office:value-type="string" calcext:value-type="string">
            <text:p>interesting_nidf_model_bfw_setting_08</text:p>
          </table:table-cell>
          <table:table-cell table:style-name="ce58" office:value-type="string" calcext:value-type="string">
            <text:p>0.0 2.2 3.8 9.0</text:p>
          </table:table-cell>
          <table:table-cell table:style-name="ce58" office:value-type="string" calcext:value-type="string">
            <text:p>0.0 1.8 3.1 7.0</text:p>
          </table:table-cell>
          <table:table-cell table:style-name="ce56" office:value-type="string" calcext:value-type="string">
            <text:p>-9.0 -0.4 7.1 6.0</text:p>
          </table:table-cell>
          <table:table-cell office:value-type="string" calcext:value-type="string">
            <text:p>0.0 4.0 6.7 10.0</text:p>
          </table:table-cell>
          <table:table-cell/>
          <table:table-cell table:style-name="ce49" office:value-type="string" calcext:value-type="string">
            <text:p>0.0 1.0 1.6 6.0</text:p>
          </table:table-cell>
          <table:table-cell table:style-name="ce58" office:value-type="string" calcext:value-type="string">
            <text:p>0.0 4.1 5.4 10.0</text:p>
          </table:table-cell>
          <table:table-cell office:value-type="string" calcext:value-type="string">
            <text:p>0.0 0.5 0.5 3.0</text:p>
          </table:table-cell>
          <table:table-cell office:value-type="string" calcext:value-type="string">
            <text:p>0.0 1.7 1.0 4.0</text:p>
          </table:table-cell>
          <table:table-cell table:style-name="ce58" office:value-type="string" calcext:value-type="string">
            <text:p>0.0 1.8 1.3 5.0</text:p>
          </table:table-cell>
          <table:table-cell office:value-type="string" calcext:value-type="string">
            <text:p>0.0 0.9 1.1 5.0</text:p>
          </table:table-cell>
          <table:table-cell table:style-name="ce63" office:value-type="string" calcext:value-type="string">
            <text:p>1.0 2.5 1.3 4.0</text:p>
          </table:table-cell>
          <table:table-cell table:style-name="ce56" office:value-type="string" calcext:value-type="string">
            <text:p>1.0 2.4 1.5 4.0</text:p>
          </table:table-cell>
          <table:table-cell table:style-name="ce67" office:value-type="string" calcext:value-type="string">
            <text:p>1.0 2.6 1.1 4.0</text:p>
          </table:table-cell>
          <table:table-cell office:value-type="string" calcext:value-type="string">
            <text:p>1.0 1.9 0.9 4.0</text:p>
          </table:table-cell>
          <table:table-cell table:style-name="ce56" office:value-type="string" calcext:value-type="string">
            <text:p>1.0 2.7 1.6 4.0</text:p>
          </table:table-cell>
          <table:table-cell table:style-name="ce56" office:value-type="string" calcext:value-type="string">
            <text:p>1.0 2.9 0.8 4.0</text:p>
          </table:table-cell>
          <table:table-cell table:style-name="ce56" office:value-type="string" calcext:value-type="string">
            <text:p>1.0 2.0 0.7 4.0</text:p>
          </table:table-cell>
          <table:table-cell table:style-name="ce59" office:value-type="string" calcext:value-type="string">
            <text:p>1.0 2.8 0.3 3.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49" office:value-type="string" calcext:value-type="string">
            <text:p>responsiveness_model_bfw_setting_00</text:p>
          </table:table-cell>
          <table:table-cell table:style-name="ce49" office:value-type="string" calcext:value-type="string">
            <text:p>0.0 1.2 1.2 5.0</text:p>
          </table:table-cell>
          <table:table-cell office:value-type="string" calcext:value-type="string">
            <text:p>0.0 0.8 0.7 3.0</text:p>
          </table:table-cell>
          <table:table-cell table:style-name="ce56" office:value-type="string" calcext:value-type="string">
            <text:p>-4.0 -0.3 2.1 3.0</text:p>
          </table:table-cell>
          <table:table-cell office:value-type="string" calcext:value-type="string">
            <text:p>0.0 2.0 1.6 7.0</text:p>
          </table:table-cell>
          <table:table-cell/>
          <table:table-cell office:value-type="string" calcext:value-type="string">
            <text:p>0.0 2.2 1.5 5.0</text:p>
          </table:table-cell>
          <table:table-cell office:value-type="string" calcext:value-type="string">
            <text:p>0.0 2.1 2.2 6.0</text:p>
          </table:table-cell>
          <table:table-cell office:value-type="string" calcext:value-type="string">
            <text:p>0.0 0.8 0.4 2.0</text:p>
          </table:table-cell>
          <table:table-cell table:style-name="ce58" office:value-type="string" calcext:value-type="string">
            <text:p>0.0 2.0 1.4 5.0</text:p>
          </table:table-cell>
          <table:table-cell office:value-type="string" calcext:value-type="string">
            <text:p>0.0 0.7 0.6 3.0</text:p>
          </table:table-cell>
          <table:table-cell office:value-type="string" calcext:value-type="string">
            <text:p>0.0 1.1 1.1 5.0</text:p>
          </table:table-cell>
          <table:table-cell office:value-type="string" calcext:value-type="string">
            <text:p>1.0 2.9 0.7 4.0</text:p>
          </table:table-cell>
          <table:table-cell table:style-name="ce59" office:value-type="string" calcext:value-type="string">
            <text:p>1.0 3.0 0.8 4.0</text:p>
          </table:table-cell>
          <table:table-cell office:value-type="string" calcext:value-type="string">
            <text:p>1.0 3.4 0.5 4.0</text:p>
          </table:table-cell>
          <table:table-cell table:style-name="ce65" office:value-type="string" calcext:value-type="string">
            <text:p>1.0 2.7 1.0 4.0</text:p>
          </table:table-cell>
          <table:table-cell table:number-columns-repeated="2" table:style-name="ce58" office:value-type="string" calcext:value-type="string">
            <text:p>1.0 3.7 0.3 4.0</text:p>
          </table:table-cell>
          <table:table-cell office:value-type="string" calcext:value-type="string">
            <text:p>1.0 2.6 0.4 4.0</text:p>
          </table:table-cell>
          <table:table-cell office:value-type="string" calcext:value-type="string">
            <text:p>1.0 3.0 0.1 3.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57" office:value-type="string" calcext:value-type="string">
            <text:p>interesting_nidf_model_bfw_setting_04</text:p>
          </table:table-cell>
          <table:table-cell table:style-name="ce59" office:value-type="string" calcext:value-type="string">
            <text:p>0.0 1.5 2.3 6.0</text:p>
          </table:table-cell>
          <table:table-cell table:style-name="ce58" office:value-type="string" calcext:value-type="string">
            <text:p>0.0 2.0 2.4 7.0</text:p>
          </table:table-cell>
          <table:table-cell office:value-type="string" calcext:value-type="string">
            <text:p>-5.0 0.5 4.8 7.0</text:p>
          </table:table-cell>
          <table:table-cell table:style-name="ce59" office:value-type="string" calcext:value-type="string">
            <text:p>0.0 3.4 4.4 9.0</text:p>
          </table:table-cell>
          <table:table-cell/>
          <table:table-cell office:value-type="string" calcext:value-type="string">
            <text:p>0.0 2.2 2.3 8.0</text:p>
          </table:table-cell>
          <table:table-cell office:value-type="string" calcext:value-type="string">
            <text:p>0.0 2.4 2.7 7.0</text:p>
          </table:table-cell>
          <table:table-cell office:value-type="string" calcext:value-type="string">
            <text:p>0.0 0.9 0.6 4.0</text:p>
          </table:table-cell>
          <table:table-cell office:value-type="string" calcext:value-type="string">
            <text:p>0.0 1.6 1.2 4.0</text:p>
          </table:table-cell>
          <table:table-cell office:value-type="string" calcext:value-type="string">
            <text:p>0.0 0.9 0.7 3.0</text:p>
          </table:table-cell>
          <table:table-cell table:style-name="ce58" office:value-type="string" calcext:value-type="string">
            <text:p>0.0 1.4 1.2 4.0</text:p>
          </table:table-cell>
          <table:table-cell table:style-name="ce62" office:value-type="string" calcext:value-type="string">
            <text:p>1.0 3.0 0.6 4.0</text:p>
          </table:table-cell>
          <table:table-cell table:style-name="ce59" office:value-type="string" calcext:value-type="string">
            <text:p>1.0 3.0 0.7 4.0</text:p>
          </table:table-cell>
          <table:table-cell office:value-type="string" calcext:value-type="string">
            <text:p>2.0 3.4 0.3 4.0</text:p>
          </table:table-cell>
          <table:table-cell table:style-name="ce65" office:value-type="string" calcext:value-type="string">
            <text:p>1.0 2.5 0.8 4.0</text:p>
          </table:table-cell>
          <table:table-cell table:style-name="ce58" office:value-type="string" calcext:value-type="string">
            <text:p>2.0 3.7 0.3 4.0</text:p>
          </table:table-cell>
          <table:table-cell office:value-type="string" calcext:value-type="string">
            <text:p>2.0 3.6 0.3 4.0</text:p>
          </table:table-cell>
          <table:table-cell table:style-name="ce58" office:value-type="string" calcext:value-type="string">
            <text:p>1.0 2.7 0.3 4.0</text:p>
          </table:table-cell>
          <table:table-cell office:value-type="string" calcext:value-type="string">
            <text:p>2.0 3.0 0.0 3.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baseline_model</text:p>
          </table:table-cell>
          <table:table-cell table:style-name="ce56" office:value-type="string" calcext:value-type="string">
            <text:p>0.0 0.7 0.5 3.0</text:p>
          </table:table-cell>
          <table:table-cell table:style-name="ce56" office:value-type="string" calcext:value-type="string">
            <text:p>0.0 0.6 0.8 5.0</text:p>
          </table:table-cell>
          <table:table-cell table:style-name="ce56" office:value-type="string" calcext:value-type="string">
            <text:p>-3.0 -0.1 1.7 4.0</text:p>
          </table:table-cell>
          <table:table-cell office:value-type="string" calcext:value-type="string">
            <text:p>0.0 1.3 1.0 6.0</text:p>
          </table:table-cell>
          <table:table-cell/>
          <table:table-cell office:value-type="string" calcext:value-type="string">
            <text:p>0.0 3.1 3.0 9.0</text:p>
          </table:table-cell>
          <table:table-cell office:value-type="string" calcext:value-type="string">
            <text:p>0.0 0.8 1.0 5.0</text:p>
          </table:table-cell>
          <table:table-cell table:style-name="ce58" office:value-type="string" calcext:value-type="string">
            <text:p>0.0 1.3 1.1 5.0</text:p>
          </table:table-cell>
          <table:table-cell office:value-type="string" calcext:value-type="string">
            <text:p>0.0 1.5 1.3 4.0</text:p>
          </table:table-cell>
          <table:table-cell table:style-name="ce56" office:value-type="string" calcext:value-type="string">
            <text:p>0.0 0.1 0.1 2.0</text:p>
          </table:table-cell>
          <table:table-cell table:style-name="ce58" office:value-type="string" calcext:value-type="string">
            <text:p>0.0 1.8 1.8 5.0</text:p>
          </table:table-cell>
          <table:table-cell table:style-name="ce63" office:value-type="string" calcext:value-type="string">
            <text:p>1.0 2.4 0.9 4.0</text:p>
          </table:table-cell>
          <table:table-cell table:style-name="ce56" office:value-type="string" calcext:value-type="string">
            <text:p>1.0 2.4 1.0 4.0</text:p>
          </table:table-cell>
          <table:table-cell table:style-name="ce67" office:value-type="string" calcext:value-type="string">
            <text:p>1.0 2.6 0.7 4.0</text:p>
          </table:table-cell>
          <table:table-cell table:style-name="ce67" office:value-type="string" calcext:value-type="string">
            <text:p>1.0 1.8 0.7 4.0</text:p>
          </table:table-cell>
          <table:table-cell table:style-name="ce56" office:value-type="string" calcext:value-type="string">
            <text:p>1.0 3.2 0.9 4.0</text:p>
          </table:table-cell>
          <table:table-cell table:style-name="ce56" office:value-type="string" calcext:value-type="string">
            <text:p>1.0 3.4 0.6 4.0</text:p>
          </table:table-cell>
          <table:table-cell office:value-type="string" calcext:value-type="string">
            <text:p>1.0 2.5 0.5 4.0</text:p>
          </table:table-cell>
          <table:table-cell table:style-name="ce56" office:value-type="string" calcext:value-type="string">
            <text:p>1.0 2.1 0.5 3.0</text:p>
          </table:table-cell>
          <table:table-cell table:style-name="ce56" table:number-columns-repeated="1002"/>
        </table:table-row>
        <table:table-row table:style-name="ro1" table:number-rows-repeated="5"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1002"/>
        </table:table-row>
        <table:table-row table:style-name="ro1">
          <table:table-cell office:value-type="string" calcext:value-type="string">
            <text:p>best</text:p>
          </table:table-cell>
          <table:table-cell table:style-name="ce57" office:value-type="string" calcext:value-type="string">
            <text:p>interesting_nidf_model_bfw_setting_06</text:p>
          </table:table-cell>
          <table:table-cell table:style-name="ce58" office:value-type="string" calcext:value-type="string">
            <text:p>0.0 1.8 2.9 8.0</text:p>
          </table:table-cell>
          <table:table-cell table:style-name="ce58" office:value-type="string" calcext:value-type="string">
            <text:p>0.0 2.2 3.4 9.0</text:p>
          </table:table-cell>
          <table:table-cell office:value-type="string" calcext:value-type="string">
            <text:p>-8.0 0.4 8.0 9.0</text:p>
          </table:table-cell>
          <table:table-cell table:style-name="ce58" office:value-type="string" calcext:value-type="string">
            <text:p>0.0 4.0 4.7 10.0</text:p>
          </table:table-cell>
          <table:table-cell/>
          <table:table-cell table:style-name="ce59" office:value-type="string" calcext:value-type="string">
            <text:p>0.0 1.6 2.1 7.0</text:p>
          </table:table-cell>
          <table:table-cell office:value-type="string" calcext:value-type="string">
            <text:p>0.0 2.9 2.7 9.0</text:p>
          </table:table-cell>
          <table:table-cell table:style-name="ce59" office:value-type="string" calcext:value-type="string">
            <text:p>0.0 0.7 0.6 3.0</text:p>
          </table:table-cell>
          <table:table-cell office:value-type="string" calcext:value-type="string">
            <text:p>0.0 1.5 1.2 4.0</text:p>
          </table:table-cell>
          <table:table-cell office:value-type="string" calcext:value-type="string">
            <text:p>0.0 1.1 1.0 4.0</text:p>
          </table:table-cell>
          <table:table-cell office:value-type="string" calcext:value-type="string">
            <text:p>0.0 1.3 1.3 4.0</text:p>
          </table:table-cell>
          <table:table-cell table:style-name="ce61" office:value-type="string" calcext:value-type="string">
            <text:p>1.0 3.1 0.6 4.0</text:p>
          </table:table-cell>
          <table:table-cell table:style-name="ce59" office:value-type="string" calcext:value-type="string">
            <text:p>1.0 3.0 0.8 4.0</text:p>
          </table:table-cell>
          <table:table-cell table:style-name="ce66" office:value-type="string" calcext:value-type="string">
            <text:p>1.0 3.2 0.6 4.0</text:p>
          </table:table-cell>
          <table:table-cell table:style-name="ce66" office:value-type="string" calcext:value-type="string">
            <text:p>1.0 2.4 1.1 4.0</text:p>
          </table:table-cell>
          <table:table-cell table:style-name="ce70" office:value-type="string" calcext:value-type="string">
            <text:p>1.0 3.5 0.6 4.0</text:p>
          </table:table-cell>
          <table:table-cell table:style-name="ce70" office:value-type="string" calcext:value-type="string">
            <text:p>2.0 3.5 0.4 4.0</text:p>
          </table:table-cell>
          <table:table-cell table:style-name="ce71" office:value-type="string" calcext:value-type="string">
            <text:p>1.0 2.6 0.4 4.0</text:p>
          </table:table-cell>
          <table:table-cell office:value-type="string" calcext:value-type="string">
            <text:p>2.0 2.9 0.1 3.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51" office:value-type="string" calcext:value-type="string">
            <text:p>interesting_nidf_model_bfw_setting_04</text:p>
          </table:table-cell>
          <table:table-cell table:style-name="ce59" office:value-type="string" calcext:value-type="string">
            <text:p>0.0 1.5 2.3 6.0</text:p>
          </table:table-cell>
          <table:table-cell table:style-name="ce58" office:value-type="string" calcext:value-type="string">
            <text:p>0.0 2.0 2.4 7.0</text:p>
          </table:table-cell>
          <table:table-cell office:value-type="string" calcext:value-type="string">
            <text:p>-5.0 0.5 4.8 7.0</text:p>
          </table:table-cell>
          <table:table-cell table:style-name="ce58" office:value-type="string" calcext:value-type="string">
            <text:p>0.0 3.4 4.4 9.0</text:p>
          </table:table-cell>
          <table:table-cell/>
          <table:table-cell office:value-type="string" calcext:value-type="string">
            <text:p>0.0 2.2 2.3 8.0</text:p>
          </table:table-cell>
          <table:table-cell office:value-type="string" calcext:value-type="string">
            <text:p>0.0 2.4 2.7 7.0</text:p>
          </table:table-cell>
          <table:table-cell table:style-name="ce58" office:value-type="string" calcext:value-type="string">
            <text:p>0.0 0.9 0.6 4.0</text:p>
          </table:table-cell>
          <table:table-cell table:style-name="ce58" office:value-type="string" calcext:value-type="string">
            <text:p>0.0 1.6 1.2 4.0</text:p>
          </table:table-cell>
          <table:table-cell office:value-type="string" calcext:value-type="string">
            <text:p>0.0 0.9 0.7 3.0</text:p>
          </table:table-cell>
          <table:table-cell table:style-name="ce58" office:value-type="string" calcext:value-type="string">
            <text:p>0.0 1.4 1.2 4.0</text:p>
          </table:table-cell>
          <table:table-cell table:style-name="ce62" office:value-type="string" calcext:value-type="string">
            <text:p>1.0 3.0 0.6 4.0</text:p>
          </table:table-cell>
          <table:table-cell table:style-name="ce59" office:value-type="string" calcext:value-type="string">
            <text:p>1.0 3.0 0.7 4.0</text:p>
          </table:table-cell>
          <table:table-cell office:value-type="string" calcext:value-type="string">
            <text:p>2.0 3.4 0.3 4.0</text:p>
          </table:table-cell>
          <table:table-cell table:style-name="ce65" office:value-type="string" calcext:value-type="string">
            <text:p>1.0 2.5 0.8 4.0</text:p>
          </table:table-cell>
          <table:table-cell table:style-name="ce58" office:value-type="string" calcext:value-type="string">
            <text:p>2.0 3.7 0.3 4.0</text:p>
          </table:table-cell>
          <table:table-cell office:value-type="string" calcext:value-type="string">
            <text:p>2.0 3.6 0.3 4.0</text:p>
          </table:table-cell>
          <table:table-cell table:style-name="ce58" office:value-type="string" calcext:value-type="string">
            <text:p>1.0 2.7 0.3 4.0</text:p>
          </table:table-cell>
          <table:table-cell office:value-type="string" calcext:value-type="string">
            <text:p>2.0 3.0 0.0 3.0</text:p>
          </table:table-cell>
          <table:table-cell table:number-columns-repeated="1002"/>
        </table:table-row>
        <table:table-row table:style-name="ro1">
          <table:table-cell table:style-name="ce49"/>
          <table:table-cell table:style-name="ce53" office:value-type="string" calcext:value-type="string">
            <text:p>human_eval</text:p>
          </table:table-cell>
          <table:table-cell table:style-name="ce59" office:value-type="string" calcext:value-type="string">
            <text:p>0.0 1.5 2.2 6.0</text:p>
          </table:table-cell>
          <table:table-cell table:style-name="ce59" office:value-type="string" calcext:value-type="string">
            <text:p>0.0 1.7 2.0 6.0</text:p>
          </table:table-cell>
          <table:table-cell office:value-type="string" calcext:value-type="string">
            <text:p>-6.0 0.2 3.7 6.0</text:p>
          </table:table-cell>
          <table:table-cell table:style-name="ce59" office:value-type="string" calcext:value-type="string">
            <text:p>0.0 3.2 4.5 10.0</text:p>
          </table:table-cell>
          <table:table-cell/>
          <table:table-cell table:style-name="ce59" office:value-type="string" calcext:value-type="string">
            <text:p>0.0 1.5 2.4 5.0</text:p>
          </table:table-cell>
          <table:table-cell table:style-name="ce59" office:value-type="string" calcext:value-type="string">
            <text:p>0.0 3.7 5.5 11.0</text:p>
          </table:table-cell>
          <table:table-cell table:style-name="ce59" office:value-type="string" calcext:value-type="string">
            <text:p>0.0 0.7 0.9 3.0</text:p>
          </table:table-cell>
          <table:table-cell table:style-name="ce59" office:value-type="string" calcext:value-type="string">
            <text:p>0.0 1.3 1.3 5.0</text:p>
          </table:table-cell>
          <table:table-cell table:style-name="ce59" office:value-type="string" calcext:value-type="string">
            <text:p>0.0 1.3 1.1 4.0</text:p>
          </table:table-cell>
          <table:table-cell table:style-name="ce59" office:value-type="string" calcext:value-type="string">
            <text:p>0.0 1.0 1.2 4.0</text:p>
          </table:table-cell>
          <table:table-cell table:style-name="ce61" office:value-type="string" calcext:value-type="string">
            <text:p>1.0 3.2 0.7 4.0</text:p>
          </table:table-cell>
          <table:table-cell table:style-name="ce58" office:value-type="string" calcext:value-type="string">
            <text:p>1.0 3.3 0.8 4.0</text:p>
          </table:table-cell>
          <table:table-cell table:style-name="ce68" office:value-type="string" calcext:value-type="string">
            <text:p>1.0 3.6 0.4 4.0</text:p>
          </table:table-cell>
          <table:table-cell table:style-name="ce68" office:value-type="string" calcext:value-type="string">
            <text:p>1.0 3.4 0.6 4.0</text:p>
          </table:table-cell>
          <table:table-cell table:style-name="ce58" office:value-type="string" calcext:value-type="string">
            <text:p>1.0 3.7 0.5 4.0</text:p>
          </table:table-cell>
          <table:table-cell table:style-name="ce58" office:value-type="string" calcext:value-type="string">
            <text:p>1.0 3.8 0.3 4.0</text:p>
          </table:table-cell>
          <table:table-cell office:value-type="string" calcext:value-type="string">
            <text:p>1.0 2.6 0.4 4.0</text:p>
          </table:table-cell>
          <table:table-cell office:value-type="string" calcext:value-type="string">
            <text:p>1.0 2.9 0.1 3.0</text:p>
          </table:table-cell>
          <table:table-cell table:style-name="ce49" table:number-columns-repeated="1002"/>
        </table:table-row>
      </table:table>
      <table:table table:name="all" table:style-name="ta1">
        <office:forms form:automatic-focus="false" form:apply-design-mode="false"/>
        <table:table-column table:style-name="co19" table:default-cell-style-name="Default"/>
        <table:table-column table:style-name="co15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4" table:default-cell-style-name="ce91"/>
        <table:table-column table:style-name="co25" table:default-cell-style-name="ce91"/>
        <table:table-column table:style-name="co26" table:default-cell-style-name="ce91"/>
        <table:table-column table:style-name="co1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91"/>
        <table:table-column table:style-name="co31" table:default-cell-style-name="ce91"/>
        <table:table-column table:style-name="co31" table:default-cell-style-name="ce98"/>
        <table:table-column table:style-name="co5" table:default-cell-style-name="ce100"/>
        <table:table-column table:style-name="co32" table:default-cell-style-name="ce91"/>
        <table:table-column table:style-name="co33" table:default-cell-style-name="ce91"/>
        <table:table-column table:style-name="co34" table:default-cell-style-name="ce100"/>
        <table:table-column table:style-name="co35" table:default-cell-style-name="ce100"/>
        <table:table-column table:style-name="co36" table:number-columns-repeated="2" table:default-cell-style-name="ce100"/>
        <table:table-column table:style-name="co36" table:default-cell-style-name="ce54"/>
        <table:table-column table:style-name="co5" table:default-cell-style-name="ce100"/>
        <table:table-column table:style-name="co5" table:default-cell-style-name="ce98"/>
        <table:table-column table:style-name="co37" table:default-cell-style-name="ce105"/>
        <table:table-column table:style-name="co29" table:number-columns-repeated="2" table:default-cell-style-name="ce105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5" table:number-columns-repeated="988" table:default-cell-style-name="Default"/>
        <table:table-row table:style-name="ro3">
          <table:table-cell table:style-name="ce72" office:value-type="string" calcext:value-type="string">
            <text:p>Name</text:p>
          </table:table-cell>
          <table:table-cell table:style-name="ce72" office:value-type="string" calcext:value-type="string">
            <text:p>Participants</text:p>
          </table:table-cell>
          <table:table-cell table:style-name="ce72" office:value-type="string" calcext:value-type="string">
            <text:p>Link</text:p>
          </table:table-cell>
          <table:table-cell table:style-name="ce72" office:value-type="string" calcext:value-type="string">
            <text:p>Type</text:p>
          </table:table-cell>
          <table:table-cell table:style-name="ce72" office:value-type="string" calcext:value-type="string">
            <text:p>Interface</text:p>
          </table:table-cell>
          <table:table-cell table:style-name="ce72" office:value-type="string" calcext:value-type="string">
            <text:p>#dialogues</text:p>
          </table:table-cell>
          <table:table-cell table:style-name="ce72" office:value-type="string" calcext:value-type="string">
            <text:p>#utterances</text:p>
          </table:table-cell>
          <table:table-cell table:style-name="ce72" office:value-type="string" calcext:value-type="string">
            <text:p>max#utterances/dialogue</text:p>
          </table:table-cell>
          <table:table-cell table:style-name="ce72" office:value-type="string" calcext:value-type="string">
            <text:p>max # frequent words per utterance &gt; 1 per dialogue</text:p>
          </table:table-cell>
          <table:table-cell table:style-name="ce86" office:value-type="string" calcext:value-type="string">
            <text:p>Utterance distribution between roles</text:p>
          </table:table-cell>
          <table:table-cell table:style-name="ce89"/>
          <table:table-cell table:style-name="ce86" office:value-type="string" calcext:value-type="string">
            <text:p>Utterance length distribution between roles</text:p>
          </table:table-cell>
          <table:table-cell table:style-name="ce72"/>
          <table:table-cell table:style-name="ce72" office:value-type="string" calcext:value-type="string">
            <text:p>Driver (initiator)</text:p>
          </table:table-cell>
          <table:table-cell table:number-columns-repeated="2" table:style-name="ce72" office:value-type="string" calcext:value-type="string">
            <text:p>Question distribution</text:p>
          </table:table-cell>
          <table:table-cell table:style-name="ce86" office:value-type="string" calcext:value-type="string">
            <text:p>Distribution of DAs between roles</text:p>
          </table:table-cell>
          <table:table-cell table:style-name="ce86"/>
          <table:table-cell table:style-name="ce72" office:value-type="string" calcext:value-type="string">
            <text:p>Interaction type</text:p>
          </table:table-cell>
          <table:table-cell table:style-name="ce77" office:value-type="string" calcext:value-type="string">
            <text:p>Vocabulary reuse rate (number of repeated words across terms normalised by the number of turns)</text:p>
          </table:table-cell>
          <table:table-cell table:style-name="ce86" office:value-type="string" calcext:value-type="string">
            <text:p>Utterance distribution between roles</text:p>
          </table:table-cell>
          <table:table-cell table:style-name="ce86" office:value-type="string" calcext:value-type="string">
            <text:p>Utterance length distribution between roles</text:p>
          </table:table-cell>
          <table:table-cell table:style-name="ce77" office:value-type="string" calcext:value-type="string">
            <text:p>Vocabulary reuse rate (number of repeated words across terms normalised by the number of turns)</text:p>
          </table:table-cell>
          <table:table-cell table:style-name="ce101" office:value-type="string" calcext:value-type="string">
            <text:p>Distribution of token introductions and follow-ups between roles</text:p>
          </table:table-cell>
          <table:table-cell table:style-name="ce101" office:value-type="string" calcext:value-type="string">
            <text:p>I</text:p>
          </table:table-cell>
          <table:table-cell table:style-name="ce101" office:value-type="string" calcext:value-type="string">
            <text:p>F</text:p>
          </table:table-cell>
          <table:table-cell table:style-name="ce102" office:value-type="string" calcext:value-type="string">
            <text:p>samples with no follow ups</text:p>
          </table:table-cell>
          <table:table-cell table:style-name="ce77"/>
          <table:table-cell table:style-name="ce72" office:value-type="string" calcext:value-type="string">
            <text:p>Exploration type</text:p>
          </table:table-cell>
          <table:table-cell table:number-columns-repeated="3" table:style-name="ce104" office:value-type="string" calcext:value-type="string">
            <text:p>Distribution of DAs across conversations</text:p>
          </table:table-cell>
          <table:table-cell table:style-name="ce72" office:value-type="string" calcext:value-type="string">
            <text:p>Paper</text:p>
          </table:table-cell>
          <table:table-cell table:style-name="ce72" office:value-type="string" calcext:value-type="string">
            <text:p>User satisfaction</text:p>
          </table:table-cell>
          <table:table-cell table:style-name="ce72" office:value-type="string" calcext:value-type="string">
            <text:p>Task completion</text:p>
          </table:table-cell>
          <table:table-cell table:style-name="ce72" office:value-type="string" calcext:value-type="string">
            <text:p>Domains</text:p>
          </table:table-cell>
          <table:table-cell table:style-name="ce95" office:value-type="string" calcext:value-type="string">
            <text:p>Annotations</text:p>
          </table:table-cell>
          <table:table-cell table:style-name="ce95" table:number-columns-repeated="16"/>
          <table:table-cell table:style-name="ce98" table:number-columns-repeated="971"/>
        </table:table-row>
        <table:table-row table:style-name="ro4">
          <table:table-cell table:style-name="ce73" office:value-type="string" calcext:value-type="string">
            <text:p>CoQA</text:p>
          </table:table-cell>
          <table:table-cell table:style-name="ce73" office:value-type="string" calcext:value-type="string">
            <text:p>human-human</text:p>
          </table:table-cell>
          <table:table-cell table:style-name="ce73"/>
          <table:table-cell table:style-name="ce80" table:number-columns-repeated="2"/>
          <table:table-cell table:style-name="ce73" office:value-type="float" office:value="8000" calcext:value-type="float">
            <text:p>8000</text:p>
          </table:table-cell>
          <table:table-cell table:style-name="ce73" table:number-columns-repeated="3"/>
          <table:table-cell table:style-name="ce87" table:number-columns-repeated="3"/>
          <table:table-cell table:style-name="ce80" table:number-columns-repeated="4"/>
          <table:table-cell table:style-name="ce87" table:number-columns-repeated="2"/>
          <table:table-cell table:style-name="ce95" office:value-type="string" calcext:value-type="string">
            <text:p>QA only</text:p>
          </table:table-cell>
          <table:table-cell table:style-name="ce83"/>
          <table:table-cell table:style-name="ce87" table:number-columns-repeated="2"/>
          <table:table-cell table:style-name="ce83" table:number-columns-repeated="4"/>
          <table:table-cell table:style-name="ce96"/>
          <table:table-cell table:style-name="ce83"/>
          <table:table-cell table:style-name="ce95"/>
          <table:table-cell table:style-name="ce87" office:value-type="string" calcext:value-type="string">
            <text:p>(QA)</text:p>
          </table:table-cell>
          <table:table-cell table:style-name="ce87" table:number-columns-repeated="2"/>
          <table:table-cell table:style-name="ce80" office:value-type="string" calcext:value-type="string">
            <text:p>https://arxiv.org/pdf/1808.07042.pdf</text:p>
          </table:table-cell>
          <table:table-cell table:style-name="ce80" table:number-columns-repeated="2"/>
          <table:table-cell table:style-name="ce80" office:value-type="float" office:value="7" calcext:value-type="float">
            <text:p>7</text:p>
          </table:table-cell>
          <table:table-cell table:style-name="ce80" table:number-columns-repeated="17"/>
          <table:table-cell table:number-columns-repeated="971"/>
        </table:table-row>
        <table:table-row table:style-name="ro4">
          <table:table-cell table:style-name="ce74" office:value-type="string" calcext:value-type="string">
            <text:p>QuAC</text:p>
          </table:table-cell>
          <table:table-cell table:style-name="ce74" office:value-type="string" calcext:value-type="string">
            <text:p>human-human</text:p>
          </table:table-cell>
          <table:table-cell table:style-name="ce74" office:value-type="string" calcext:value-type="string">
            <text:p>parlai</text:p>
          </table:table-cell>
          <table:table-cell table:style-name="ce76" table:number-columns-repeated="2"/>
          <table:table-cell table:style-name="ce74" office:value-type="float" office:value="11567" calcext:value-type="float">
            <text:p>11567</text:p>
          </table:table-cell>
          <table:table-cell table:style-name="ce74" table:number-columns-repeated="3"/>
          <table:table-cell table:style-name="ce76" table:number-columns-repeated="9"/>
          <table:table-cell table:style-name="ce76" office:value-type="string" calcext:value-type="string">
            <text:p>QA only</text:p>
          </table:table-cell>
          <table:table-cell table:style-name="ce76" table:number-columns-repeated="10"/>
          <table:table-cell table:style-name="ce76" office:value-type="string" calcext:value-type="string">
            <text:p>(QA)</text:p>
          </table:table-cell>
          <table:table-cell table:style-name="ce76" table:number-columns-repeated="2"/>
          <table:table-cell table:style-name="ce76" office:value-type="string" calcext:value-type="string">
            <text:p>https://arxiv.org/pdf/1808.07036.pdf</text:p>
          </table:table-cell>
          <table:table-cell table:style-name="ce76" table:number-columns-repeated="20"/>
          <table:table-cell table:style-name="ce53" table:number-columns-repeated="971"/>
        </table:table-row>
        <table:table-row table:style-name="ro4">
          <table:table-cell table:style-name="ce73" office:value-type="string" calcext:value-type="string">
            <text:p>ShARC</text:p>
          </table:table-cell>
          <table:table-cell table:style-name="ce80" table:number-columns-repeated="4"/>
          <table:table-cell table:style-name="ce73" office:value-type="float" office:value="32436" calcext:value-type="float">
            <text:p>32436</text:p>
          </table:table-cell>
          <table:table-cell table:style-name="ce73" table:number-columns-repeated="3"/>
          <table:table-cell table:style-name="ce87" table:number-columns-repeated="3"/>
          <table:table-cell table:style-name="ce80" table:number-columns-repeated="4"/>
          <table:table-cell table:style-name="ce87" table:number-columns-repeated="2"/>
          <table:table-cell table:style-name="ce96" office:value-type="string" calcext:value-type="string">
            <text:p>questioning seeker</text:p>
          </table:table-cell>
          <table:table-cell table:style-name="ce83"/>
          <table:table-cell table:style-name="ce87" table:number-columns-repeated="2"/>
          <table:table-cell table:style-name="ce83" table:number-columns-repeated="4"/>
          <table:table-cell table:style-name="ce96"/>
          <table:table-cell table:style-name="ce83"/>
          <table:table-cell table:style-name="ce96"/>
          <table:table-cell table:style-name="ce89" office:value-type="string" calcext:value-type="string">
            <text:p>Q(RF)A</text:p>
          </table:table-cell>
          <table:table-cell table:style-name="ce89" table:number-columns-repeated="2"/>
          <table:table-cell table:style-name="ce80" table:number-columns-repeated="21"/>
          <table:table-cell table:number-columns-repeated="971"/>
        </table:table-row>
        <table:table-row table:style-name="ro4">
          <table:table-cell table:style-name="ce73" office:value-type="string" calcext:value-type="string">
            <text:p>Qulac</text:p>
          </table:table-cell>
          <table:table-cell table:style-name="ce80" table:number-columns-repeated="3"/>
          <table:table-cell table:style-name="ce73" office:value-type="string" calcext:value-type="string">
            <text:p>x</text:p>
          </table:table-cell>
          <table:table-cell table:style-name="ce80" table:number-columns-repeated="4"/>
          <table:table-cell table:style-name="ce87" table:number-columns-repeated="3"/>
          <table:table-cell table:style-name="ce80" table:number-columns-repeated="4"/>
          <table:table-cell table:style-name="ce87" table:number-columns-repeated="2"/>
          <table:table-cell table:style-name="ce96" office:value-type="string" calcext:value-type="string">
            <text:p>questioning seeker</text:p>
          </table:table-cell>
          <table:table-cell table:style-name="ce83"/>
          <table:table-cell table:style-name="ce87" table:number-columns-repeated="2"/>
          <table:table-cell table:style-name="ce83" table:number-columns-repeated="4"/>
          <table:table-cell table:style-name="ce96"/>
          <table:table-cell table:style-name="ce83"/>
          <table:table-cell table:style-name="ce96"/>
          <table:table-cell table:style-name="ce89" office:value-type="string" calcext:value-type="string">
            <text:p>Q(RF)A</text:p>
          </table:table-cell>
          <table:table-cell table:style-name="ce89" table:number-columns-repeated="2"/>
          <table:table-cell table:style-name="ce80" table:number-columns-repeated="21"/>
          <table:table-cell table:number-columns-repeated="971"/>
        </table:table-row>
        <table:table-row table:style-name="ro5">
          <table:table-cell table:style-name="ce75" office:value-type="string" calcext:value-type="string">
            <text:p>CCPE-M</text:p>
          </table:table-cell>
          <table:table-cell table:style-name="ce75" office:value-type="string" calcext:value-type="string">
            <text:p>human-human</text:p>
          </table:table-cell>
          <table:table-cell table:style-name="ce75"/>
          <table:table-cell table:style-name="ce82"/>
          <table:table-cell table:style-name="ce75" office:value-type="string" calcext:value-type="string">
            <text:p>text chat</text:p>
          </table:table-cell>
          <table:table-cell table:style-name="ce75" office:value-type="float" office:value="502" calcext:value-type="float">
            <text:p>502</text:p>
          </table:table-cell>
          <table:table-cell table:style-name="ce75" office:value-type="string" calcext:value-type="string">
            <text:p>x</text:p>
          </table:table-cell>
          <table:table-cell table:style-name="ce85" office:value-type="float" office:value="52" calcext:value-type="float">
            <text:p>52</text:p>
          </table:table-cell>
          <table:table-cell table:style-name="ce85" office:value-type="string" calcext:value-type="string">
            <text:p>36 (52)</text:p>
          </table:table-cell>
          <table:table-cell table:style-name="ce88" office:value-type="string" calcext:value-type="string">
            <text:p>8 <text:span text:style-name="T1">23</text:span> 52</text:p>
            <text:p>4 12 34</text:p>
            <text:p>3 11 26</text:p>
          </table:table-cell>
          <table:table-cell table:style-name="ce82" office:value-type="string" calcext:value-type="string">
            <text:p>Symmetric</text:p>
          </table:table-cell>
          <table:table-cell table:style-name="ce88" office:value-type="string" calcext:value-type="string">
            <text:p>1 12 140</text:p>
            <text:p>1 16 140</text:p>
            <text:p>1 8 36</text:p>
            <text:p><text:span text:style-name="T1">12</text:span> (+4, -4)</text:p>
          </table:table-cell>
          <table:table-cell table:style-name="ce82" office:value-type="string" calcext:value-type="string">
            <text:p>Assymetric (seeker&gt;assistant)</text:p>
          </table:table-cell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3 9 25</text:p>
            <text:p>0 0 6</text:p>
            <text:p>3 9 25</text:p>
          </table:table-cell>
          <table:table-cell table:style-name="ce82" office:value-type="float" office:value="-9" calcext:value-type="float">
            <text:p>-9</text:p>
          </table:table-cell>
          <table:table-cell table:style-name="ce82" office:value-type="string" calcext:value-type="string">
            <text:p>['Statement: 0.43', 'Accept: 0.06', 'nAnswer: 0.02']</text:p>
            <text:p>['Statement: 0.05', 'whQuestion: 0.22', 'ynQuestion: 0.19']</text:p>
            <text:p>A: {'Statement': 626, 'whQuestion': 2583, 'ynQuestion': 2231, 'Accept': 32, 'yAnswer': 1, 'nAnswer': 1, '<text:span text:style-name="T1">Emphasis</text:span>': 66,  'Greet': 19, 'Bye': 35})</text:p>
            <text:p>S: {'Statement': 5176, 'whQuestion': 45, 'ynQuestion': 49, 'Accept': 729, 'Reject': 28, 'nAnswer': 296, '<text:span text:style-name="T1">Emphasis</text:span>': 1, '<text:span text:style-name="T1">Continuer</text:span>': 1, 'Greet': 21, 'Bye': 30,  '<text:span text:style-name="T1">Emotion</text:span>': 1})}</text:p>
          </table:table-cell>
          <table:table-cell table:style-name="ce82" office:value-type="float" office:value="-0.41" calcext:value-type="float">
            <text:p>-0.41</text:p>
          </table:table-cell>
          <table:table-cell table:style-name="ce82" office:value-type="string" calcext:value-type="string">
            <text:p>questioning seeker</text:p>
          </table:table-cell>
          <table:table-cell table:style-name="ce82" office:value-type="string" calcext:value-type="string">
            <text:p>Min 0.08</text:p>
            <text:p>Mean 0.46</text:p>
            <text:p>Max 1.47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8" calcext:value-type="float">
            <text:p>8</text:p>
          </table:table-cell>
          <table:table-cell table:style-name="ce82" office:value-type="float" office:value="0.46" calcext:value-type="float">
            <text:p>0.46</text:p>
          </table:table-cell>
          <table:table-cell table:style-name="ce82" office:value-type="string" calcext:value-type="string">
            <text:p>Seeker</text:p>
            <text:p>min 0.00 mean 0.55 max 0.94</text:p>
            <text:p>min 0.00 mean 0.69 max 1.00</text:p>
            <text:p>Assistant</text:p>
            <text:p>min 0.06 mean 0.45 max 1.00</text:p>
            <text:p>min 0.00 mean 0.26 max 1.00</text:p>
          </table:table-cell>
          <table:table-cell table:style-name="ce82" table:formula="of:=0.55-0.45" office:value-type="float" office:value="0.1" calcext:value-type="float">
            <text:p>0.1</text:p>
          </table:table-cell>
          <table:table-cell table:style-name="ce82" table:formula="of:=0.69-0.26" office:value-type="float" office:value="0.43" calcext:value-type="float">
            <text:p>0.43</text:p>
          </table:table-cell>
          <table:table-cell table:style-name="ce96" office:value-type="string" calcext:value-type="string">
            <text:p>Seeker 11</text:p>
            <text:p>Assistant 157</text:p>
          </table:table-cell>
          <table:table-cell table:style-name="ce82" office:value-type="string" calcext:value-type="string">
            <text:p>seeker introduces vocabulary</text:p>
            <text:p>seeker follows up</text:p>
          </table:table-cell>
          <table:table-cell table:style-name="ce82" office:value-type="string" calcext:value-type="string">
            <text:p>topic breadth</text:p>
          </table:table-cell>
          <table:table-cell table:style-name="ce88" office:value-type="string" calcext:value-type="string">
            <text:p><text:span text:style-name="T5">S 1.00</text:span></text:p>
            <text:p><text:span text:style-name="T5">R 1.00</text:span></text:p>
            <text:p>SR 1.00</text:p>
            <text:p>RS 1.00</text:p>
            <text:p>SRS 1.00</text:p>
          </table:table-cell>
          <table:table-cell table:style-name="ce88" office:value-type="string" calcext:value-type="string">
            <text:p><text:span text:style-name="T5">S 1.00</text:span></text:p>
            <text:p><text:span text:style-name="T7">Q 1.00</text:span></text:p>
            <text:p>SQ 1.00</text:p>
            <text:p>QS 1.00</text:p>
            <text:p><text:span text:style-name="T7">SS 0.91</text:span></text:p>
            <text:p><text:span text:style-name="T7">QQ 0.21</text:span></text:p>
          </table:table-cell>
          <table:table-cell table:style-name="ce88" office:value-type="string" calcext:value-type="string">
            <text:p><text:span text:style-name="T5">S 1.00</text:span></text:p>
            <text:p><text:span text:style-name="T7">Q 1.00</text:span></text:p>
            <text:p><text:span text:style-name="T5">QS 1.00</text:span></text:p>
            <text:p><text:span text:style-name="T5">SQ 1.00</text:span></text:p>
            <text:p><text:span text:style-name="T8">SQS 1.00</text:span></text:p>
          </table:table-cell>
          <table:table-cell table:style-name="ce82" table:number-columns-repeated="4"/>
          <table:table-cell table:style-name="ce82" office:value-type="string" calcext:value-type="string">
            <text:p>movie domain entities</text:p>
          </table:table-cell>
          <table:table-cell table:style-name="ce82" table:number-columns-repeated="16"/>
          <table:table-cell table:style-name="ce107" table:number-columns-repeated="971"/>
        </table:table-row>
        <table:table-row table:style-name="ro6">
          <table:table-cell table:style-name="ce75" office:value-type="string" calcext:value-type="string">
            <text:p>SCS</text:p>
          </table:table-cell>
          <table:table-cell table:style-name="ce75" office:value-type="string" calcext:value-type="string">
            <text:p>human-human</text:p>
          </table:table-cell>
          <table:table-cell table:style-name="ce75" office:value-type="string" calcext:value-type="string">
            <text:p><text:a xlink:href="https://github.com/JTrippas/Spoken-Conversational-Search/blob/master/SCSdataset.csv" xlink:type="simple">https://github.com/JTrippas/Spoken-Conversational-Search/blob/master/SCSdataset.csv</text:a></text:p>
          </table:table-cell>
          <table:table-cell table:style-name="ce75" office:value-type="string" calcext:value-type="string">
            <text:p>WOz</text:p>
          </table:table-cell>
          <table:table-cell table:style-name="ce75" office:value-type="string" calcext:value-type="string">
            <text:p>audio</text:p>
          </table:table-cell>
          <table:table-cell table:style-name="ce75" office:value-type="float" office:value="37" calcext:value-type="float">
            <text:p>37</text:p>
          </table:table-cell>
          <table:table-cell table:style-name="ce75" office:value-type="float" office:value="1044" calcext:value-type="float">
            <text:p>1044</text:p>
          </table:table-cell>
          <table:table-cell table:style-name="ce75" office:value-type="float" office:value="82" calcext:value-type="float">
            <text:p>82</text:p>
          </table:table-cell>
          <table:table-cell table:style-name="ce75" office:value-type="string" calcext:value-type="string">
            <text:p>60 (76)</text:p>
          </table:table-cell>
          <table:table-cell table:style-name="ce88" office:value-type="string" calcext:value-type="string">
            <text:p>2 <text:span text:style-name="T1">27</text:span> 82</text:p>
            <text:p>1 14 41</text:p>
            <text:p>1 13 41</text:p>
          </table:table-cell>
          <table:table-cell table:style-name="ce82" office:value-type="string" calcext:value-type="string">
            <text:p>Symmetric</text:p>
          </table:table-cell>
          <table:table-cell table:style-name="ce88" office:value-type="string" calcext:value-type="string">
            <text:p>1 16 367</text:p>
            <text:p>1 11 75</text:p>
            <text:p>1 21 367</text:p>
            <text:p><text:span text:style-name="T1">16</text:span> (-5,+5)</text:p>
          </table:table-cell>
          <table:table-cell table:style-name="ce82" office:value-type="string" calcext:value-type="string">
            <text:p>Assymetric (assistant&gt;seeker)</text:p>
          </table:table-cell>
          <table:table-cell table:style-name="ce82" office:value-type="string" calcext:value-type="string">
            <text:p>S</text:p>
          </table:table-cell>
          <table:table-cell table:style-name="ce82" office:value-type="string" calcext:value-type="string">
            <text:p>0 8 26</text:p>
            <text:p>0 5 22</text:p>
            <text:p>0 2 10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string" calcext:value-type="string">
            <text:p>['Statement: 0.19', 'Accept: 0.10', 'whQuestion: 0.07', 'ynQuestion: 0.14', 'nAnswer: 0.01']</text:p>
            <text:p>['Statement: 0.33', 'Accept: 0.07', 'whQuestion: 0.02', 'ynQuestion: 0.06', 'nAnswer: 0.01']</text:p>
            <text:p>A: {'Statement': 339, 'whQuestion': 19, 'ynQuestion': 66, 'Accept': 69, 'nAnswer': 14, 'Reject': 1}</text:p>
            <text:p>S: {'Statement': 194, 'whQuestion': 71, 'ynQuestion': 140,  'Accept': 102, 'nAnswer': 12}</text:p>
          </table:table-cell>
          <table:table-cell table:style-name="ce82" table:formula="of:=0.07+0.14-0.02-0.06" office:value-type="float" office:value="0.13" calcext:value-type="float">
            <text:p>0.13</text:p>
          </table:table-cell>
          <table:table-cell table:style-name="ce82" office:value-type="string" calcext:value-type="string">
            <text:p>collaborative search</text:p>
          </table:table-cell>
          <table:table-cell table:style-name="ce82" office:value-type="string" calcext:value-type="string">
            <text:p>Min 0.31</text:p>
            <text:p>Mean 0.81</text:p>
            <text:p>Max 3.25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-10" calcext:value-type="float">
            <text:p>-10</text:p>
          </table:table-cell>
          <table:table-cell table:style-name="ce82" office:value-type="float" office:value="0.81" calcext:value-type="float">
            <text:p>0.81</text:p>
          </table:table-cell>
          <table:table-cell table:style-name="ce82" office:value-type="string" calcext:value-type="string">
            <text:p>Seeker</text:p>
            <text:p>min 0.14 mean 0.44 max 0.80</text:p>
            <text:p>min 0.00 mean 0.43 max 1.00</text:p>
            <text:p>Assistant</text:p>
            <text:p>min 0.20 mean 0.56 max 0.86</text:p>
            <text:p>min 0.25 mean 0.74 max 1.00</text:p>
          </table:table-cell>
          <table:table-cell table:style-name="ce82" table:formula="of:=0.44-0.56" office:value-type="float" office:value="-0.12" calcext:value-type="float">
            <text:p>-0.12</text:p>
          </table:table-cell>
          <table:table-cell table:style-name="ce82" table:formula="of:=0.43-0.74" office:value-type="float" office:value="-0.31" calcext:value-type="float">
            <text:p>-0.31</text:p>
          </table:table-cell>
          <table:table-cell table:style-name="ce103" office:value-type="string" calcext:value-type="string">
            <text:p><text:span text:style-name="T4">Seeker 4</text:span></text:p>
            <text:p><text:span text:style-name="T4">Assistant 0</text:span></text:p>
          </table:table-cell>
          <table:table-cell table:style-name="ce82" office:value-type="string" calcext:value-type="string">
            <text:p>assistant introducing vocabulary</text:p>
            <text:p>assistant follows up</text:p>
          </table:table-cell>
          <table:table-cell table:style-name="ce82" office:value-type="string" calcext:value-type="string">
            <text:p>topic depth</text:p>
          </table:table-cell>
          <table:table-cell table:style-name="ce88" office:value-type="string" calcext:value-type="string">
            <text:p><text:span text:style-name="T5">A 1.00</text:span></text:p>
            <text:p><text:span text:style-name="T5">S 0.97</text:span></text:p>
            <text:p><text:span text:style-name="T5">Q 0.92</text:span></text:p>
            <text:p><text:span text:style-name="T6">QA 0.92</text:span></text:p>
            <text:p><text:span text:style-name="T6">SA 0.89</text:span></text:p>
            <text:p><text:span text:style-name="T6">AQ 0.86</text:span></text:p>
          </table:table-cell>
          <table:table-cell table:style-name="ce82" office:value-type="string" calcext:value-type="string">
            <text:p>S 1.00</text:p>
            <text:p>SS 0.97</text:p>
            <text:p>Q 0.92</text:p>
            <text:p><text:span text:style-name="T8">QS 0.92</text:span></text:p>
            <text:p><text:span text:style-name="T8">SQ 0.92</text:span></text:p>
            <text:p><text:span text:style-name="T7">QQ 0.57</text:span></text:p>
          </table:table-cell>
          <table:table-cell table:style-name="ce82" office:value-type="string" calcext:value-type="string">
            <text:p>S 1.00</text:p>
            <text:p>SS 0.97</text:p>
            <text:p>Q 0.92</text:p>
            <text:p>SQ 0.92</text:p>
            <text:p>QS 0.92</text:p>
            <text:p><text:span text:style-name="T8">QQ 0.57</text:span></text:p>
          </table:table-cell>
          <table:table-cell table:style-name="ce75" office:value-type="string" calcext:value-type="string">
            <text:p><text:a xlink:href="https://www.johannetrippas.com/papers/Trippas_CHIIR_2018.pdf" xlink:type="simple">https://www.johannetrippas.com/papers/Trippas_CHIIR_2018.pdf</text:a></text:p>
          </table:table-cell>
          <table:table-cell table:style-name="ce82" table:number-columns-repeated="3"/>
          <table:table-cell table:style-name="ce82" office:value-type="string" calcext:value-type="string">
            <text:p>83 labels utterance search interaction description function up to 4 labels per utterance</text:p>
          </table:table-cell>
          <table:table-cell table:style-name="ce82" table:number-columns-repeated="16"/>
          <table:table-cell table:style-name="ce107" table:number-columns-repeated="971"/>
        </table:table-row>
        <table:table-row table:style-name="ro1">
          <table:table-cell table:style-name="ce74" office:value-type="string" calcext:value-type="string">
            <text:p>MISC</text:p>
          </table:table-cell>
          <table:table-cell table:style-name="ce74" office:value-type="string" calcext:value-type="string">
            <text:p>human-human</text:p>
          </table:table-cell>
          <table:table-cell table:style-name="ce76"/>
          <table:table-cell table:style-name="ce74" office:value-type="string" calcext:value-type="string">
            <text:p>WOz</text:p>
          </table:table-cell>
          <table:table-cell table:style-name="ce74" office:value-type="string" calcext:value-type="string">
            <text:p>audio</text:p>
          </table:table-cell>
          <table:table-cell table:style-name="ce74" office:value-type="float" office:value="88" calcext:value-type="float">
            <text:p>88</text:p>
          </table:table-cell>
          <table:table-cell table:style-name="ce74" table:number-columns-repeated="3"/>
          <table:table-cell table:style-name="ce87" table:number-columns-repeated="3"/>
          <table:table-cell table:style-name="ce76" table:number-columns-repeated="4"/>
          <table:table-cell table:style-name="ce83" table:number-columns-repeated="2"/>
          <table:table-cell table:style-name="ce96" office:value-type="string" calcext:value-type="string">
            <text:p>collaborative search</text:p>
          </table:table-cell>
          <table:table-cell table:style-name="ce83"/>
          <table:table-cell table:style-name="ce87" table:number-columns-repeated="2"/>
          <table:table-cell table:style-name="ce83" table:number-columns-repeated="4"/>
          <table:table-cell table:style-name="ce96"/>
          <table:table-cell table:style-name="ce83"/>
          <table:table-cell table:style-name="ce96"/>
          <table:table-cell table:style-name="ce87" table:number-columns-repeated="3"/>
          <table:table-cell table:style-name="ce76" table:number-columns-repeated="21"/>
          <table:table-cell table:style-name="ce49" table:number-columns-repeated="971"/>
        </table:table-row>
        <table:table-row table:style-name="ro7">
          <table:table-cell table:style-name="ce75" office:value-type="string" calcext:value-type="string">
            <text:p>MSDialog</text:p>
          </table:table-cell>
          <table:table-cell table:style-name="ce75" office:value-type="string" calcext:value-type="string">
            <text:p>human-human</text:p>
          </table:table-cell>
          <table:table-cell table:style-name="ce82" table:number-columns-repeated="2"/>
          <table:table-cell table:style-name="ce75" office:value-type="string" calcext:value-type="string">
            <text:p>discussion forum</text:p>
          </table:table-cell>
          <table:table-cell table:style-name="ce75" office:value-type="float" office:value="35536" calcext:value-type="float">
            <text:p>35536</text:p>
          </table:table-cell>
          <table:table-cell table:style-name="ce75" office:value-type="string" calcext:value-type="string">
            <text:p>x</text:p>
          </table:table-cell>
          <table:table-cell table:style-name="ce75" table:number-columns-repeated="2"/>
          <table:table-cell table:style-name="ce88" office:value-type="string" calcext:value-type="string">
            <text:p><text:span text:style-name="T2">3 9 1700</text:span></text:p>
            <text:p><text:span text:style-name="T2">0 2 118</text:span></text:p>
            <text:p><text:span text:style-name="T2">1 7 1677</text:span></text:p>
            <text:p><text:span text:style-name="T2">4.5 (-2.5, +2.5)</text:span></text:p>
          </table:table-cell>
          <table:table-cell table:style-name="ce82" office:value-type="string" calcext:value-type="string">
            <text:p>Assymetric (assistant&gt;seeker)</text:p>
          </table:table-cell>
          <table:table-cell table:style-name="ce88" office:value-type="string" calcext:value-type="string">
            <text:p>0 66 7551</text:p>
            <text:p>0 71 7551</text:p>
            <text:p>0 64 6787</text:p>
            <text:p><text:span text:style-name="T1">66</text:span> (+5, -2)</text:p>
          </table:table-cell>
          <table:table-cell table:style-name="ce82" office:value-type="string" calcext:value-type="string">
            <text:p>Assymetric (seeker&gt;assistant)</text:p>
          </table:table-cell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0 1 234</text:p>
            <text:p>0 0 10</text:p>
            <text:p>0 0 232</text:p>
          </table:table-cell>
          <table:table-cell table:style-name="ce82" office:value-type="float" office:value="0" calcext:value-type="float">
            <text:p>0</text:p>
          </table:table-cell>
          <table:table-cell table:style-name="ce92" office:value-type="string" calcext:value-type="string">
            <text:p>['Statement: 0.21', 'whQuestion: 0.02', 'ynQuestion: 0.02']</text:p>
            <text:p>['Statement: 0.61', 'whQuestion: 0.04', 'ynQuestion: 0.06', 'Emphasis: 0.02']</text:p>
            <text:p>A: {'Statement': 206684, 'whQuestion': 12977, 'ynQuestion': 20474,  'Accept': 1274, 'nAnswer': 1294, 'Emphasis': 6354, 'Reject': 302, 'Greet': 813, 'Bye': 42, 'Emotion': 125, 'yAnswer': 10})</text:p>
            <text:p>S: {'Statement': 70523, 'whQuestion': 6466, 'ynQuestion': 6463, 'Reject': 167, 'Emphasis': 1635, 'Accept': 632, 'nAnswer': 807, 'Greet': 335, 'Emotion': 18, 'Bye': 5})}</text:p>
          </table:table-cell>
          <table:table-cell table:style-name="ce92" table:formula="of:=0.02-0.04-0.06" office:value-type="float" office:value="-0.08" calcext:value-type="float">
            <text:p>-0.08</text:p>
          </table:table-cell>
          <table:table-cell table:style-name="ce82" office:value-type="string" calcext:value-type="string">
            <text:p>qa forum</text:p>
          </table:table-cell>
          <table:table-cell table:style-name="ce92" office:value-type="string" calcext:value-type="string">
            <text:p>Min 0.03</text:p>
            <text:p>Mean 2.27</text:p>
            <text:p>Max 16.67</text:p>
          </table:table-cell>
          <table:table-cell table:style-name="ce88" office:value-type="float" office:value="-5" calcext:value-type="float">
            <text:p>-5</text:p>
          </table:table-cell>
          <table:table-cell table:style-name="ce88" office:value-type="float" office:value="7" calcext:value-type="float">
            <text:p>7</text:p>
          </table:table-cell>
          <table:table-cell table:style-name="ce92" office:value-type="float" office:value="2.27" calcext:value-type="float">
            <text:p>2.27</text:p>
          </table:table-cell>
          <table:table-cell table:style-name="ce92" office:value-type="string" calcext:value-type="string">
            <text:p>Seeker</text:p>
            <text:p>min 0.00 mean 0.62 max 1.00</text:p>
            <text:p>min 0.00 mean 0.33 max 1.00</text:p>
            <text:p>Assistant</text:p>
            <text:p>min 0.00 mean 0.37 max 1.00</text:p>
            <text:p>min 0.00 mean 0.81 max 1.00</text:p>
          </table:table-cell>
          <table:table-cell table:style-name="ce92" table:formula="of:=0.62-0.37" office:value-type="float" office:value="0.25" calcext:value-type="float">
            <text:p>0.25</text:p>
          </table:table-cell>
          <table:table-cell table:style-name="ce92" table:formula="of:=0.33-0.81" office:value-type="float" office:value="-0.48" calcext:value-type="float">
            <text:p>-0.48</text:p>
          </table:table-cell>
          <table:table-cell table:style-name="ce103"/>
          <table:table-cell table:style-name="ce92" office:value-type="string" calcext:value-type="string">
            <text:p>seeker introducing vocabulary</text:p>
            <text:p>assistant follows up</text:p>
          </table:table-cell>
          <table:table-cell table:style-name="ce82" office:value-type="string" calcext:value-type="string">
            <text:p>topic depth</text:p>
          </table:table-cell>
          <table:table-cell table:style-name="ce88" office:value-type="string" calcext:value-type="string">
            <text:p><text:span text:style-name="T7">A 0.97</text:span></text:p>
            <text:p><text:span text:style-name="T7">S 0.89</text:span></text:p>
            <text:p>SA 0.77</text:p>
            <text:p>AS 0.52</text:p>
            <text:p>AA 0.50</text:p>
            <text:p><text:span text:style-name="T7">R 0.43</text:span></text:p>
            <text:p>ASA 0.33</text:p>
          </table:table-cell>
          <table:table-cell table:style-name="ce88" office:value-type="string" calcext:value-type="string">
            <text:p><text:span text:style-name="T7">S 1.00</text:span></text:p>
            <text:p><text:span text:style-name="T7">SS 0.93</text:span></text:p>
            <text:p><text:span text:style-name="T7">Q 0.61</text:span></text:p>
            <text:p>QS 0.54</text:p>
            <text:p>SQ 0.46</text:p>
            <text:p><text:span text:style-name="T7">QQ 0.11</text:span></text:p>
            <text:p>G 0.03</text:p>
          </table:table-cell>
          <table:table-cell table:style-name="ce88" office:value-type="string" calcext:value-type="string">
            <text:p><text:span text:style-name="T7">S 1.00</text:span></text:p>
            <text:p><text:span text:style-name="T7">SS 0.93</text:span></text:p>
            <text:p>SSS 0.63</text:p>
            <text:p><text:span text:style-name="T7">Q 0.61</text:span></text:p>
            <text:p><text:span text:style-name="T7">QS 0.54</text:span></text:p>
            <text:p><text:span text:style-name="T7">SQ 0.46</text:span></text:p>
            <text:p>SSSS 0.43</text:p>
          </table:table-cell>
          <table:table-cell table:style-name="ce82" table:number-columns-repeated="4"/>
          <table:table-cell table:style-name="ce82" office:value-type="string" calcext:value-type="string">
            <text:p>user intents</text:p>
          </table:table-cell>
          <table:table-cell table:style-name="ce82" table:number-columns-repeated="16"/>
          <table:table-cell table:style-name="ce107" table:number-columns-repeated="971"/>
        </table:table-row>
        <table:table-row table:style-name="ro8">
          <table:table-cell table:style-name="ce74" office:value-type="string" calcext:value-type="string">
            <text:p>Frames</text:p>
          </table:table-cell>
          <table:table-cell table:style-name="ce74" office:value-type="string" calcext:value-type="string">
            <text:p>human-human</text:p>
          </table:table-cell>
          <table:table-cell table:style-name="ce76" office:value-type="string" calcext:value-type="string">
            <text:p>http://datasets.maluuba.com/Frames</text:p>
          </table:table-cell>
          <table:table-cell table:style-name="ce74" office:value-type="string" calcext:value-type="string">
            <text:p>WOz</text:p>
          </table:table-cell>
          <table:table-cell table:style-name="ce74" office:value-type="string" calcext:value-type="string">
            <text:p>text chat Slack</text:p>
          </table:table-cell>
          <table:table-cell table:style-name="ce74" office:value-type="float" office:value="1369" calcext:value-type="float">
            <text:p>1369</text:p>
          </table:table-cell>
          <table:table-cell table:style-name="ce74" table:number-columns-repeated="3"/>
          <table:table-cell table:style-name="ce89" office:value-type="float" office:value="15" calcext:value-type="float">
            <text:p>15</text:p>
          </table:table-cell>
          <table:table-cell table:style-name="ce89"/>
          <table:table-cell table:style-name="ce87" office:value-type="float" office:value="13" calcext:value-type="float">
            <text:p>13</text:p>
          </table:table-cell>
          <table:table-cell table:style-name="ce76" table:number-columns-repeated="4"/>
          <table:table-cell table:style-name="ce87" table:number-columns-repeated="2"/>
          <table:table-cell table:style-name="ce96" office:value-type="string" calcext:value-type="string">
            <text:p>task-oriented </text:p>
          </table:table-cell>
          <table:table-cell table:style-name="ce83"/>
          <table:table-cell table:style-name="ce89"/>
          <table:table-cell table:style-name="ce87"/>
          <table:table-cell table:style-name="ce83" table:number-columns-repeated="4"/>
          <table:table-cell table:style-name="ce96"/>
          <table:table-cell table:style-name="ce83"/>
          <table:table-cell table:style-name="ce96"/>
          <table:table-cell table:style-name="ce87" table:number-columns-repeated="3"/>
          <table:table-cell table:style-name="ce74" office:value-type="string" calcext:value-type="string">
            <text:p><text:a xlink:href="https://arxiv.org/pdf/1704.00057.pdf" xlink:type="simple">https://arxiv.org/pdf/1704.00057.pdf</text:a></text:p>
          </table:table-cell>
          <table:table-cell table:number-columns-repeated="2" table:style-name="ce74" office:value-type="string" calcext:value-type="string">
            <text:p>+</text:p>
          </table:table-cell>
          <table:table-cell table:style-name="ce76" table:number-columns-repeated="18"/>
          <table:table-cell table:style-name="ce49" table:number-columns-repeated="971"/>
        </table:table-row>
        <table:table-row table:style-name="ro1">
          <table:table-cell table:style-name="ce76" office:value-type="string" calcext:value-type="string">
            <text:p>DSTC2</text:p>
          </table:table-cell>
          <table:table-cell table:style-name="ce76" office:value-type="string" calcext:value-type="string">
            <text:p>human-machine </text:p>
          </table:table-cell>
          <table:table-cell table:style-name="ce76" table:number-columns-repeated="3"/>
          <table:table-cell table:style-name="ce76" office:value-type="float" office:value="1612" calcext:value-type="float">
            <text:p>1612</text:p>
          </table:table-cell>
          <table:table-cell table:style-name="ce76" table:number-columns-repeated="3"/>
          <table:table-cell table:style-name="ce87" office:value-type="float" office:value="14" calcext:value-type="float">
            <text:p>14</text:p>
          </table:table-cell>
          <table:table-cell table:style-name="ce87"/>
          <table:table-cell table:style-name="ce87" office:value-type="float" office:value="9" calcext:value-type="float">
            <text:p>9</text:p>
          </table:table-cell>
          <table:table-cell table:style-name="ce76" table:number-columns-repeated="4"/>
          <table:table-cell table:style-name="ce87" table:number-columns-repeated="2"/>
          <table:table-cell table:style-name="ce96" office:value-type="string" calcext:value-type="string">
            <text:p>task-oriented </text:p>
          </table:table-cell>
          <table:table-cell table:style-name="ce83"/>
          <table:table-cell table:style-name="ce87" table:number-columns-repeated="2"/>
          <table:table-cell table:style-name="ce83" table:number-columns-repeated="4"/>
          <table:table-cell table:style-name="ce96"/>
          <table:table-cell table:style-name="ce83"/>
          <table:table-cell table:style-name="ce96"/>
          <table:table-cell table:style-name="ce87" table:number-columns-repeated="3"/>
          <table:table-cell table:style-name="ce76" table:number-columns-repeated="4"/>
          <table:table-cell/>
          <table:table-cell table:style-name="ce76" table:number-columns-repeated="16"/>
          <table:table-cell table:style-name="ce49" table:number-columns-repeated="971"/>
        </table:table-row>
        <table:table-row table:style-name="ro1">
          <table:table-cell table:style-name="ce74" office:value-type="string" calcext:value-type="string">
            <text:p>KVRET</text:p>
          </table:table-cell>
          <table:table-cell table:style-name="ce74" office:value-type="string" calcext:value-type="string">
            <text:p>human-human</text:p>
          </table:table-cell>
          <table:table-cell table:style-name="ce76" office:value-type="string" calcext:value-type="string">
            <text:p/>
          </table:table-cell>
          <table:table-cell table:style-name="ce74" office:value-type="string" calcext:value-type="string">
            <text:p>WOz</text:p>
          </table:table-cell>
          <table:table-cell table:style-name="ce76" office:value-type="string" calcext:value-type="string">
            <text:p>enter next utterance text given prior dialogue history</text:p>
          </table:table-cell>
          <table:table-cell table:style-name="ce74" office:value-type="float" office:value="3031" calcext:value-type="float">
            <text:p>3031</text:p>
          </table:table-cell>
          <table:table-cell table:style-name="ce74" table:number-columns-repeated="3"/>
          <table:table-cell table:style-name="ce87" office:value-type="float" office:value="5" calcext:value-type="float">
            <text:p>5</text:p>
          </table:table-cell>
          <table:table-cell table:style-name="ce87"/>
          <table:table-cell table:style-name="ce87" office:value-type="float" office:value="9" calcext:value-type="float">
            <text:p>9</text:p>
          </table:table-cell>
          <table:table-cell table:style-name="ce76" table:number-columns-repeated="4"/>
          <table:table-cell table:style-name="ce87" table:number-columns-repeated="2"/>
          <table:table-cell table:style-name="ce96" office:value-type="string" calcext:value-type="string">
            <text:p>task-oriented </text:p>
          </table:table-cell>
          <table:table-cell table:style-name="ce83"/>
          <table:table-cell table:style-name="ce87" table:number-columns-repeated="2"/>
          <table:table-cell table:style-name="ce83" table:number-columns-repeated="4"/>
          <table:table-cell table:style-name="ce96"/>
          <table:table-cell table:style-name="ce83"/>
          <table:table-cell table:style-name="ce96"/>
          <table:table-cell table:style-name="ce87" table:number-columns-repeated="3"/>
          <table:table-cell table:style-name="ce74" office:value-type="string" calcext:value-type="string">
            <text:p><text:a xlink:href="https://arxiv.org/pdf/1705.05414.pdf" xlink:type="simple">https://arxiv.org/pdf/1705.05414.pdf</text:a></text:p>
          </table:table-cell>
          <table:table-cell table:style-name="ce76" table:number-columns-repeated="2"/>
          <table:table-cell table:style-name="ce76" office:value-type="string" calcext:value-type="string">
            <text:p>3: weather information retrieval…</text:p>
          </table:table-cell>
          <table:table-cell table:style-name="ce76" table:number-columns-repeated="17"/>
          <table:table-cell table:style-name="ce49" table:number-columns-repeated="971"/>
        </table:table-row>
        <table:table-row table:style-name="ro9">
          <table:table-cell table:style-name="ce75" office:value-type="string" calcext:value-type="string">
            <text:p>MultiWOZ 2.1</text:p>
          </table:table-cell>
          <table:table-cell table:style-name="ce75" office:value-type="string" calcext:value-type="string">
            <text:p>human-human</text:p>
          </table:table-cell>
          <table:table-cell table:style-name="ce82" office:value-type="string" calcext:value-type="string">
            <text:p>http://dialogue.mi.eng.cam.ac.uk/index.php/corpus/</text:p>
          </table:table-cell>
          <table:table-cell table:style-name="ce82" office:value-type="string" calcext:value-type="string">
            <text:p>WOz</text:p>
          </table:table-cell>
          <table:table-cell table:style-name="ce82" office:value-type="string" calcext:value-type="string">
            <text:p>follow-up text</text:p>
          </table:table-cell>
          <table:table-cell table:style-name="ce75" office:value-type="float" office:value="10438" calcext:value-type="float">
            <text:p>10438</text:p>
          </table:table-cell>
          <table:table-cell table:style-name="ce75" office:value-type="string" calcext:value-type="string">
            <text:p>x</text:p>
          </table:table-cell>
          <table:table-cell table:style-name="ce75" table:number-columns-repeated="2"/>
          <table:table-cell table:style-name="ce88" office:value-type="string" calcext:value-type="string">
            <text:p><text:span text:style-name="T2">2 13 44</text:span></text:p>
            <text:p><text:span text:style-name="T2">1 6 22</text:span></text:p>
            <text:p><text:span text:style-name="T2">1 6 22</text:span></text:p>
            <text:p><text:span text:style-name="T2">even </text:span></text:p>
          </table:table-cell>
          <table:table-cell table:style-name="ce82" office:value-type="string" calcext:value-type="string">
            <text:p>Symmetric</text:p>
          </table:table-cell>
          <table:table-cell table:style-name="ce88" office:value-type="string" calcext:value-type="string">
            <text:p>1 13 75</text:p>
            <text:p>1 11 38</text:p>
            <text:p>1 14 75</text:p>
            <text:p><text:span text:style-name="T1">13</text:span> (-2, +1)</text:p>
          </table:table-cell>
          <table:table-cell table:style-name="ce82" office:value-type="string" calcext:value-type="string">
            <text:p>Assymetric (assistant&gt;seeker)</text:p>
          </table:table-cell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0 6 25</text:p>
            <text:p>0 2 12</text:p>
            <text:p>0 4 17</text:p>
          </table:table-cell>
          <table:table-cell table:style-name="ce82" office:value-type="float" office:value="-2" calcext:value-type="float">
            <text:p>-2</text:p>
          </table:table-cell>
          <table:table-cell table:style-name="ce92" office:value-type="string" calcext:value-type="string">
            <text:p><text:span text:style-name="T3">['Statement: 0.25', 'Accept: 0.04', 'whQuestion: 0.04', 'ynQuestion: 0.12', 'Emphasis: 0.01', 'nAnswer: 0.04']</text:span></text:p>
            <text:p><text:span text:style-name="T3">['Statement: 0.15', 'Greet: 0.01', 'whQuestion: 0.07', 'ynQuestion: 0.23', 'Emphasis: 0.02']</text:span></text:p>
            <text:p><text:span text:style-name="T3">A: {'Statement': 21930, 'whQuestion': 10219, 'ynQuestion': 33147,  'Accept': 1371,  'Reject': 8, 'yAnswer': 10, 'nAnswer': 277, 'Emphasis': 2470, 'Greet': 1607, 'Bye': 488}</text:span></text:p>
            <text:p>S: {'Statement': 35163, 'whQuestion': 5039, 'ynQuestion': 17616, 'Accept': 6106, 'Reject': 86, 'yAnswer': 15, 'nAnswer': 5338, 'Emphasis': 1875, 'Greet': 160, 'Bye': 123}), </text:p>
          </table:table-cell>
          <table:table-cell table:style-name="ce92"/>
          <table:table-cell table:style-name="ce92" office:value-type="string" calcext:value-type="string">
            <text:p>task-oriented </text:p>
          </table:table-cell>
          <table:table-cell table:style-name="ce92" office:value-type="string" calcext:value-type="string">
            <text:p>Min 0.10</text:p>
            <text:p>Mean 0.78</text:p>
            <text:p>Max 2.5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-3" calcext:value-type="float">
            <text:p>-3</text:p>
          </table:table-cell>
          <table:table-cell table:style-name="ce92" office:value-type="float" office:value="0.78" calcext:value-type="float">
            <text:p>0.78</text:p>
          </table:table-cell>
          <table:table-cell table:style-name="ce92" office:value-type="string" calcext:value-type="string">
            <text:p>Seeker</text:p>
            <text:p>min 0.00 mean 0.65 max 1.00</text:p>
            <text:p>min 0.00 mean 0.54 max 1.00</text:p>
            <text:p>Assistant</text:p>
            <text:p>min 0.00 mean 0.34 max 1.00</text:p>
            <text:p>min 0.00 mean 0.87 max 1.00</text:p>
          </table:table-cell>
          <table:table-cell table:style-name="ce92" table:formula="of:=0.65-0.34" office:value-type="float" office:value="0.31" calcext:value-type="float">
            <text:p>0.31</text:p>
          </table:table-cell>
          <table:table-cell table:style-name="ce92" table:formula="of:=0.54-0.87" office:value-type="float" office:value="-0.33" calcext:value-type="float">
            <text:p>-0.33</text:p>
          </table:table-cell>
          <table:table-cell table:style-name="ce103"/>
          <table:table-cell table:style-name="ce92" office:value-type="string" calcext:value-type="string">
            <text:p>seeker introducing vocabulary</text:p>
            <text:p>assistant follows up</text:p>
          </table:table-cell>
          <table:table-cell table:style-name="ce82" office:value-type="string" calcext:value-type="string">
            <text:p>topic depth</text:p>
          </table:table-cell>
          <table:table-cell table:style-name="ce88" office:value-type="string" calcext:value-type="string">
            <text:p><text:span text:style-name="T7">S 0.97</text:span></text:p>
            <text:p><text:span text:style-name="T5">R 0.97</text:span></text:p>
            <text:p><text:span text:style-name="T7">A 0.91</text:span></text:p>
            <text:p><text:span text:style-name="T7">Q 0.87</text:span></text:p>
            <text:p>SR 0.87</text:p>
            <text:p>RS 0.81</text:p>
          </table:table-cell>
          <table:table-cell table:style-name="ce88" office:value-type="string" calcext:value-type="string">
            <text:p><text:span text:style-name="T7">S 1.00</text:span></text:p>
            <text:p><text:span text:style-name="T7">Q 0.99</text:span></text:p>
            <text:p><text:span text:style-name="T1">QS 0.99</text:span></text:p>
            <text:p><text:span text:style-name="T1">SQ 0.97</text:span></text:p>
            <text:p><text:span text:style-name="T7">SS 0.93</text:span></text:p>
            <text:p><text:span text:style-name="T7">QQ 0.82</text:span></text:p>
          </table:table-cell>
          <table:table-cell table:style-name="ce88" office:value-type="string" calcext:value-type="string">
            <text:p><text:span text:style-name="T7">S 1.00</text:span></text:p>
            <text:p><text:span text:style-name="T7">Q 0.99</text:span></text:p>
            <text:p><text:span text:style-name="T7">QS 0.99</text:span></text:p>
            <text:p><text:span text:style-name="T7">SQ 0.97</text:span></text:p>
            <text:p><text:span text:style-name="T7">SS 0.93</text:span></text:p>
            <text:p><text:span text:style-name="T2">QSS 0.91</text:span></text:p>
          </table:table-cell>
          <table:table-cell table:style-name="ce82" office:value-type="string" calcext:value-type="string">
            <text:p>https://www.aclweb.org/anthology/D18-1547.pdf</text:p>
          </table:table-cell>
          <table:table-cell table:style-name="ce82" table:number-columns-repeated="20"/>
          <table:table-cell table:style-name="ce107" table:number-columns-repeated="971"/>
        </table:table-row>
        <table:table-row table:style-name="ro10">
          <table:table-cell table:style-name="ce75" office:value-type="string" calcext:value-type="string">
            <text:p>ReDial</text:p>
          </table:table-cell>
          <table:table-cell table:style-name="ce75" office:value-type="string" calcext:value-type="string">
            <text:p>human-human</text:p>
          </table:table-cell>
          <table:table-cell table:style-name="ce75"/>
          <table:table-cell table:style-name="ce82"/>
          <table:table-cell table:style-name="ce75" office:value-type="string" calcext:value-type="string">
            <text:p>text chat</text:p>
          </table:table-cell>
          <table:table-cell table:style-name="ce82" office:value-type="float" office:value="10006" calcext:value-type="float">
            <text:p>10006</text:p>
          </table:table-cell>
          <table:table-cell table:style-name="ce82" office:value-type="string" calcext:value-type="string">
            <text:p>x</text:p>
          </table:table-cell>
          <table:table-cell table:style-name="ce82" table:number-columns-repeated="2"/>
          <table:table-cell table:style-name="ce88" office:value-type="string" calcext:value-type="string">
            <text:p>1 18 116</text:p>
            <text:p>1 9 56</text:p>
            <text:p>0 8 76</text:p>
            <text:p>even </text:p>
          </table:table-cell>
          <table:table-cell table:style-name="ce82" office:value-type="string" calcext:value-type="string">
            <text:p>Symmetric</text:p>
          </table:table-cell>
          <table:table-cell table:style-name="ce88" office:value-type="string" calcext:value-type="string">
            <text:p>0 6 95</text:p>
            <text:p>0 6 65</text:p>
            <text:p>0 6 95</text:p>
            <text:p><text:span text:style-name="T1">6</text:span> (0, 0)</text:p>
          </table:table-cell>
          <table:table-cell table:style-name="ce82" office:value-type="string" calcext:value-type="string">
            <text:p>Symmetric</text:p>
          </table:table-cell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0 3 22</text:p>
            <text:p>0 1 13</text:p>
            <text:p>0 2 14</text:p>
          </table:table-cell>
          <table:table-cell table:style-name="ce82" office:value-type="float" office:value="-1" calcext:value-type="float">
            <text:p>-1</text:p>
          </table:table-cell>
          <table:table-cell table:style-name="ce92" office:value-type="string" calcext:value-type="string">
            <text:p><text:span text:style-name="T3">['Statement: 0.28', 'Greet: 0.04', 'Accept: 0.03', 'whQuestion: 0.02', 'ynQuestion: 0.05', 'Bye: 0.02', 'Emphasis: 0.05', 'nAnswer: 0.01']</text:span></text:p>
            <text:p><text:span text:style-name="T3">['Statement: 0.24', 'Greet: 0.04', 'Accept: 0.02', 'whQuestion: 0.06', 'ynQuestion: 0.07', 'Bye: 0.02', 'Emphasis: 0.04']</text:span></text:p>
            <text:p><text:span text:style-name="T3">A: {'Statement': 42951, 'whQuestion': 10747,  'ynQuestion': 11916, 'Bye': 3505, 'Accept': 4311, 'nAnswer': 492,'Greet': 7519, 'Emotion': 1395, 'Emphasis': 6515, 'Reject': 106, 'yAnswer': 105, 'Continuer': 118}</text:span></text:p>
            <text:p>S: {'Statement': 50751, 'whQuestion': 4198, 'ynQuestion': 9666, 'Emphasis': 9051, 'nAnswer': 1946, 'Accept': 5049, 'Greet': 7007, 'yAnswer': 141, 'Bye': 3745, 'Reject': 162, 'Emotion': 621, 'Continuer': 133}</text:p>
          </table:table-cell>
          <table:table-cell table:style-name="ce92"/>
          <table:table-cell table:style-name="ce82" office:value-type="string" calcext:value-type="string">
            <text:p>recommendation exchange</text:p>
          </table:table-cell>
          <table:table-cell table:style-name="ce99" office:value-type="string" calcext:value-type="string">
            <text:p>Min 0.02</text:p>
            <text:p>Mean 0.27</text:p>
            <text:p>Max 1.33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0" calcext:value-type="float">
            <text:p>0</text:p>
          </table:table-cell>
          <table:table-cell table:style-name="ce99" office:value-type="float" office:value="0.27" calcext:value-type="float">
            <text:p>0.27</text:p>
          </table:table-cell>
          <table:table-cell table:style-name="ce92" office:value-type="string" calcext:value-type="string">
            <text:p>Seeker</text:p>
            <text:p>min 0.00 mean 0.48 max 1.00</text:p>
            <text:p>min 0.00 mean 0.71 max 1.00</text:p>
            <text:p>Assistant</text:p>
            <text:p>min 0.00 mean 0.50 max 1.00</text:p>
            <text:p>min 0.00 mean 0.62 max 1.00</text:p>
          </table:table-cell>
          <table:table-cell table:style-name="ce92" table:formula="of:=0.48-0.5" office:value-type="float" office:value="-0.02" calcext:value-type="float">
            <text:p>-0.02</text:p>
          </table:table-cell>
          <table:table-cell table:style-name="ce92" table:formula="of:=0.71-0.62" office:value-type="float" office:value="0.09" calcext:value-type="float">
            <text:p>0.09</text:p>
          </table:table-cell>
          <table:table-cell table:style-name="ce103"/>
          <table:table-cell table:style-name="ce92" office:value-type="string" calcext:value-type="string">
            <text:p><text:span text:style-name="T4">assistant introducing vocabulary</text:span></text:p>
            <text:p><text:span text:style-name="T4">seeker follows up </text:span></text:p>
          </table:table-cell>
          <table:table-cell table:style-name="ce82" office:value-type="string" calcext:value-type="string">
            <text:p>topic breadth</text:p>
          </table:table-cell>
          <table:table-cell table:style-name="ce88" office:value-type="string" calcext:value-type="string">
            <text:p><text:span text:style-name="T7">S 0.99</text:span></text:p>
            <text:p><text:span text:style-name="T7">A 0.97</text:span></text:p>
            <text:p><text:span text:style-name="T7">R 0.93</text:span></text:p>
            <text:p><text:span text:style-name="T2">G 0.90</text:span></text:p>
            <text:p><text:span text:style-name="T2">AS 0.79</text:span></text:p>
          </table:table-cell>
          <table:table-cell table:style-name="ce88" office:value-type="string" calcext:value-type="string">
            <text:p><text:span text:style-name="T7">S 1.00</text:span></text:p>
            <text:p><text:span text:style-name="T7">SS 1.00</text:span></text:p>
            <text:p><text:span text:style-name="T7">Q 0.99</text:span></text:p>
            <text:p><text:span text:style-name="T8">QS 0.97</text:span></text:p>
            <text:p><text:span text:style-name="T8">G 0.90</text:span></text:p>
            <text:p><text:span text:style-name="T8">SQ 0.88</text:span></text:p>
          </table:table-cell>
          <table:table-cell table:style-name="ce88" office:value-type="string" calcext:value-type="string">
            <text:p><text:span text:style-name="T7">S 1.00</text:span></text:p>
            <text:p><text:span text:style-name="T7">SS 1.00</text:span></text:p>
            <text:p><text:span text:style-name="T7">Q 0.99</text:span></text:p>
            <text:p>SSS 0.98</text:p>
            <text:p><text:span text:style-name="T7">QS 0.97</text:span></text:p>
          </table:table-cell>
          <table:table-cell table:style-name="ce82" table:number-columns-repeated="21"/>
          <table:table-cell table:style-name="ce107" table:number-columns-repeated="971"/>
        </table:table-row>
        <table:table-row table:style-name="ro9">
          <table:table-cell table:style-name="ce75" office:value-type="string" calcext:value-type="string">
            <text:p>WoW</text:p>
          </table:table-cell>
          <table:table-cell table:style-name="ce75" office:value-type="string" calcext:value-type="string">
            <text:p>human-human</text:p>
          </table:table-cell>
          <table:table-cell table:style-name="ce75" office:value-type="string" calcext:value-type="string">
            <text:p>parlai</text:p>
          </table:table-cell>
          <table:table-cell table:style-name="ce82" office:value-type="string" calcext:value-type="string">
            <text:p>WOz</text:p>
          </table:table-cell>
          <table:table-cell table:style-name="ce75" office:value-type="string" calcext:value-type="string">
            <text:p>text chat</text:p>
          </table:table-cell>
          <table:table-cell table:style-name="ce75" office:value-type="float" office:value="22311" calcext:value-type="float">
            <text:p>22311</text:p>
          </table:table-cell>
          <table:table-cell table:style-name="ce75" office:value-type="string" calcext:value-type="string">
            <text:p>x</text:p>
          </table:table-cell>
          <table:table-cell table:style-name="ce75" table:number-columns-repeated="2"/>
          <table:table-cell table:style-name="ce88" office:value-type="string" calcext:value-type="string">
            <text:p>8 9 23</text:p>
            <text:p>4 4 11</text:p>
            <text:p>4 4 12</text:p>
            <text:p>even </text:p>
          </table:table-cell>
          <table:table-cell table:style-name="ce82" office:value-type="string" calcext:value-type="string">
            <text:p>Symmetric</text:p>
          </table:table-cell>
          <table:table-cell table:style-name="ce88" office:value-type="string" calcext:value-type="string">
            <text:p>1 16 182</text:p>
            <text:p>1 14 112</text:p>
            <text:p>1 18 182</text:p>
            <text:p><text:span text:style-name="T1">16</text:span> (-2, +2)</text:p>
          </table:table-cell>
          <table:table-cell table:style-name="ce82" office:value-type="string" calcext:value-type="string">
            <text:p>Assymetric (assistant&gt;seeker)</text:p>
          </table:table-cell>
          <table:table-cell table:style-name="ce82" office:value-type="string" calcext:value-type="string">
            <text:p>?</text:p>
          </table:table-cell>
          <table:table-cell table:style-name="ce82" office:value-type="string" calcext:value-type="string">
            <text:p>0 2 9</text:p>
            <text:p>0 1 7</text:p>
            <text:p>0 0 6</text:p>
          </table:table-cell>
          <table:table-cell table:style-name="ce82" office:value-type="float" office:value="1" calcext:value-type="float">
            <text:p>1</text:p>
          </table:table-cell>
          <table:table-cell table:style-name="ce92" office:value-type="string" calcext:value-type="string">
            <text:p>['Statement: 0.21', 'Accept: 0.03', 'whQuestion: 0.10', 'ynQuestion: 0.12', 'Emphasis: 0.04']</text:p>
            <text:p>['Statement: 0.34', 'Accept: 0.04', 'whQuestion: 0.01', 'ynQuestion: 0.04', 'Emphasis: 0.05']</text:p>
          </table:table-cell>
          <table:table-cell table:style-name="ce92"/>
          <table:table-cell table:style-name="ce82" office:value-type="string" calcext:value-type="string">
            <text:p>knowledge exchange</text:p>
          </table:table-cell>
          <table:table-cell table:style-name="ce92" office:value-type="string" calcext:value-type="string">
            <text:p>Min 0.09</text:p>
            <text:p>Mean 0.75</text:p>
            <text:p>Max 3.1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-4" calcext:value-type="float">
            <text:p>-4</text:p>
          </table:table-cell>
          <table:table-cell table:style-name="ce92" office:value-type="float" office:value="0.75" calcext:value-type="float">
            <text:p>0.75</text:p>
          </table:table-cell>
          <table:table-cell table:style-name="ce92" office:value-type="string" calcext:value-type="string">
            <text:p>Seeker</text:p>
            <text:p>min 0.00 mean 0.40 max 1.00</text:p>
            <text:p>min 0.00 mean 0.62 max 1.00</text:p>
            <text:p>Assistant</text:p>
            <text:p>min 0.00 mean 0.60 max 1.00</text:p>
            <text:p>min 0.00 mean 0.75 max 1.00</text:p>
          </table:table-cell>
          <table:table-cell table:style-name="ce92" table:formula="of:=0.4-0.6" office:value-type="float" office:value="-0.2" calcext:value-type="float">
            <text:p>-0.2</text:p>
          </table:table-cell>
          <table:table-cell table:style-name="ce92" table:formula="of:=0.62-0.75" office:value-type="float" office:value="-0.13" calcext:value-type="float">
            <text:p>-0.13</text:p>
          </table:table-cell>
          <table:table-cell table:style-name="ce103"/>
          <table:table-cell table:style-name="ce82" office:value-type="string" calcext:value-type="string">
            <text:p>assistant introducing vocabulary</text:p>
            <text:p>assistant follows up</text:p>
          </table:table-cell>
          <table:table-cell table:style-name="ce82" office:value-type="string" calcext:value-type="string">
            <text:p>topic depth</text:p>
          </table:table-cell>
          <table:table-cell table:style-name="ce82" office:value-type="string" calcext:value-type="string">
            <text:p><text:span text:style-name="T7">A 0.97</text:span></text:p>
            <text:p><text:span text:style-name="T7">S 0.81</text:span></text:p>
            <text:p><text:span text:style-name="T7">Q 0.79</text:span></text:p>
            <text:p><text:span text:style-name="T8">QA 0.66</text:span></text:p>
            <text:p><text:span text:style-name="T8">AS 0.64</text:span></text:p>
          </table:table-cell>
          <table:table-cell table:style-name="ce82" office:value-type="string" calcext:value-type="string">
            <text:p><text:span text:style-name="T7">S 1.00</text:span></text:p>
            <text:p><text:span text:style-name="T7">Q 0.89</text:span></text:p>
            <text:p><text:span text:style-name="T5">SS 0.88</text:span></text:p>
            <text:p><text:span text:style-name="T9">QS 0.88</text:span></text:p>
            <text:p><text:span text:style-name="T8">SQ 0.82</text:span></text:p>
            <text:p><text:span text:style-name="T7">QQ 0.15</text:span></text:p>
          </table:table-cell>
          <table:table-cell table:style-name="ce82" office:value-type="string" calcext:value-type="string">
            <text:p><text:span text:style-name="T7">S 1.00</text:span></text:p>
            <text:p><text:span text:style-name="T7">Q 0.89</text:span></text:p>
            <text:p><text:span text:style-name="T7">SS 0.88</text:span></text:p>
            <text:p><text:span text:style-name="T7">QS 0.88</text:span></text:p>
            <text:p><text:span text:style-name="T7">SQ 0.82</text:span></text:p>
          </table:table-cell>
          <table:table-cell table:style-name="ce82" office:value-type="string" calcext:value-type="string">
            <text:p>https://arxiv.org/pdf/1811.01241.pdf</text:p>
          </table:table-cell>
          <table:table-cell table:style-name="ce82" table:number-columns-repeated="20"/>
          <table:table-cell table:style-name="ce107" table:number-columns-repeated="971"/>
        </table:table-row>
        <table:table-row table:style-name="ro11">
          <table:table-cell table:style-name="ce77" office:value-type="string" calcext:value-type="string">
            <text:p>Daily Dialog</text:p>
          </table:table-cell>
          <table:table-cell table:style-name="ce77" office:value-type="string" calcext:value-type="string">
            <text:p>human-human</text:p>
          </table:table-cell>
          <table:table-cell table:style-name="ce77"/>
          <table:table-cell table:style-name="ce83"/>
          <table:table-cell table:style-name="ce77"/>
          <table:table-cell table:style-name="ce77" office:value-type="float" office:value="11118" calcext:value-type="float">
            <text:p>11118</text:p>
          </table:table-cell>
          <table:table-cell table:style-name="ce77" table:number-columns-repeated="3"/>
          <table:table-cell table:style-name="ce87" office:value-type="string" calcext:value-type="string">
            <text:p>2 7 35</text:p>
            <text:p>1 4 18</text:p>
            <text:p>1 3 17</text:p>
            <text:p><text:span text:style-name="T3">3.5 (+0.5, -0.5)</text:span></text:p>
          </table:table-cell>
          <table:table-cell table:style-name="ce82" office:value-type="string" calcext:value-type="string">
            <text:p>Assymetric (seeker&gt;assistant)</text:p>
          </table:table-cell>
          <table:table-cell table:style-name="ce87" office:value-type="string" calcext:value-type="string">
            <text:p>1 13 278</text:p>
            <text:p>1 13 226</text:p>
            <text:p>1 14 278</text:p>
            <text:p>13 (0, +1)</text:p>
          </table:table-cell>
          <table:table-cell table:style-name="ce82" office:value-type="string" calcext:value-type="string">
            <text:p>Symmetric</text:p>
          </table:table-cell>
          <table:table-cell table:style-name="ce83"/>
          <table:table-cell table:style-name="ce83" office:value-type="string" calcext:value-type="string">
            <text:p>0 2 16</text:p>
            <text:p>0 1 16</text:p>
            <text:p>0 0 10</text:p>
          </table:table-cell>
          <table:table-cell table:style-name="ce83" office:value-type="float" office:value="1" calcext:value-type="float">
            <text:p>1</text:p>
          </table:table-cell>
          <table:table-cell table:style-name="ce93" office:value-type="string" calcext:value-type="string">
            <text:p>['Statement: 0.25', 'Accept: 0.02', 'whQuestion: 0.10', 'ynQuestion: 0.12', 'Emphasis: 0.02']</text:p>
            <text:p>['Statement: 0.28', 'Accept: 0.04', 'whQuestion: 0.06', 'ynQuestion: 0.06', 'Emphasis: 0.02', 'nAnswer: 0.01']</text:p>
          </table:table-cell>
          <table:table-cell table:style-name="ce93"/>
          <table:table-cell table:style-name="ce83"/>
          <table:table-cell table:style-name="ce93" office:value-type="string" calcext:value-type="string">
            <text:p>Min 0.00</text:p>
            <text:p>Mean 0.38</text:p>
            <text:p>Max 3.50 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-1" calcext:value-type="float">
            <text:p>-1</text:p>
          </table:table-cell>
          <table:table-cell table:style-name="ce93" office:value-type="float" office:value="0.38" calcext:value-type="float">
            <text:p>0.38</text:p>
          </table:table-cell>
          <table:table-cell table:style-name="ce93" office:value-type="string" calcext:value-type="string">
            <text:p>Seeker</text:p>
            <text:p>min 0.00 mean 0.47 max 1.00</text:p>
            <text:p>min 0.00 mean 0.48 max 1.00</text:p>
            <text:p>Assistant</text:p>
            <text:p>min 0.00 mean 0.31 max 1.00</text:p>
            <text:p>min 0.00 mean 0.54 max 1.00</text:p>
          </table:table-cell>
          <table:table-cell table:style-name="ce93" table:formula="of:=0.47-0.31" office:value-type="float" office:value="0.16" calcext:value-type="float">
            <text:p>0.16</text:p>
          </table:table-cell>
          <table:table-cell table:style-name="ce93" table:formula="of:=0.48-0.54" office:value-type="float" office:value="-0.0600000000000001" calcext:value-type="float">
            <text:p>-0.06</text:p>
          </table:table-cell>
          <table:table-cell table:style-name="ce103"/>
          <table:table-cell table:style-name="ce92" office:value-type="string" calcext:value-type="string">
            <text:p><text:span text:style-name="T4">assistant introducing vocabulary</text:span></text:p>
            <text:p><text:span text:style-name="T4">seeker follows up </text:span></text:p>
          </table:table-cell>
          <table:table-cell table:style-name="ce83"/>
          <table:table-cell table:style-name="ce83" office:value-type="string" calcext:value-type="string">
            <text:p><text:span text:style-name="T7">A 0.90</text:span></text:p>
            <text:p><text:span text:style-name="T7">S 0.83</text:span></text:p>
            <text:p><text:span text:style-name="T7">Q 0.78</text:span></text:p>
            <text:p><text:span text:style-name="T8">SA 0.58</text:span></text:p>
            <text:p><text:span text:style-name="T8">QA 0.57</text:span></text:p>
            <text:p><text:span text:style-name="T8">AS 0.55</text:span></text:p>
            <text:p><text:span text:style-name="T7">R 0.52</text:span></text:p>
          </table:table-cell>
          <table:table-cell table:style-name="ce87" office:value-type="string" calcext:value-type="string">
            <text:p><text:span text:style-name="T7">S 1.00</text:span></text:p>
            <text:p><text:span text:style-name="T7">Q 0.90</text:span></text:p>
            <text:p><text:span text:style-name="T1">QS 0.89</text:span></text:p>
            <text:p><text:span text:style-name="T7">SS 0.82</text:span></text:p>
            <text:p><text:span text:style-name="T1">SQ 0.75</text:span></text:p>
            <text:p><text:span text:style-name="T7">QQ 0.29</text:span></text:p>
          </table:table-cell>
          <table:table-cell table:style-name="ce87" office:value-type="string" calcext:value-type="string">
            <text:p><text:span text:style-name="T7">S 1.00</text:span></text:p>
            <text:p><text:span text:style-name="T7">Q 0.90</text:span></text:p>
            <text:p><text:span text:style-name="T7">QS 0.87</text:span></text:p>
            <text:p><text:span text:style-name="T7">SS 0.80</text:span></text:p>
            <text:p><text:span text:style-name="T7">SQ 0.75</text:span></text:p>
            <text:p>SQS 0.68</text:p>
          </table:table-cell>
          <table:table-cell table:style-name="ce83" table:number-columns-repeated="21"/>
          <table:table-cell table:style-name="ce100" table:number-columns-repeated="971"/>
        </table:table-row>
        <table:table-row table:style-name="ro12">
          <table:table-cell table:style-name="ce78" office:value-type="string" calcext:value-type="string">
            <text:p>ConvAI2</text:p>
          </table:table-cell>
          <table:table-cell table:style-name="ce78" office:value-type="string" calcext:value-type="string">
            <text:p>human-machine </text:p>
          </table:table-cell>
          <table:table-cell table:style-name="ce78"/>
          <table:table-cell table:style-name="ce84"/>
          <table:table-cell table:style-name="ce78"/>
          <table:table-cell table:style-name="ce78" office:value-type="float" office:value="3495" calcext:value-type="float">
            <text:p>3495</text:p>
          </table:table-cell>
          <table:table-cell table:style-name="ce78" table:number-columns-repeated="3"/>
          <table:table-cell table:style-name="ce90" office:value-type="string" calcext:value-type="string">
            <text:p>1 13 1000</text:p>
            <text:p>0 7 1000</text:p>
            <text:p>0 6 550</text:p>
            <text:p>6.5 (+0.5, -0.5)</text:p>
          </table:table-cell>
          <table:table-cell table:style-name="ce82" office:value-type="string" calcext:value-type="string">
            <text:p>Assymetric (seeker&gt;assistant)</text:p>
          </table:table-cell>
          <table:table-cell table:style-name="ce90" office:value-type="string" calcext:value-type="string">
            <text:p>1 7 105</text:p>
            <text:p>1 6 105</text:p>
            <text:p>1 8 61</text:p>
            <text:p>7 (-1, +1)</text:p>
          </table:table-cell>
          <table:table-cell table:style-name="ce84" office:value-type="string" calcext:value-type="string">
            <text:p>Assymetric (assistant&gt;seeker)</text:p>
          </table:table-cell>
          <table:table-cell table:style-name="ce84"/>
          <table:table-cell table:style-name="ce84" office:value-type="string" calcext:value-type="string">
            <text:p>0 4 283</text:p>
            <text:p>0 2 193</text:p>
            <text:p>0 1 90</text:p>
          </table:table-cell>
          <table:table-cell table:style-name="ce84" office:value-type="float" office:value="1" calcext:value-type="float">
            <text:p>1</text:p>
          </table:table-cell>
          <table:table-cell table:style-name="ce94" office:value-type="string" calcext:value-type="string">
            <text:p>['Statement: 0.23', 'Greet: 0.03', 'Accept: 0.02', 'whQuestion: 0.11', 'ynQuestion: 0.08', 'Emphasis: 0.02', 'nAnswer: 0.01']</text:p>
            <text:p>['Statement: 0.28', 'Emotion: 0.01', 'Greet: 0.01', 'Accept: 0.01', 'whQuestion: 0.08', 'ynQuestion: 0.05', 'nAnswer: 0.01']</text:p>
          </table:table-cell>
          <table:table-cell table:style-name="ce94"/>
          <table:table-cell table:style-name="ce84"/>
          <table:table-cell table:style-name="ce94" office:value-type="string" calcext:value-type="string">
            <text:p>Min 0.00</text:p>
            <text:p>Mean 0.39</text:p>
            <text:p>Max 1.75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-2" calcext:value-type="float">
            <text:p>-2</text:p>
          </table:table-cell>
          <table:table-cell table:style-name="ce94" office:value-type="float" office:value="0.39" calcext:value-type="float">
            <text:p>0.39</text:p>
          </table:table-cell>
          <table:table-cell table:style-name="ce94" office:value-type="string" calcext:value-type="string">
            <text:p>Seeker</text:p>
            <text:p>min 0.00 mean 0.23 max 1.00</text:p>
            <text:p>min 0.00 mean 0.28 max 1.00</text:p>
            <text:p>Assistant</text:p>
            <text:p>min 0.00 mean 0.33 max 1.00</text:p>
            <text:p>min 0.00 mean 0.36 max 1.00</text:p>
          </table:table-cell>
          <table:table-cell table:style-name="ce94" table:formula="of:=0.23-0.33" office:value-type="float" office:value="-0.1" calcext:value-type="float">
            <text:p>-0.1</text:p>
          </table:table-cell>
          <table:table-cell table:style-name="ce94" table:formula="of:=0.28-0.36" office:value-type="float" office:value="-0.08" calcext:value-type="float">
            <text:p>-0.08</text:p>
          </table:table-cell>
          <table:table-cell table:style-name="ce94"/>
          <table:table-cell table:style-name="ce84" office:value-type="string" calcext:value-type="string">
            <text:p>assistant introducing vocabulary</text:p>
            <text:p>assistant follows up</text:p>
          </table:table-cell>
          <table:table-cell table:style-name="ce84"/>
          <table:table-cell table:style-name="ce84" office:value-type="string" calcext:value-type="string">
            <text:p><text:span text:style-name="T7">Q 0.63</text:span></text:p>
            <text:p><text:span text:style-name="T7">S 0.59</text:span></text:p>
            <text:p><text:span text:style-name="T7">A 0.56</text:span></text:p>
            <text:p><text:span text:style-name="T7">R 0.52</text:span></text:p>
            <text:p><text:span text:style-name="T8">QA 0.45</text:span></text:p>
            <text:p><text:span text:style-name="T8">AQ 0.45</text:span></text:p>
          </table:table-cell>
          <table:table-cell table:style-name="ce106" office:value-type="string" calcext:value-type="string">
            <text:p><text:span text:style-name="T7">Q 0.79</text:span></text:p>
            <text:p><text:span text:style-name="T7">S 0.76</text:span></text:p>
            <text:p><text:span text:style-name="T1">QS 0.61</text:span></text:p>
            <text:p><text:span text:style-name="T7">SS 0.58</text:span></text:p>
            <text:p><text:span text:style-name="T1">SQ 0.57</text:span></text:p>
            <text:p><text:span text:style-name="T1">G 0.50</text:span></text:p>
          </table:table-cell>
          <table:table-cell table:style-name="ce90" office:value-type="string" calcext:value-type="string">
            <text:p><text:span text:style-name="T7">Q 0.70</text:span></text:p>
            <text:p><text:span text:style-name="T7">S 0.70</text:span></text:p>
            <text:p><text:span text:style-name="T7">QS 0.61</text:span></text:p>
            <text:p><text:span text:style-name="T7">SS 0.57</text:span></text:p>
            <text:p><text:span text:style-name="T7">SQ 0.57</text:span></text:p>
            <text:p>QSS 0.51</text:p>
          </table:table-cell>
          <table:table-cell table:style-name="ce84" table:number-columns-repeated="21"/>
          <table:table-cell table:style-name="ce57" table:number-columns-repeated="971"/>
        </table:table-row>
        <table:table-row table:style-name="ro5">
          <table:table-cell table:style-name="ce78" office:value-type="string" calcext:value-type="string">
            <text:p>Controllable Dialogue M</text:p>
          </table:table-cell>
          <table:table-cell table:style-name="ce78" office:value-type="string" calcext:value-type="string">
            <text:p>human-machine </text:p>
          </table:table-cell>
          <table:table-cell table:style-name="ce78" office:value-type="string" calcext:value-type="string">
            <text:p>https://parl.ai/projects/controllable_dialogue/</text:p>
          </table:table-cell>
          <table:table-cell table:style-name="ce84"/>
          <table:table-cell table:style-name="ce78"/>
          <table:table-cell table:style-name="ce78" office:value-type="float" office:value="3214" calcext:value-type="float">
            <text:p>3214</text:p>
          </table:table-cell>
          <table:table-cell table:style-name="ce78" table:number-columns-repeated="3"/>
          <table:table-cell table:style-name="ce90" office:value-type="string" calcext:value-type="string">
            <text:p>12 12 12</text:p>
            <text:p>6 6 6</text:p>
            <text:p>6 6 6</text:p>
            <text:p>even </text:p>
          </table:table-cell>
          <table:table-cell table:style-name="ce84" office:value-type="string" calcext:value-type="string">
            <text:p>Symmetric</text:p>
          </table:table-cell>
          <table:table-cell table:style-name="ce90" office:value-type="string" calcext:value-type="string">
            <text:p>1 7 31</text:p>
            <text:p>1 8 20</text:p>
            <text:p>1 6 31</text:p>
            <text:p><text:span text:style-name="T4">7 (+1, -1)</text:span></text:p>
          </table:table-cell>
          <table:table-cell table:style-name="ce84" office:value-type="string" calcext:value-type="string">
            <text:p>Assymetric (seeker&gt;assistant)</text:p>
          </table:table-cell>
          <table:table-cell table:style-name="ce84"/>
          <table:table-cell table:style-name="ce84" office:value-type="string" calcext:value-type="string">
            <text:p>0 6 12</text:p>
            <text:p>0 3 6</text:p>
            <text:p>0 2 6</text:p>
          </table:table-cell>
          <table:table-cell table:style-name="ce84" office:value-type="float" office:value="1" calcext:value-type="float">
            <text:p>1</text:p>
          </table:table-cell>
          <table:table-cell table:style-name="ce94" office:value-type="string" calcext:value-type="string">
            <text:p>['Statement: 0.20', 'whQuestion: 0.17', 'ynQuestion: 0.09', 'Emphasis: 0.02']</text:p>
            <text:p>['Statement: 0.23', 'Accept: 0.01', 'whQuestion: 0.20', 'ynQuestion: 0.04', 'nAnswer: 0.02']</text:p>
          </table:table-cell>
          <table:table-cell table:style-name="ce94"/>
          <table:table-cell table:style-name="ce84"/>
          <table:table-cell table:style-name="ce94" office:value-type="string" calcext:value-type="string">
            <text:p>Min 0.08</text:p>
            <text:p>Mean 0.29</text:p>
            <text:p>Max 1.25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2" calcext:value-type="float">
            <text:p>2</text:p>
          </table:table-cell>
          <table:table-cell table:style-name="ce94" office:value-type="float" office:value="0.29" calcext:value-type="float">
            <text:p>0.29</text:p>
          </table:table-cell>
          <table:table-cell table:style-name="ce94" office:value-type="string" calcext:value-type="string">
            <text:p>Seeker</text:p>
            <text:p>min 0.00 mean 0.58 max 1.00</text:p>
            <text:p>min 0.00 mean 0.79 max 1.00</text:p>
            <text:p>Assistant</text:p>
            <text:p>min 0.00 mean 0.37 max 1.00</text:p>
            <text:p>min 0.00 mean 0.63 max 1.00</text:p>
          </table:table-cell>
          <table:table-cell table:style-name="ce94" table:formula="of:=0.58-0.37" office:value-type="float" office:value="0.21" calcext:value-type="float">
            <text:p>0.21</text:p>
          </table:table-cell>
          <table:table-cell table:style-name="ce94" table:formula="of:=0.79-0.63" office:value-type="float" office:value="0.16" calcext:value-type="float">
            <text:p>0.16</text:p>
          </table:table-cell>
          <table:table-cell table:style-name="ce94"/>
          <table:table-cell table:style-name="ce84" office:value-type="string" calcext:value-type="string">
            <text:p>seeker introduces vocabulary</text:p>
            <text:p>seeker follows up</text:p>
          </table:table-cell>
          <table:table-cell table:style-name="ce84"/>
          <table:table-cell table:style-name="ce84" office:value-type="string" calcext:value-type="string">
            <text:p>Q 0.96</text:p>
            <text:p>R 0.96</text:p>
            <text:p>A 0.93</text:p>
            <text:p>S 0.92</text:p>
            <text:p><text:span text:style-name="T8">QA 0.82</text:span></text:p>
            <text:p><text:span text:style-name="T8">AQ 0.73</text:span></text:p>
          </table:table-cell>
          <table:table-cell table:style-name="ce106" office:value-type="string" calcext:value-type="string">
            <text:p><text:span text:style-name="T7">S 1.00</text:span></text:p>
            <text:p><text:span text:style-name="T7">Q 1.00</text:span></text:p>
            <text:p><text:span text:style-name="T1">QS 1.00</text:span></text:p>
            <text:p><text:span text:style-name="T1">SQ 0.99</text:span></text:p>
            <text:p><text:span text:style-name="T7">QQ 0.82</text:span></text:p>
            <text:p><text:span text:style-name="T7">SS 0.80</text:span></text:p>
          </table:table-cell>
          <table:table-cell table:style-name="ce90" office:value-type="string" calcext:value-type="string">
            <text:p><text:span text:style-name="T7">S 1.00</text:span></text:p>
            <text:p><text:span text:style-name="T7">Q 1.00</text:span></text:p>
            <text:p><text:span text:style-name="T7">QS 1.00</text:span></text:p>
            <text:p><text:span text:style-name="T7">SQ 0.99</text:span></text:p>
            <text:p><text:span text:style-name="T8">SQS 0.90</text:span></text:p>
            <text:p><text:span text:style-name="T8">QSQ 0.87</text:span></text:p>
            <text:p><text:span text:style-name="T7">QQ 0.82</text:span></text:p>
          </table:table-cell>
          <table:table-cell table:style-name="ce84" table:number-columns-repeated="21"/>
          <table:table-cell table:style-name="ce57" table:number-columns-repeated="971"/>
        </table:table-row>
        <table:table-row table:style-name="ro13">
          <table:table-cell table:style-name="ce77" office:value-type="string" calcext:value-type="string">
            <text:p>Controllable Dialogue H</text:p>
          </table:table-cell>
          <table:table-cell table:style-name="ce77" office:value-type="string" calcext:value-type="string">
            <text:p>human-human </text:p>
          </table:table-cell>
          <table:table-cell table:style-name="ce77" office:value-type="string" calcext:value-type="string">
            <text:p>https://parl.ai/projects/controllable_dialogue/</text:p>
          </table:table-cell>
          <table:table-cell table:style-name="ce83"/>
          <table:table-cell table:style-name="ce77"/>
          <table:table-cell table:style-name="ce77" office:value-type="float" office:value="102" calcext:value-type="float">
            <text:p>102</text:p>
          </table:table-cell>
          <table:table-cell table:style-name="ce77" table:number-columns-repeated="3"/>
          <table:table-cell table:style-name="ce87" office:value-type="string" calcext:value-type="string">
            <text:p>12 12 12</text:p>
            <text:p>6 6 6</text:p>
            <text:p>6 6 6</text:p>
            <text:p>even </text:p>
          </table:table-cell>
          <table:table-cell table:style-name="ce82" office:value-type="string" calcext:value-type="string">
            <text:p>Symmetric</text:p>
          </table:table-cell>
          <table:table-cell table:style-name="ce87" office:value-type="string" calcext:value-type="string">
            <text:p>2 9 20</text:p>
            <text:p>3 9 20</text:p>
            <text:p>2 9 20</text:p>
            <text:p>9 (0, 0)</text:p>
          </table:table-cell>
          <table:table-cell table:style-name="ce82" office:value-type="string" calcext:value-type="string">
            <text:p>Symmetric</text:p>
          </table:table-cell>
          <table:table-cell table:style-name="ce83"/>
          <table:table-cell table:style-name="ce83" office:value-type="string" calcext:value-type="string">
            <text:p>0 4 9</text:p>
            <text:p>0 2 6</text:p>
            <text:p>0 2 5</text:p>
          </table:table-cell>
          <table:table-cell table:style-name="ce83" office:value-type="float" office:value="0" calcext:value-type="float">
            <text:p>0</text:p>
          </table:table-cell>
          <table:table-cell table:style-name="ce93" office:value-type="string" calcext:value-type="string">
            <text:p>['Statement: 0.23', 'Accept: 0.01', 'whQuestion: 0.14', 'ynQuestion: 0.08', 'Emphasis: 0.02', 'nAnswer: 0.01']</text:p>
            <text:p>['Statement: 0.25', 'Accept: 0.02', 'whQuestion: 0.12', 'ynQuestion: 0.08', 'Emphasis: 0.01', 'nAnswer: 0.02']</text:p>
          </table:table-cell>
          <table:table-cell table:style-name="ce93"/>
          <table:table-cell table:style-name="ce83"/>
          <table:table-cell table:style-name="ce93" office:value-type="string" calcext:value-type="string">
            <text:p>Min 0.08</text:p>
            <text:p>Mean 0.37</text:p>
            <text:p>Max 1.00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style-name="ce93" office:value-type="float" office:value="0.37" calcext:value-type="float">
            <text:p>0.37</text:p>
          </table:table-cell>
          <table:table-cell table:style-name="ce93" office:value-type="string" calcext:value-type="string">
            <text:p>Seeker</text:p>
            <text:p>min 0.00 mean 0.50 max 1.00</text:p>
            <text:p>min 0.00 mean 0.67 max 1.00</text:p>
            <text:p>Assistant</text:p>
            <text:p>min 0.00 mean 0.48 max 1.00</text:p>
            <text:p>min 0.00 mean 0.72 max 1.00</text:p>
          </table:table-cell>
          <table:table-cell table:style-name="ce93" table:formula="of:=0.5-0.48" office:value-type="float" office:value="0.02" calcext:value-type="float">
            <text:p>0.02</text:p>
          </table:table-cell>
          <table:table-cell table:style-name="ce93" table:formula="of:=0.67-0.72" office:value-type="float" office:value="-0.0499999999999999" calcext:value-type="float">
            <text:p>-0.05</text:p>
          </table:table-cell>
          <table:table-cell table:style-name="ce103"/>
          <table:table-cell table:style-name="ce92" office:value-type="string" calcext:value-type="string">
            <text:p>seeker introducing vocabulary</text:p>
            <text:p>assistant follows up</text:p>
          </table:table-cell>
          <table:table-cell table:style-name="ce83"/>
          <table:table-cell table:style-name="ce83" office:value-type="string" calcext:value-type="string">
            <text:p><text:span text:style-name="T7">A 1.00</text:span></text:p>
            <text:p><text:span text:style-name="T7">S 0.98</text:span></text:p>
            <text:p><text:span text:style-name="T7">Q 0.96</text:span></text:p>
            <text:p><text:span text:style-name="T7">R 0.90</text:span></text:p>
            <text:p><text:span text:style-name="T8">AS 0.76</text:span></text:p>
            <text:p><text:span text:style-name="T8">SA 0.75</text:span></text:p>
          </table:table-cell>
          <table:table-cell table:style-name="ce87" office:value-type="string" calcext:value-type="string">
            <text:p><text:span text:style-name="T7">S 1.00</text:span></text:p>
            <text:p><text:span text:style-name="T7">Q 0.98</text:span></text:p>
            <text:p><text:span text:style-name="T1">SQ 0.97</text:span></text:p>
            <text:p><text:span text:style-name="T1">QS 0.97</text:span></text:p>
            <text:p><text:span text:style-name="T7">SS 0.95</text:span></text:p>
            <text:p><text:span text:style-name="T7">QQ 0.65</text:span></text:p>
          </table:table-cell>
          <table:table-cell table:style-name="ce87" office:value-type="string" calcext:value-type="string">
            <text:p><text:span text:style-name="T7">S 1.00</text:span></text:p>
            <text:p><text:span text:style-name="T7">Q 0.98</text:span></text:p>
            <text:p><text:span text:style-name="T7">SQ 0.97</text:span></text:p>
            <text:p><text:span text:style-name="T7">QS 0.97</text:span></text:p>
            <text:p><text:span text:style-name="T7">SS 0.95</text:span></text:p>
            <text:p>QSS 0.90</text:p>
          </table:table-cell>
          <table:table-cell table:style-name="ce83" table:number-columns-repeated="21"/>
          <table:table-cell table:style-name="ce100" table:number-columns-repeated="971"/>
        </table:table-row>
        <table:table-row table:style-name="ro14">
          <table:table-cell table:style-name="ce74" office:value-type="string" calcext:value-type="string">
            <text:p>MANtIS</text:p>
          </table:table-cell>
          <table:table-cell table:style-name="ce74" office:value-type="string" calcext:value-type="string">
            <text:p>human-human</text:p>
          </table:table-cell>
          <table:table-cell table:style-name="ce74"/>
          <table:table-cell table:style-name="ce76" office:value-type="string" calcext:value-type="string">
            <text:p>natural</text:p>
          </table:table-cell>
          <table:table-cell table:style-name="ce74" office:value-type="string" calcext:value-type="string">
            <text:p>discussion forum</text:p>
          </table:table-cell>
          <table:table-cell table:style-name="ce74" office:value-type="float" office:value="80324" calcext:value-type="float">
            <text:p>80324</text:p>
          </table:table-cell>
          <table:table-cell table:style-name="ce74" table:number-columns-repeated="3"/>
          <table:table-cell table:style-name="ce89" office:value-type="float" office:value="4" calcext:value-type="float">
            <text:p>4</text:p>
          </table:table-cell>
          <table:table-cell table:style-name="ce89"/>
          <table:table-cell table:style-name="ce87" office:value-type="string" calcext:value-type="string">
            <text:p>!</text:p>
          </table:table-cell>
          <table:table-cell table:style-name="ce76" table:number-columns-repeated="4"/>
          <table:table-cell table:style-name="ce87" table:number-columns-repeated="2"/>
          <table:table-cell table:style-name="ce96" office:value-type="string" calcext:value-type="string">
            <text:p>qa forum</text:p>
          </table:table-cell>
          <table:table-cell table:style-name="ce83"/>
          <table:table-cell table:style-name="ce89"/>
          <table:table-cell table:style-name="ce87"/>
          <table:table-cell table:style-name="ce83" table:number-columns-repeated="4"/>
          <table:table-cell table:style-name="ce96"/>
          <table:table-cell table:style-name="ce83"/>
          <table:table-cell table:style-name="ce96"/>
          <table:table-cell table:style-name="ce87" table:number-columns-repeated="3"/>
          <table:table-cell table:style-name="ce76" table:number-columns-repeated="4"/>
          <table:table-cell table:style-name="ce96" office:value-type="string" calcext:value-type="string">
            <text:p>user intents</text:p>
          </table:table-cell>
          <table:table-cell table:style-name="ce76" table:number-columns-repeated="16"/>
          <table:table-cell table:style-name="ce49" table:number-columns-repeated="971"/>
        </table:table-row>
        <table:table-row table:style-name="ro14">
          <table:table-cell table:style-name="ce79" office:value-type="string" calcext:value-type="string">
            <text:p>DSTC-7-SS</text:p>
          </table:table-cell>
          <table:table-cell table:style-name="ce81" table:number-columns-repeated="2"/>
          <table:table-cell table:style-name="ce76" office:value-type="string" calcext:value-type="string">
            <text:p>natural</text:p>
          </table:table-cell>
          <table:table-cell table:style-name="ce79" office:value-type="string" calcext:value-type="string">
            <text:p>discussion forum</text:p>
          </table:table-cell>
          <table:table-cell table:style-name="ce79" office:value-type="float" office:value="100000" calcext:value-type="float">
            <text:p>100000</text:p>
          </table:table-cell>
          <table:table-cell table:style-name="ce79" table:number-columns-repeated="3"/>
          <table:table-cell table:style-name="ce87" table:number-columns-repeated="3"/>
          <table:table-cell table:style-name="ce81" table:number-columns-repeated="4"/>
          <table:table-cell table:style-name="ce87" table:number-columns-repeated="2"/>
          <table:table-cell table:style-name="ce97" office:value-type="string" calcext:value-type="string">
            <text:p>qa forum</text:p>
          </table:table-cell>
          <table:table-cell table:style-name="ce83"/>
          <table:table-cell table:style-name="ce87" table:number-columns-repeated="2"/>
          <table:table-cell table:style-name="ce83" table:number-columns-repeated="4"/>
          <table:table-cell table:style-name="ce96"/>
          <table:table-cell table:style-name="ce83"/>
          <table:table-cell table:style-name="ce97"/>
          <table:table-cell table:style-name="ce87" table:number-columns-repeated="3"/>
          <table:table-cell table:style-name="ce81" table:number-columns-repeated="21"/>
          <table:table-cell table:style-name="ce108" table:number-columns-repeated="971"/>
        </table:table-row>
        <table:table-row table:style-name="ro14">
          <table:table-cell table:style-name="ce79" office:value-type="string" calcext:value-type="string">
            <text:p>UDC</text:p>
          </table:table-cell>
          <table:table-cell table:style-name="ce81" table:number-columns-repeated="2"/>
          <table:table-cell table:style-name="ce76" office:value-type="string" calcext:value-type="string">
            <text:p>natural</text:p>
          </table:table-cell>
          <table:table-cell table:style-name="ce79" office:value-type="string" calcext:value-type="string">
            <text:p>discussion forum</text:p>
          </table:table-cell>
          <table:table-cell table:style-name="ce79" office:value-type="float" office:value="930000" calcext:value-type="float">
            <text:p>930000</text:p>
          </table:table-cell>
          <table:table-cell table:style-name="ce79" table:number-columns-repeated="3"/>
          <table:table-cell table:style-name="ce87" table:number-columns-repeated="3"/>
          <table:table-cell table:style-name="ce81" table:number-columns-repeated="4"/>
          <table:table-cell table:style-name="ce87" table:number-columns-repeated="2"/>
          <table:table-cell table:style-name="ce97" office:value-type="string" calcext:value-type="string">
            <text:p>qa forum</text:p>
          </table:table-cell>
          <table:table-cell table:style-name="ce83"/>
          <table:table-cell table:style-name="ce87" table:number-columns-repeated="2"/>
          <table:table-cell table:style-name="ce83" table:number-columns-repeated="4"/>
          <table:table-cell table:style-name="ce96"/>
          <table:table-cell table:style-name="ce83"/>
          <table:table-cell table:style-name="ce97"/>
          <table:table-cell table:style-name="ce87" table:number-columns-repeated="3"/>
          <table:table-cell table:style-name="ce81" table:number-columns-repeated="21"/>
          <table:table-cell table:style-name="ce108" table:number-columns-repeated="971"/>
        </table:table-row>
        <table:table-row table:style-name="ro1">
          <table:table-cell table:style-name="ce80" office:value-type="string" calcext:value-type="string">
            <text:p>DSTC1</text:p>
          </table:table-cell>
          <table:table-cell table:style-name="ce80" table:number-columns-repeated="8"/>
          <table:table-cell table:style-name="ce87" table:number-columns-repeated="3"/>
          <table:table-cell table:style-name="ce80" table:number-columns-repeated="4"/>
          <table:table-cell table:style-name="ce87" table:number-columns-repeated="2"/>
          <table:table-cell table:style-name="ce95" office:value-type="string" calcext:value-type="string">
            <text:p>task-oriented </text:p>
          </table:table-cell>
          <table:table-cell table:style-name="ce83"/>
          <table:table-cell table:style-name="ce87" table:number-columns-repeated="2"/>
          <table:table-cell table:style-name="ce83" table:number-columns-repeated="4"/>
          <table:table-cell table:style-name="ce96"/>
          <table:table-cell table:style-name="ce83"/>
          <table:table-cell table:style-name="ce95"/>
          <table:table-cell table:style-name="ce87" table:number-columns-repeated="3"/>
          <table:table-cell table:style-name="ce80" table:number-columns-repeated="21"/>
          <table:table-cell table:number-columns-repeated="971"/>
        </table:table-row>
        <table:table-row table:style-name="ro1">
          <table:table-cell table:style-name="ce76" office:value-type="string" calcext:value-type="string">
            <text:p>DSTC6</text:p>
          </table:table-cell>
          <table:table-cell table:style-name="ce76" office:value-type="string" calcext:value-type="string">
            <text:p>human-machine </text:p>
          </table:table-cell>
          <table:table-cell table:style-name="ce76"/>
          <table:table-cell table:style-name="ce80" table:number-columns-repeated="6"/>
          <table:table-cell table:style-name="ce87" table:number-columns-repeated="3"/>
          <table:table-cell table:style-name="ce80" table:number-columns-repeated="4"/>
          <table:table-cell table:style-name="ce87" table:number-columns-repeated="2"/>
          <table:table-cell table:style-name="ce95" office:value-type="string" calcext:value-type="string">
            <text:p>chit-chat </text:p>
          </table:table-cell>
          <table:table-cell table:style-name="ce83"/>
          <table:table-cell table:style-name="ce87" table:number-columns-repeated="2"/>
          <table:table-cell table:style-name="ce83" table:number-columns-repeated="4"/>
          <table:table-cell table:style-name="ce96"/>
          <table:table-cell table:style-name="ce83"/>
          <table:table-cell table:style-name="ce95"/>
          <table:table-cell table:style-name="ce87" table:number-columns-repeated="3"/>
          <table:table-cell table:style-name="ce80" table:number-columns-repeated="4"/>
          <table:table-cell table:style-name="ce76" office:value-type="string" calcext:value-type="string">
            <text:p>utterance break down</text:p>
          </table:table-cell>
          <table:table-cell table:style-name="ce80" table:number-columns-repeated="16"/>
          <table:table-cell table:number-columns-repeated="971"/>
        </table:table-row>
        <table:table-row table:style-name="ro1">
          <table:table-cell table:style-name="ce80" office:value-type="string" calcext:value-type="string">
            <text:p>ODA</text:p>
          </table:table-cell>
          <table:table-cell table:style-name="ce80" table:number-columns-repeated="8"/>
          <table:table-cell table:style-name="ce87" table:number-columns-repeated="3"/>
          <table:table-cell table:style-name="ce80" table:number-columns-repeated="4"/>
          <table:table-cell table:style-name="ce87" table:number-columns-repeated="2"/>
          <table:table-cell table:style-name="ce95"/>
          <table:table-cell table:style-name="ce83"/>
          <table:table-cell table:style-name="ce87" table:number-columns-repeated="2"/>
          <table:table-cell table:style-name="ce83" table:number-columns-repeated="4"/>
          <table:table-cell table:style-name="ce96"/>
          <table:table-cell table:style-name="ce83"/>
          <table:table-cell table:style-name="ce95"/>
          <table:table-cell table:style-name="ce87" table:number-columns-repeated="3"/>
          <table:table-cell table:style-name="ce80" table:number-columns-repeated="21"/>
          <table:table-cell table:number-columns-repeated="971"/>
        </table:table-row>
        <table:table-row table:style-name="ro1" table:number-rows-repeated="980">
          <table:table-cell table:style-name="ce80" table:number-columns-repeated="9"/>
          <table:table-cell table:style-name="ce87" table:number-columns-repeated="3"/>
          <table:table-cell table:style-name="ce80" table:number-columns-repeated="4"/>
          <table:table-cell table:style-name="ce87" table:number-columns-repeated="2"/>
          <table:table-cell table:style-name="ce95"/>
          <table:table-cell table:style-name="ce83"/>
          <table:table-cell table:style-name="ce87" table:number-columns-repeated="2"/>
          <table:table-cell table:style-name="ce83" table:number-columns-repeated="4"/>
          <table:table-cell table:style-name="ce96"/>
          <table:table-cell table:style-name="ce83"/>
          <table:table-cell table:style-name="ce95"/>
          <table:table-cell table:style-name="ce87" table:number-columns-repeated="3"/>
          <table:table-cell table:style-name="ce80" table:number-columns-repeated="21"/>
          <table:table-cell table:number-columns-repeated="971"/>
        </table:table-row>
        <table:table-row table:style-name="ro1" table:number-rows-repeated="1047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rol_best" table:style-name="ta1">
        <office:forms form:automatic-focus="false" form:apply-design-mode="false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Automated metrics</text:p>
          </table:table-cell>
          <table:table-cell table:number-columns-repeated="2"/>
          <table:table-cell office:value-type="string" calcext:value-type="string">
            <text:p>Human judgements</text:p>
          </table:table-cell>
          <table:table-cell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listen</text:p>
          </table:table-cell>
          <table:table-cell office:value-type="string" calcext:value-type="string">
            <text:p>information+listen</text:p>
          </table:table-cell>
          <table:table-cell office:value-type="string" calcext:value-type="string">
            <text:p>Interesting</text:p>
          </table:table-cell>
          <table:table-cell office:value-type="string" calcext:value-type="string">
            <text:p>Enjoyful</text:p>
          </table:table-cell>
        </table:table-row>
        <table:table-row table:style-name="ro1">
          <table:table-cell office:value-type="string" calcext:value-type="string">
            <text:p>human_eval</text:p>
          </table:table-cell>
          <table:table-cell office:value-type="string" calcext:value-type="string">
            <text:p>0.00 1.54 2.15 6.00</text:p>
          </table:table-cell>
          <table:table-cell office:value-type="string" calcext:value-type="string">
            <text:p>0.00 1.70 1.98 6.00</text:p>
          </table:table-cell>
          <table:table-cell table:style-name="ce70" office:value-type="string" calcext:value-type="string">
            <text:p>0 3 4 10</text:p>
          </table:table-cell>
          <table:table-cell table:style-name="ce70" office:value-type="string" calcext:value-type="string">
            <text:p>1 3 0 4</text:p>
          </table:table-cell>
          <table:table-cell/>
        </table:table-row>
        <table:table-row table:style-name="ro1">
          <table:table-cell office:value-type="string" calcext:value-type="string">
            <text:p>interesting_nidf_model_bfw_setting_04</text:p>
          </table:table-cell>
          <table:table-cell office:value-type="string" calcext:value-type="string">
            <text:p>0.00 1.46 2.27 6.00</text:p>
          </table:table-cell>
          <table:table-cell/>
          <table:table-cell table:style-name="ce70" office:value-type="string" calcext:value-type="string">
            <text:p>0 3 4 9</text:p>
          </table:table-cell>
          <table:table-cell table:style-name="ce70" office:value-type="string" calcext:value-type="string">
            <text:p>1 3 0 4</text:p>
          </table:table-cell>
          <table:table-cell/>
        </table:table-row>
        <table:table-row table:style-name="ro1">
          <table:table-cell office:value-type="string" calcext:value-type="string">
            <text:p>interesting_nidf_model_bfw_setting_06</text:p>
          </table:table-cell>
          <table:table-cell office:value-type="string" calcext:value-type="string">
            <text:p>0.00 1.79 2.94 8.00</text:p>
          </table:table-cell>
          <table:table-cell/>
          <table:table-cell table:style-name="ce70" office:value-type="string" calcext:value-type="string">
            <text:p>0 3 4 10</text:p>
          </table:table-cell>
          <table:table-cell table:style-name="ce70" office:value-type="string" calcext:value-type="string">
            <text:p>1 3 0 4</text:p>
          </table:table-cell>
          <table:table-cell/>
        </table:table-row>
        <table:table-row table:style-name="ro1">
          <table:table-cell office:value-type="string" calcext:value-type="string">
            <text:p>interesting_nidf_model_bfw_setting_08</text:p>
          </table:table-cell>
          <table:table-cell office:value-type="string" calcext:value-type="string">
            <text:p>0.00 2.19 3.84 9.00</text:p>
          </table:table-cell>
          <table:table-cell/>
          <table:table-cell table:style-name="ce70" table:number-columns-repeated="2"/>
          <table:table-cell/>
        </table:table-row>
        <table:table-row table:style-name="ro1">
          <table:table-cell office:value-type="string" calcext:value-type="string">
            <text:p>interesting_nidf_model_ct_setting7</text:p>
          </table:table-cell>
          <table:table-cell office:value-type="string" calcext:value-type="string">
            <text:p>0.00 1.15 1.58 5.00</text:p>
          </table:table-cell>
          <table:table-cell/>
          <table:table-cell office:value-type="string" calcext:value-type="string">
            <text:p>0 2 2 7</text:p>
          </table:table-cell>
          <table:table-cell office:value-type="string" calcext:value-type="string">
            <text:p>1 2 0 4</text:p>
          </table:table-cell>
          <table:table-cell office:value-type="string" calcext:value-type="string">
            <text:p>1 3 0 4</text:p>
          </table:table-cell>
        </table:table-row>
        <table:table-row table:style-name="ro1">
          <table:table-cell office:value-type="string" calcext:value-type="string">
            <text:p>inquisitive_model_ct_setting07</text:p>
          </table:table-cell>
          <table:table-cell office:value-type="string" calcext:value-type="string">
            <text:p>0.00 1.09 1.45 5.00</text:p>
          </table:table-cell>
          <table:table-cell/>
          <table:table-cell office:value-type="string" calcext:value-type="string">
            <text:p>0 2 2 9</text:p>
          </table:table-cell>
          <table:table-cell office:value-type="string" calcext:value-type="string">
            <text:p>1 2 0 4</text:p>
          </table:table-cell>
          <table:table-cell office:value-type="string" calcext:value-type="string">
            <text:p>1 3 0 4</text:p>
          </table:table-cell>
        </table:table-row>
        <table:table-row table:style-name="ro1">
          <table:table-cell office:value-type="string" calcext:value-type="string">
            <text:p>responsiveness_model_bfw_setting_00</text:p>
          </table:table-cell>
          <table:table-cell office:value-type="string" calcext:value-type="string">
            <text:p>0.00 1.19 1.18 5.00</text:p>
          </table:table-cell>
          <table:table-cell/>
          <table:table-cell office:value-type="string" calcext:value-type="string">
            <text:p>0 2 1 7</text:p>
          </table:table-cell>
          <table:table-cell office:value-type="string" calcext:value-type="string">
            <text:p>1 2 0 4</text:p>
          </table:table-cell>
          <table:table-cell office:value-type="string" calcext:value-type="string">
            <text:p>1 3 0 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3">00/00/0000</text:date>, <text:time style:data-style-name="N2" text:time-value="22:42:19.7916885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1T20:21:00.482794503</meta:creation-date>
    <dc:date>2020-01-13T00:32:14.675990194</dc:date>
    <meta:editing-duration>P15DT16H56M6S</meta:editing-duration>
    <meta:editing-cycles>350</meta:editing-cycles>
    <meta:generator>LibreOffice/5.2.2.2$MacOSX_X86_64 LibreOffice_project/8f96e87c890bf8fa77463cd4b640a2312823f3ad</meta:generator>
    <meta:document-statistic meta:table-count="4" meta:cell-count="1310" meta:object-count="0"/>
  </office:meta>
</office:document-meta>
</file>